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_cod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yrs_at_job</text:p>
          </table:table-cell>
          <table:table-cell office:value-type="string" calcext:value-type="string">
            <text:p>household_income</text:p>
          </table:table-cell>
          <table:table-cell office:value-type="string" calcext:value-type="string">
            <text:p>effective_tax</text:p>
          </table:table-cell>
          <table:table-cell office:value-type="string" calcext:value-type="string">
            <text:p>years_edu</text:p>
          </table:table-cell>
          <table:table-cell office:value-type="string" calcext:value-type="string">
            <text:p>credit_rating</text:p>
          </table:table-cell>
        </table:table-row>
        <table:table-row table:style-name="ro1">
          <table:table-cell table:formula="of:=CONCATENATE(&quot;00000&quot;;RANDBETWEEN(1000000;9999999))" office:value-type="string" office:string-value="000005575877" calcext:value-type="string">
            <text:p>000005575877</text:p>
          </table:table-cell>
          <table:table-cell table:formula="of:=RANDBETWEEN(18;70)" office:value-type="float" office:value="24" calcext:value-type="float">
            <text:p>24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31494" calcext:value-type="float">
            <text:p>131494</text:p>
          </table:table-cell>
          <table:table-cell table:formula="of:=RANDBETWEEN(0;45)" office:value-type="float" office:value="35" calcext:value-type="float">
            <text:p>35</text:p>
          </table:table-cell>
          <table:table-cell table:formula="of:=RANDBETWEEN(0;500000)" office:value-type="float" office:value="376761" calcext:value-type="float">
            <text:p>376761</text:p>
          </table:table-cell>
          <table:table-cell table:formula="of:=RAND()*0.45" office:value-type="float" office:value="0.266520328019718" calcext:value-type="float">
            <text:p>0.266520328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7.49251012104148" calcext:value-type="float">
            <text:p>7.492510121</text:p>
          </table:table-cell>
        </table:table-row>
        <table:table-row table:style-name="ro1">
          <table:table-cell table:formula="of:=CONCATENATE(&quot;00000&quot;;RANDBETWEEN(1000000;9999999))" office:value-type="string" office:string-value="000005962263" calcext:value-type="string">
            <text:p>000005962263</text:p>
          </table:table-cell>
          <table:table-cell table:formula="of:=RANDBETWEEN(18;70)" office:value-type="float" office:value="58" calcext:value-type="float">
            <text:p>58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0521" calcext:value-type="float">
            <text:p>10521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465411" calcext:value-type="float">
            <text:p>465411</text:p>
          </table:table-cell>
          <table:table-cell table:formula="of:=RAND()*0.45" office:value-type="float" office:value="0.144150426361847" calcext:value-type="float">
            <text:p>0.1441504264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85.789510404799" calcext:value-type="float">
            <text:p>85.7895104048</text:p>
          </table:table-cell>
        </table:table-row>
        <table:table-row table:style-name="ro1">
          <table:table-cell table:formula="of:=CONCATENATE(&quot;00000&quot;;RANDBETWEEN(1000000;9999999))" office:value-type="string" office:string-value="000006958661" calcext:value-type="string">
            <text:p>000006958661</text:p>
          </table:table-cell>
          <table:table-cell table:formula="of:=RANDBETWEEN(18;70)" office:value-type="float" office:value="26" calcext:value-type="float">
            <text:p>26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44060" calcext:value-type="float">
            <text:p>144060</text:p>
          </table:table-cell>
          <table:table-cell table:formula="of:=RANDBETWEEN(0;45)" office:value-type="float" office:value="15" calcext:value-type="float">
            <text:p>15</text:p>
          </table:table-cell>
          <table:table-cell table:formula="of:=RANDBETWEEN(0;500000)" office:value-type="float" office:value="470903" calcext:value-type="float">
            <text:p>470903</text:p>
          </table:table-cell>
          <table:table-cell table:formula="of:=RAND()*0.45" office:value-type="float" office:value="0.205746494216016" calcext:value-type="float">
            <text:p>0.2057464942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39.1839104554241" calcext:value-type="float">
            <text:p>39.1839104554</text:p>
          </table:table-cell>
        </table:table-row>
        <table:table-row table:style-name="ro1">
          <table:table-cell table:formula="of:=CONCATENATE(&quot;00000&quot;;RANDBETWEEN(1000000;9999999))" office:value-type="string" office:string-value="000007477100" calcext:value-type="string">
            <text:p>000007477100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49976" calcext:value-type="float">
            <text:p>149976</text:p>
          </table:table-cell>
          <table:table-cell table:formula="of:=RANDBETWEEN(0;45)" office:value-type="float" office:value="12" calcext:value-type="float">
            <text:p>12</text:p>
          </table:table-cell>
          <table:table-cell table:formula="of:=RANDBETWEEN(0;500000)" office:value-type="float" office:value="114015" calcext:value-type="float">
            <text:p>114015</text:p>
          </table:table-cell>
          <table:table-cell table:formula="of:=RAND()*0.45" office:value-type="float" office:value="0.133876433509386" calcext:value-type="float">
            <text:p>0.1338764335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13.1581168427316" calcext:value-type="float">
            <text:p>13.1581168427</text:p>
          </table:table-cell>
        </table:table-row>
        <table:table-row table:style-name="ro1">
          <table:table-cell table:formula="of:=CONCATENATE(&quot;00000&quot;;RANDBETWEEN(1000000;9999999))" office:value-type="string" office:string-value="000004195209" calcext:value-type="string">
            <text:p>000004195209</text:p>
          </table:table-cell>
          <table:table-cell table:formula="of:=RANDBETWEEN(18;70)" office:value-type="float" office:value="32" calcext:value-type="float">
            <text:p>32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32481" calcext:value-type="float">
            <text:p>232481</text:p>
          </table:table-cell>
          <table:table-cell table:formula="of:=RANDBETWEEN(0;45)" office:value-type="float" office:value="30" calcext:value-type="float">
            <text:p>30</text:p>
          </table:table-cell>
          <table:table-cell table:formula="of:=RANDBETWEEN(0;500000)" office:value-type="float" office:value="186639" calcext:value-type="float">
            <text:p>186639</text:p>
          </table:table-cell>
          <table:table-cell table:formula="of:=RAND()*0.45" office:value-type="float" office:value="0.112387833207718" calcext:value-type="float">
            <text:p>0.1123878332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4.12486608486507" calcext:value-type="float">
            <text:p>4.1248660849</text:p>
          </table:table-cell>
        </table:table-row>
        <table:table-row table:style-name="ro1">
          <table:table-cell table:formula="of:=CONCATENATE(&quot;00000&quot;;RANDBETWEEN(1000000;9999999))" office:value-type="string" office:string-value="000005881463" calcext:value-type="string">
            <text:p>000005881463</text:p>
          </table:table-cell>
          <table:table-cell table:formula="of:=RANDBETWEEN(18;70)" office:value-type="float" office:value="19" calcext:value-type="float">
            <text:p>1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13929" calcext:value-type="float">
            <text:p>113929</text:p>
          </table:table-cell>
          <table:table-cell table:formula="of:=RANDBETWEEN(0;45)" office:value-type="float" office:value="33" calcext:value-type="float">
            <text:p>33</text:p>
          </table:table-cell>
          <table:table-cell table:formula="of:=RANDBETWEEN(0;500000)" office:value-type="float" office:value="171100" calcext:value-type="float">
            <text:p>171100</text:p>
          </table:table-cell>
          <table:table-cell table:formula="of:=RAND()*0.45" office:value-type="float" office:value="0.0315906137755374" calcext:value-type="float">
            <text:p>0.0315906138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97.3592314536619" calcext:value-type="float">
            <text:p>97.3592314537</text:p>
          </table:table-cell>
        </table:table-row>
        <table:table-row table:style-name="ro1">
          <table:table-cell table:formula="of:=CONCATENATE(&quot;00000&quot;;RANDBETWEEN(1000000;9999999))" office:value-type="string" office:string-value="000006703016" calcext:value-type="string">
            <text:p>000006703016</text:p>
          </table:table-cell>
          <table:table-cell table:formula="of:=RANDBETWEEN(18;70)" office:value-type="float" office:value="30" calcext:value-type="float">
            <text:p>3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86058" calcext:value-type="float">
            <text:p>86058</text:p>
          </table:table-cell>
          <table:table-cell table:formula="of:=RANDBETWEEN(0;45)" office:value-type="float" office:value="2" calcext:value-type="float">
            <text:p>2</text:p>
          </table:table-cell>
          <table:table-cell table:formula="of:=RANDBETWEEN(0;500000)" office:value-type="float" office:value="449857" calcext:value-type="float">
            <text:p>449857</text:p>
          </table:table-cell>
          <table:table-cell table:formula="of:=RAND()*0.45" office:value-type="float" office:value="0.31892050669405" calcext:value-type="float">
            <text:p>0.3189205067</text:p>
          </table:table-cell>
          <table:table-cell table:formula="of:=RANDBETWEEN(8;24)" office:value-type="float" office:value="23" calcext:value-type="float">
            <text:p>23</text:p>
          </table:table-cell>
          <table:table-cell table:formula="of:=RAND()*100" office:value-type="float" office:value="38.8742456891711" calcext:value-type="float">
            <text:p>38.8742456892</text:p>
          </table:table-cell>
        </table:table-row>
        <table:table-row table:style-name="ro1">
          <table:table-cell table:formula="of:=CONCATENATE(&quot;00000&quot;;RANDBETWEEN(1000000;9999999))" office:value-type="string" office:string-value="000006234796" calcext:value-type="string">
            <text:p>000006234796</text:p>
          </table:table-cell>
          <table:table-cell table:formula="of:=RANDBETWEEN(18;70)" office:value-type="float" office:value="58" calcext:value-type="float">
            <text:p>58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41383" calcext:value-type="float">
            <text:p>141383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420059" calcext:value-type="float">
            <text:p>420059</text:p>
          </table:table-cell>
          <table:table-cell table:formula="of:=RAND()*0.45" office:value-type="float" office:value="0.393875804695916" calcext:value-type="float">
            <text:p>0.3938758047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62.9342600879681" calcext:value-type="float">
            <text:p>62.934260088</text:p>
          </table:table-cell>
        </table:table-row>
        <table:table-row table:style-name="ro1">
          <table:table-cell table:formula="of:=CONCATENATE(&quot;00000&quot;;RANDBETWEEN(1000000;9999999))" office:value-type="string" office:string-value="000007526823" calcext:value-type="string">
            <text:p>000007526823</text:p>
          </table:table-cell>
          <table:table-cell table:formula="of:=RANDBETWEEN(18;70)" office:value-type="float" office:value="70" calcext:value-type="float">
            <text:p>7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97510" calcext:value-type="float">
            <text:p>97510</text:p>
          </table:table-cell>
          <table:table-cell table:formula="of:=RANDBETWEEN(0;45)" office:value-type="float" office:value="42" calcext:value-type="float">
            <text:p>42</text:p>
          </table:table-cell>
          <table:table-cell table:formula="of:=RANDBETWEEN(0;500000)" office:value-type="float" office:value="411708" calcext:value-type="float">
            <text:p>411708</text:p>
          </table:table-cell>
          <table:table-cell table:formula="of:=RAND()*0.45" office:value-type="float" office:value="0.307117060144823" calcext:value-type="float">
            <text:p>0.3071170601</text:p>
          </table:table-cell>
          <table:table-cell table:formula="of:=RANDBETWEEN(8;24)" office:value-type="float" office:value="16" calcext:value-type="float">
            <text:p>16</text:p>
          </table:table-cell>
          <table:table-cell table:formula="of:=RAND()*100" office:value-type="float" office:value="36.6670166678103" calcext:value-type="float">
            <text:p>36.6670166678</text:p>
          </table:table-cell>
        </table:table-row>
        <table:table-row table:style-name="ro1">
          <table:table-cell table:formula="of:=CONCATENATE(&quot;00000&quot;;RANDBETWEEN(1000000;9999999))" office:value-type="string" office:string-value="000009306037" calcext:value-type="string">
            <text:p>000009306037</text:p>
          </table:table-cell>
          <table:table-cell table:formula="of:=RANDBETWEEN(18;70)" office:value-type="float" office:value="29" calcext:value-type="float">
            <text:p>2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77507" calcext:value-type="float">
            <text:p>77507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498880" calcext:value-type="float">
            <text:p>498880</text:p>
          </table:table-cell>
          <table:table-cell table:formula="of:=RAND()*0.45" office:value-type="float" office:value="0.307440460861763" calcext:value-type="float">
            <text:p>0.3074404609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56.375834215583" calcext:value-type="float">
            <text:p>56.3758342156</text:p>
          </table:table-cell>
        </table:table-row>
        <table:table-row table:style-name="ro1">
          <table:table-cell table:formula="of:=CONCATENATE(&quot;00000&quot;;RANDBETWEEN(1000000;9999999))" office:value-type="string" office:string-value="000007641903" calcext:value-type="string">
            <text:p>000007641903</text:p>
          </table:table-cell>
          <table:table-cell table:formula="of:=RANDBETWEEN(18;70)" office:value-type="float" office:value="29" calcext:value-type="float">
            <text:p>2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15467" calcext:value-type="float">
            <text:p>115467</text:p>
          </table:table-cell>
          <table:table-cell table:formula="of:=RANDBETWEEN(0;45)" office:value-type="float" office:value="14" calcext:value-type="float">
            <text:p>14</text:p>
          </table:table-cell>
          <table:table-cell table:formula="of:=RANDBETWEEN(0;500000)" office:value-type="float" office:value="204205" calcext:value-type="float">
            <text:p>204205</text:p>
          </table:table-cell>
          <table:table-cell table:formula="of:=RAND()*0.45" office:value-type="float" office:value="0.0215283956557416" calcext:value-type="float">
            <text:p>0.0215283957</text:p>
          </table:table-cell>
          <table:table-cell table:formula="of:=RANDBETWEEN(8;24)" office:value-type="float" office:value="24" calcext:value-type="float">
            <text:p>24</text:p>
          </table:table-cell>
          <table:table-cell table:formula="of:=RAND()*100" office:value-type="float" office:value="89.739967718891" calcext:value-type="float">
            <text:p>89.7399677189</text:p>
          </table:table-cell>
        </table:table-row>
        <table:table-row table:style-name="ro1">
          <table:table-cell table:formula="of:=CONCATENATE(&quot;00000&quot;;RANDBETWEEN(1000000;9999999))" office:value-type="string" office:string-value="000003083230" calcext:value-type="string">
            <text:p>000003083230</text:p>
          </table:table-cell>
          <table:table-cell table:formula="of:=RANDBETWEEN(18;70)" office:value-type="float" office:value="19" calcext:value-type="float">
            <text:p>1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60140" calcext:value-type="float">
            <text:p>160140</text:p>
          </table:table-cell>
          <table:table-cell table:formula="of:=RANDBETWEEN(0;45)" office:value-type="float" office:value="2" calcext:value-type="float">
            <text:p>2</text:p>
          </table:table-cell>
          <table:table-cell table:formula="of:=RANDBETWEEN(0;500000)" office:value-type="float" office:value="242531" calcext:value-type="float">
            <text:p>242531</text:p>
          </table:table-cell>
          <table:table-cell table:formula="of:=RAND()*0.45" office:value-type="float" office:value="0.206895530897695" calcext:value-type="float">
            <text:p>0.2068955309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11.0813248384621" calcext:value-type="float">
            <text:p>11.0813248385</text:p>
          </table:table-cell>
        </table:table-row>
        <table:table-row table:style-name="ro1">
          <table:table-cell table:formula="of:=CONCATENATE(&quot;00000&quot;;RANDBETWEEN(1000000;9999999))" office:value-type="string" office:string-value="000009821277" calcext:value-type="string">
            <text:p>000009821277</text:p>
          </table:table-cell>
          <table:table-cell table:formula="of:=RANDBETWEEN(18;70)" office:value-type="float" office:value="38" calcext:value-type="float">
            <text:p>3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85093" calcext:value-type="float">
            <text:p>185093</text:p>
          </table:table-cell>
          <table:table-cell table:formula="of:=RANDBETWEEN(0;45)" office:value-type="float" office:value="19" calcext:value-type="float">
            <text:p>19</text:p>
          </table:table-cell>
          <table:table-cell table:formula="of:=RANDBETWEEN(0;500000)" office:value-type="float" office:value="99617" calcext:value-type="float">
            <text:p>99617</text:p>
          </table:table-cell>
          <table:table-cell table:formula="of:=RAND()*0.45" office:value-type="float" office:value="0.249430680657789" calcext:value-type="float">
            <text:p>0.2494306807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25.2139922920677" calcext:value-type="float">
            <text:p>25.2139922921</text:p>
          </table:table-cell>
        </table:table-row>
        <table:table-row table:style-name="ro1">
          <table:table-cell table:formula="of:=CONCATENATE(&quot;00000&quot;;RANDBETWEEN(1000000;9999999))" office:value-type="string" office:string-value="000003747920" calcext:value-type="string">
            <text:p>000003747920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76824" calcext:value-type="float">
            <text:p>76824</text:p>
          </table:table-cell>
          <table:table-cell table:formula="of:=RANDBETWEEN(0;45)" office:value-type="float" office:value="37" calcext:value-type="float">
            <text:p>37</text:p>
          </table:table-cell>
          <table:table-cell table:formula="of:=RANDBETWEEN(0;500000)" office:value-type="float" office:value="154748" calcext:value-type="float">
            <text:p>154748</text:p>
          </table:table-cell>
          <table:table-cell table:formula="of:=RAND()*0.45" office:value-type="float" office:value="0.0696278779517735" calcext:value-type="float">
            <text:p>0.069627878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55.4033375324445" calcext:value-type="float">
            <text:p>55.4033375324</text:p>
          </table:table-cell>
        </table:table-row>
        <table:table-row table:style-name="ro1">
          <table:table-cell table:formula="of:=CONCATENATE(&quot;00000&quot;;RANDBETWEEN(1000000;9999999))" office:value-type="string" office:string-value="000008799672" calcext:value-type="string">
            <text:p>000008799672</text:p>
          </table:table-cell>
          <table:table-cell table:formula="of:=RANDBETWEEN(18;70)" office:value-type="float" office:value="50" calcext:value-type="float">
            <text:p>5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33013" calcext:value-type="float">
            <text:p>33013</text:p>
          </table:table-cell>
          <table:table-cell table:formula="of:=RANDBETWEEN(0;45)" office:value-type="float" office:value="10" calcext:value-type="float">
            <text:p>10</text:p>
          </table:table-cell>
          <table:table-cell table:formula="of:=RANDBETWEEN(0;500000)" office:value-type="float" office:value="247416" calcext:value-type="float">
            <text:p>247416</text:p>
          </table:table-cell>
          <table:table-cell table:formula="of:=RAND()*0.45" office:value-type="float" office:value="0.219434259785582" calcext:value-type="float">
            <text:p>0.2194342598</text:p>
          </table:table-cell>
          <table:table-cell table:formula="of:=RANDBETWEEN(8;24)" office:value-type="float" office:value="23" calcext:value-type="float">
            <text:p>23</text:p>
          </table:table-cell>
          <table:table-cell table:formula="of:=RAND()*100" office:value-type="float" office:value="65.7692443413526" calcext:value-type="float">
            <text:p>65.7692443414</text:p>
          </table:table-cell>
        </table:table-row>
        <table:table-row table:style-name="ro1">
          <table:table-cell table:formula="of:=CONCATENATE(&quot;00000&quot;;RANDBETWEEN(1000000;9999999))" office:value-type="string" office:string-value="000005406588" calcext:value-type="string">
            <text:p>000005406588</text:p>
          </table:table-cell>
          <table:table-cell table:formula="of:=RANDBETWEEN(18;70)" office:value-type="float" office:value="40" calcext:value-type="float">
            <text:p>4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65837" calcext:value-type="float">
            <text:p>65837</text:p>
          </table:table-cell>
          <table:table-cell table:formula="of:=RANDBETWEEN(0;45)" office:value-type="float" office:value="45" calcext:value-type="float">
            <text:p>45</text:p>
          </table:table-cell>
          <table:table-cell table:formula="of:=RANDBETWEEN(0;500000)" office:value-type="float" office:value="469971" calcext:value-type="float">
            <text:p>469971</text:p>
          </table:table-cell>
          <table:table-cell table:formula="of:=RAND()*0.45" office:value-type="float" office:value="0.168734298346357" calcext:value-type="float">
            <text:p>0.1687342983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5.35878554002544" calcext:value-type="float">
            <text:p>5.35878554</text:p>
          </table:table-cell>
        </table:table-row>
        <table:table-row table:style-name="ro1">
          <table:table-cell table:formula="of:=CONCATENATE(&quot;00000&quot;;RANDBETWEEN(1000000;9999999))" office:value-type="string" office:string-value="000007223886" calcext:value-type="string">
            <text:p>000007223886</text:p>
          </table:table-cell>
          <table:table-cell table:formula="of:=RANDBETWEEN(18;70)" office:value-type="float" office:value="30" calcext:value-type="float">
            <text:p>3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88283" calcext:value-type="float">
            <text:p>88283</text:p>
          </table:table-cell>
          <table:table-cell table:formula="of:=RANDBETWEEN(0;45)" office:value-type="float" office:value="44" calcext:value-type="float">
            <text:p>44</text:p>
          </table:table-cell>
          <table:table-cell table:formula="of:=RANDBETWEEN(0;500000)" office:value-type="float" office:value="132649" calcext:value-type="float">
            <text:p>132649</text:p>
          </table:table-cell>
          <table:table-cell table:formula="of:=RAND()*0.45" office:value-type="float" office:value="0.0912955212391186" calcext:value-type="float">
            <text:p>0.0912955212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90.7017353194578" calcext:value-type="float">
            <text:p>90.7017353195</text:p>
          </table:table-cell>
        </table:table-row>
        <table:table-row table:style-name="ro1">
          <table:table-cell table:formula="of:=CONCATENATE(&quot;00000&quot;;RANDBETWEEN(1000000;9999999))" office:value-type="string" office:string-value="000004365443" calcext:value-type="string">
            <text:p>000004365443</text:p>
          </table:table-cell>
          <table:table-cell table:formula="of:=RANDBETWEEN(18;70)" office:value-type="float" office:value="45" calcext:value-type="float">
            <text:p>4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84783" calcext:value-type="float">
            <text:p>84783</text:p>
          </table:table-cell>
          <table:table-cell table:formula="of:=RANDBETWEEN(0;45)" office:value-type="float" office:value="27" calcext:value-type="float">
            <text:p>27</text:p>
          </table:table-cell>
          <table:table-cell table:formula="of:=RANDBETWEEN(0;500000)" office:value-type="float" office:value="25202" calcext:value-type="float">
            <text:p>25202</text:p>
          </table:table-cell>
          <table:table-cell table:formula="of:=RAND()*0.45" office:value-type="float" office:value="0.341903541700453" calcext:value-type="float">
            <text:p>0.3419035417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32.0178250159106" calcext:value-type="float">
            <text:p>32.0178250159</text:p>
          </table:table-cell>
        </table:table-row>
        <table:table-row table:style-name="ro1">
          <table:table-cell table:formula="of:=CONCATENATE(&quot;00000&quot;;RANDBETWEEN(1000000;9999999))" office:value-type="string" office:string-value="000007883316" calcext:value-type="string">
            <text:p>000007883316</text:p>
          </table:table-cell>
          <table:table-cell table:formula="of:=RANDBETWEEN(18;70)" office:value-type="float" office:value="56" calcext:value-type="float">
            <text:p>56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71827" calcext:value-type="float">
            <text:p>171827</text:p>
          </table:table-cell>
          <table:table-cell table:formula="of:=RANDBETWEEN(0;45)" office:value-type="float" office:value="15" calcext:value-type="float">
            <text:p>15</text:p>
          </table:table-cell>
          <table:table-cell table:formula="of:=RANDBETWEEN(0;500000)" office:value-type="float" office:value="160811" calcext:value-type="float">
            <text:p>160811</text:p>
          </table:table-cell>
          <table:table-cell table:formula="of:=RAND()*0.45" office:value-type="float" office:value="0.144482045422355" calcext:value-type="float">
            <text:p>0.1444820454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57.2468896642942" calcext:value-type="float">
            <text:p>57.2468896643</text:p>
          </table:table-cell>
        </table:table-row>
        <table:table-row table:style-name="ro1">
          <table:table-cell table:formula="of:=CONCATENATE(&quot;00000&quot;;RANDBETWEEN(1000000;9999999))" office:value-type="string" office:string-value="000001699853" calcext:value-type="string">
            <text:p>000001699853</text:p>
          </table:table-cell>
          <table:table-cell table:formula="of:=RANDBETWEEN(18;70)" office:value-type="float" office:value="64" calcext:value-type="float">
            <text:p>64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76866" calcext:value-type="float">
            <text:p>176866</text:p>
          </table:table-cell>
          <table:table-cell table:formula="of:=RANDBETWEEN(0;45)" office:value-type="float" office:value="44" calcext:value-type="float">
            <text:p>44</text:p>
          </table:table-cell>
          <table:table-cell table:formula="of:=RANDBETWEEN(0;500000)" office:value-type="float" office:value="61758" calcext:value-type="float">
            <text:p>61758</text:p>
          </table:table-cell>
          <table:table-cell table:formula="of:=RAND()*0.45" office:value-type="float" office:value="0.400040122080435" calcext:value-type="float">
            <text:p>0.4000401221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9.48500711432934" calcext:value-type="float">
            <text:p>9.4850071143</text:p>
          </table:table-cell>
        </table:table-row>
        <table:table-row table:style-name="ro1">
          <table:table-cell table:formula="of:=CONCATENATE(&quot;00000&quot;;RANDBETWEEN(1000000;9999999))" office:value-type="string" office:string-value="000005198356" calcext:value-type="string">
            <text:p>000005198356</text:p>
          </table:table-cell>
          <table:table-cell table:formula="of:=RANDBETWEEN(18;70)" office:value-type="float" office:value="33" calcext:value-type="float">
            <text:p>33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77548" calcext:value-type="float">
            <text:p>77548</text:p>
          </table:table-cell>
          <table:table-cell table:formula="of:=RANDBETWEEN(0;45)" office:value-type="float" office:value="29" calcext:value-type="float">
            <text:p>29</text:p>
          </table:table-cell>
          <table:table-cell table:formula="of:=RANDBETWEEN(0;500000)" office:value-type="float" office:value="232985" calcext:value-type="float">
            <text:p>232985</text:p>
          </table:table-cell>
          <table:table-cell table:formula="of:=RAND()*0.45" office:value-type="float" office:value="0.408621053405241" calcext:value-type="float">
            <text:p>0.4086210534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98.7460486595135" calcext:value-type="float">
            <text:p>98.7460486595</text:p>
          </table:table-cell>
        </table:table-row>
        <table:table-row table:style-name="ro1">
          <table:table-cell table:formula="of:=CONCATENATE(&quot;00000&quot;;RANDBETWEEN(1000000;9999999))" office:value-type="string" office:string-value="000008728521" calcext:value-type="string">
            <text:p>000008728521</text:p>
          </table:table-cell>
          <table:table-cell table:formula="of:=RANDBETWEEN(18;70)" office:value-type="float" office:value="42" calcext:value-type="float">
            <text:p>4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33176" calcext:value-type="float">
            <text:p>233176</text:p>
          </table:table-cell>
          <table:table-cell table:formula="of:=RANDBETWEEN(0;45)" office:value-type="float" office:value="9" calcext:value-type="float">
            <text:p>9</text:p>
          </table:table-cell>
          <table:table-cell table:formula="of:=RANDBETWEEN(0;500000)" office:value-type="float" office:value="164102" calcext:value-type="float">
            <text:p>164102</text:p>
          </table:table-cell>
          <table:table-cell table:formula="of:=RAND()*0.45" office:value-type="float" office:value="0.348743785376644" calcext:value-type="float">
            <text:p>0.3487437854</text:p>
          </table:table-cell>
          <table:table-cell table:formula="of:=RANDBETWEEN(8;24)" office:value-type="float" office:value="23" calcext:value-type="float">
            <text:p>23</text:p>
          </table:table-cell>
          <table:table-cell table:formula="of:=RAND()*100" office:value-type="float" office:value="84.434495916805" calcext:value-type="float">
            <text:p>84.4344959168</text:p>
          </table:table-cell>
        </table:table-row>
        <table:table-row table:style-name="ro1">
          <table:table-cell table:formula="of:=CONCATENATE(&quot;00000&quot;;RANDBETWEEN(1000000;9999999))" office:value-type="string" office:string-value="000005726210" calcext:value-type="string">
            <text:p>000005726210</text:p>
          </table:table-cell>
          <table:table-cell table:formula="of:=RANDBETWEEN(18;70)" office:value-type="float" office:value="70" calcext:value-type="float">
            <text:p>7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71475" calcext:value-type="float">
            <text:p>171475</text:p>
          </table:table-cell>
          <table:table-cell table:formula="of:=RANDBETWEEN(0;45)" office:value-type="float" office:value="14" calcext:value-type="float">
            <text:p>14</text:p>
          </table:table-cell>
          <table:table-cell table:formula="of:=RANDBETWEEN(0;500000)" office:value-type="float" office:value="343539" calcext:value-type="float">
            <text:p>343539</text:p>
          </table:table-cell>
          <table:table-cell table:formula="of:=RAND()*0.45" office:value-type="float" office:value="0.124641212576586" calcext:value-type="float">
            <text:p>0.1246412126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28.9162995024203" calcext:value-type="float">
            <text:p>28.9162995024</text:p>
          </table:table-cell>
        </table:table-row>
        <table:table-row table:style-name="ro1">
          <table:table-cell table:formula="of:=CONCATENATE(&quot;00000&quot;;RANDBETWEEN(1000000;9999999))" office:value-type="string" office:string-value="000001608549" calcext:value-type="string">
            <text:p>000001608549</text:p>
          </table:table-cell>
          <table:table-cell table:formula="of:=RANDBETWEEN(18;70)" office:value-type="float" office:value="40" calcext:value-type="float">
            <text:p>4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40262" calcext:value-type="float">
            <text:p>240262</text:p>
          </table:table-cell>
          <table:table-cell table:formula="of:=RANDBETWEEN(0;45)" office:value-type="float" office:value="43" calcext:value-type="float">
            <text:p>43</text:p>
          </table:table-cell>
          <table:table-cell table:formula="of:=RANDBETWEEN(0;500000)" office:value-type="float" office:value="371621" calcext:value-type="float">
            <text:p>371621</text:p>
          </table:table-cell>
          <table:table-cell table:formula="of:=RAND()*0.45" office:value-type="float" office:value="0.0453847544287876" calcext:value-type="float">
            <text:p>0.0453847544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87.6393888256707" calcext:value-type="float">
            <text:p>87.6393888257</text:p>
          </table:table-cell>
        </table:table-row>
        <table:table-row table:style-name="ro1">
          <table:table-cell table:formula="of:=CONCATENATE(&quot;00000&quot;;RANDBETWEEN(1000000;9999999))" office:value-type="string" office:string-value="000001316634" calcext:value-type="string">
            <text:p>000001316634</text:p>
          </table:table-cell>
          <table:table-cell table:formula="of:=RANDBETWEEN(18;70)" office:value-type="float" office:value="46" calcext:value-type="float">
            <text:p>46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62816" calcext:value-type="float">
            <text:p>162816</text:p>
          </table:table-cell>
          <table:table-cell table:formula="of:=RANDBETWEEN(0;45)" office:value-type="float" office:value="39" calcext:value-type="float">
            <text:p>39</text:p>
          </table:table-cell>
          <table:table-cell table:formula="of:=RANDBETWEEN(0;500000)" office:value-type="float" office:value="38028" calcext:value-type="float">
            <text:p>38028</text:p>
          </table:table-cell>
          <table:table-cell table:formula="of:=RAND()*0.45" office:value-type="float" office:value="0.0931858710482898" calcext:value-type="float">
            <text:p>0.093185871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91.2748439630917" calcext:value-type="float">
            <text:p>91.2748439631</text:p>
          </table:table-cell>
        </table:table-row>
        <table:table-row table:style-name="ro1">
          <table:table-cell table:formula="of:=CONCATENATE(&quot;00000&quot;;RANDBETWEEN(1000000;9999999))" office:value-type="string" office:string-value="000004738069" calcext:value-type="string">
            <text:p>000004738069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4458" calcext:value-type="float">
            <text:p>4458</text:p>
          </table:table-cell>
          <table:table-cell table:formula="of:=RANDBETWEEN(0;45)" office:value-type="float" office:value="34" calcext:value-type="float">
            <text:p>34</text:p>
          </table:table-cell>
          <table:table-cell table:formula="of:=RANDBETWEEN(0;500000)" office:value-type="float" office:value="188783" calcext:value-type="float">
            <text:p>188783</text:p>
          </table:table-cell>
          <table:table-cell table:formula="of:=RAND()*0.45" office:value-type="float" office:value="0.313802972441202" calcext:value-type="float">
            <text:p>0.3138029724</text:p>
          </table:table-cell>
          <table:table-cell table:formula="of:=RANDBETWEEN(8;24)" office:value-type="float" office:value="19" calcext:value-type="float">
            <text:p>19</text:p>
          </table:table-cell>
          <table:table-cell table:formula="of:=RAND()*100" office:value-type="float" office:value="63.435442120662" calcext:value-type="float">
            <text:p>63.4354421207</text:p>
          </table:table-cell>
        </table:table-row>
        <table:table-row table:style-name="ro1">
          <table:table-cell table:formula="of:=CONCATENATE(&quot;00000&quot;;RANDBETWEEN(1000000;9999999))" office:value-type="string" office:string-value="000004791949" calcext:value-type="string">
            <text:p>000004791949</text:p>
          </table:table-cell>
          <table:table-cell table:formula="of:=RANDBETWEEN(18;70)" office:value-type="float" office:value="53" calcext:value-type="float">
            <text:p>5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36945" calcext:value-type="float">
            <text:p>136945</text:p>
          </table:table-cell>
          <table:table-cell table:formula="of:=RANDBETWEEN(0;45)" office:value-type="float" office:value="17" calcext:value-type="float">
            <text:p>17</text:p>
          </table:table-cell>
          <table:table-cell table:formula="of:=RANDBETWEEN(0;500000)" office:value-type="float" office:value="354830" calcext:value-type="float">
            <text:p>354830</text:p>
          </table:table-cell>
          <table:table-cell table:formula="of:=RAND()*0.45" office:value-type="float" office:value="0.227828475376557" calcext:value-type="float">
            <text:p>0.2278284754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77.1336520907444" calcext:value-type="float">
            <text:p>77.1336520907</text:p>
          </table:table-cell>
        </table:table-row>
        <table:table-row table:style-name="ro1">
          <table:table-cell table:formula="of:=CONCATENATE(&quot;00000&quot;;RANDBETWEEN(1000000;9999999))" office:value-type="string" office:string-value="000002620750" calcext:value-type="string">
            <text:p>000002620750</text:p>
          </table:table-cell>
          <table:table-cell table:formula="of:=RANDBETWEEN(18;70)" office:value-type="float" office:value="25" calcext:value-type="float">
            <text:p>2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17532" calcext:value-type="float">
            <text:p>117532</text:p>
          </table:table-cell>
          <table:table-cell table:formula="of:=RANDBETWEEN(0;45)" office:value-type="float" office:value="36" calcext:value-type="float">
            <text:p>36</text:p>
          </table:table-cell>
          <table:table-cell table:formula="of:=RANDBETWEEN(0;500000)" office:value-type="float" office:value="6651" calcext:value-type="float">
            <text:p>6651</text:p>
          </table:table-cell>
          <table:table-cell table:formula="of:=RAND()*0.45" office:value-type="float" office:value="0.277302191144128" calcext:value-type="float">
            <text:p>0.2773021911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5.14008077294417" calcext:value-type="float">
            <text:p>5.1400807729</text:p>
          </table:table-cell>
        </table:table-row>
        <table:table-row table:style-name="ro1">
          <table:table-cell table:formula="of:=CONCATENATE(&quot;00000&quot;;RANDBETWEEN(1000000;9999999))" office:value-type="string" office:string-value="000004143360" calcext:value-type="string">
            <text:p>000004143360</text:p>
          </table:table-cell>
          <table:table-cell table:formula="of:=RANDBETWEEN(18;70)" office:value-type="float" office:value="56" calcext:value-type="float">
            <text:p>56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45367" calcext:value-type="float">
            <text:p>145367</text:p>
          </table:table-cell>
          <table:table-cell table:formula="of:=RANDBETWEEN(0;45)" office:value-type="float" office:value="20" calcext:value-type="float">
            <text:p>20</text:p>
          </table:table-cell>
          <table:table-cell table:formula="of:=RANDBETWEEN(0;500000)" office:value-type="float" office:value="27471" calcext:value-type="float">
            <text:p>27471</text:p>
          </table:table-cell>
          <table:table-cell table:formula="of:=RAND()*0.45" office:value-type="float" office:value="0.00978372948770551" calcext:value-type="float">
            <text:p>0.0097837295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81.0497828099909" calcext:value-type="float">
            <text:p>81.04978281</text:p>
          </table:table-cell>
        </table:table-row>
        <table:table-row table:style-name="ro1">
          <table:table-cell table:formula="of:=CONCATENATE(&quot;00000&quot;;RANDBETWEEN(1000000;9999999))" office:value-type="string" office:string-value="000008842802" calcext:value-type="string">
            <text:p>000008842802</text:p>
          </table:table-cell>
          <table:table-cell table:formula="of:=RANDBETWEEN(18;70)" office:value-type="float" office:value="55" calcext:value-type="float">
            <text:p>5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81486" calcext:value-type="float">
            <text:p>81486</text:p>
          </table:table-cell>
          <table:table-cell table:formula="of:=RANDBETWEEN(0;45)" office:value-type="float" office:value="26" calcext:value-type="float">
            <text:p>26</text:p>
          </table:table-cell>
          <table:table-cell table:formula="of:=RANDBETWEEN(0;500000)" office:value-type="float" office:value="465786" calcext:value-type="float">
            <text:p>465786</text:p>
          </table:table-cell>
          <table:table-cell table:formula="of:=RAND()*0.45" office:value-type="float" office:value="0.203437542305484" calcext:value-type="float">
            <text:p>0.2034375423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63.8367529501539" calcext:value-type="float">
            <text:p>63.8367529502</text:p>
          </table:table-cell>
        </table:table-row>
        <table:table-row table:style-name="ro1">
          <table:table-cell table:formula="of:=CONCATENATE(&quot;00000&quot;;RANDBETWEEN(1000000;9999999))" office:value-type="string" office:string-value="000004863126" calcext:value-type="string">
            <text:p>000004863126</text:p>
          </table:table-cell>
          <table:table-cell table:formula="of:=RANDBETWEEN(18;70)" office:value-type="float" office:value="68" calcext:value-type="float">
            <text:p>6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9013" calcext:value-type="float">
            <text:p>19013</text:p>
          </table:table-cell>
          <table:table-cell table:formula="of:=RANDBETWEEN(0;45)" office:value-type="float" office:value="33" calcext:value-type="float">
            <text:p>33</text:p>
          </table:table-cell>
          <table:table-cell table:formula="of:=RANDBETWEEN(0;500000)" office:value-type="float" office:value="61052" calcext:value-type="float">
            <text:p>61052</text:p>
          </table:table-cell>
          <table:table-cell table:formula="of:=RAND()*0.45" office:value-type="float" office:value="0.0801208541457407" calcext:value-type="float">
            <text:p>0.0801208541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85.1308164805371" calcext:value-type="float">
            <text:p>85.1308164805</text:p>
          </table:table-cell>
        </table:table-row>
        <table:table-row table:style-name="ro1">
          <table:table-cell table:formula="of:=CONCATENATE(&quot;00000&quot;;RANDBETWEEN(1000000;9999999))" office:value-type="string" office:string-value="000001371095" calcext:value-type="string">
            <text:p>000001371095</text:p>
          </table:table-cell>
          <table:table-cell table:formula="of:=RANDBETWEEN(18;70)" office:value-type="float" office:value="65" calcext:value-type="float">
            <text:p>6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91523" calcext:value-type="float">
            <text:p>91523</text:p>
          </table:table-cell>
          <table:table-cell table:formula="of:=RANDBETWEEN(0;45)" office:value-type="float" office:value="2" calcext:value-type="float">
            <text:p>2</text:p>
          </table:table-cell>
          <table:table-cell table:formula="of:=RANDBETWEEN(0;500000)" office:value-type="float" office:value="496657" calcext:value-type="float">
            <text:p>496657</text:p>
          </table:table-cell>
          <table:table-cell table:formula="of:=RAND()*0.45" office:value-type="float" office:value="0.288030431708193" calcext:value-type="float">
            <text:p>0.2880304317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56.9955373755131" calcext:value-type="float">
            <text:p>56.9955373755</text:p>
          </table:table-cell>
        </table:table-row>
        <table:table-row table:style-name="ro1">
          <table:table-cell table:formula="of:=CONCATENATE(&quot;00000&quot;;RANDBETWEEN(1000000;9999999))" office:value-type="string" office:string-value="000003742062" calcext:value-type="string">
            <text:p>000003742062</text:p>
          </table:table-cell>
          <table:table-cell table:formula="of:=RANDBETWEEN(18;70)" office:value-type="float" office:value="52" calcext:value-type="float">
            <text:p>5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47756" calcext:value-type="float">
            <text:p>247756</text:p>
          </table:table-cell>
          <table:table-cell table:formula="of:=RANDBETWEEN(0;45)" office:value-type="float" office:value="39" calcext:value-type="float">
            <text:p>39</text:p>
          </table:table-cell>
          <table:table-cell table:formula="of:=RANDBETWEEN(0;500000)" office:value-type="float" office:value="244740" calcext:value-type="float">
            <text:p>244740</text:p>
          </table:table-cell>
          <table:table-cell table:formula="of:=RAND()*0.45" office:value-type="float" office:value="0.0224588105647405" calcext:value-type="float">
            <text:p>0.0224588106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70.8394461182405" calcext:value-type="float">
            <text:p>70.8394461182</text:p>
          </table:table-cell>
        </table:table-row>
        <table:table-row table:style-name="ro1">
          <table:table-cell table:formula="of:=CONCATENATE(&quot;00000&quot;;RANDBETWEEN(1000000;9999999))" office:value-type="string" office:string-value="000004424780" calcext:value-type="string">
            <text:p>000004424780</text:p>
          </table:table-cell>
          <table:table-cell table:formula="of:=RANDBETWEEN(18;70)" office:value-type="float" office:value="63" calcext:value-type="float">
            <text:p>6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43794" calcext:value-type="float">
            <text:p>143794</text:p>
          </table:table-cell>
          <table:table-cell table:formula="of:=RANDBETWEEN(0;45)" office:value-type="float" office:value="35" calcext:value-type="float">
            <text:p>35</text:p>
          </table:table-cell>
          <table:table-cell table:formula="of:=RANDBETWEEN(0;500000)" office:value-type="float" office:value="139252" calcext:value-type="float">
            <text:p>139252</text:p>
          </table:table-cell>
          <table:table-cell table:formula="of:=RAND()*0.45" office:value-type="float" office:value="0.392470058035096" calcext:value-type="float">
            <text:p>0.392470058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24.6264881199389" calcext:value-type="float">
            <text:p>24.6264881199</text:p>
          </table:table-cell>
        </table:table-row>
        <table:table-row table:style-name="ro1">
          <table:table-cell table:formula="of:=CONCATENATE(&quot;00000&quot;;RANDBETWEEN(1000000;9999999))" office:value-type="string" office:string-value="000007870432" calcext:value-type="string">
            <text:p>000007870432</text:p>
          </table:table-cell>
          <table:table-cell table:formula="of:=RANDBETWEEN(18;70)" office:value-type="float" office:value="70" calcext:value-type="float">
            <text:p>7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74029" calcext:value-type="float">
            <text:p>74029</text:p>
          </table:table-cell>
          <table:table-cell table:formula="of:=RANDBETWEEN(0;45)" office:value-type="float" office:value="40" calcext:value-type="float">
            <text:p>40</text:p>
          </table:table-cell>
          <table:table-cell table:formula="of:=RANDBETWEEN(0;500000)" office:value-type="float" office:value="492997" calcext:value-type="float">
            <text:p>492997</text:p>
          </table:table-cell>
          <table:table-cell table:formula="of:=RAND()*0.45" office:value-type="float" office:value="0.0378306419564568" calcext:value-type="float">
            <text:p>0.037830642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1.5011818366186" calcext:value-type="float">
            <text:p>1.5011818366</text:p>
          </table:table-cell>
        </table:table-row>
        <table:table-row table:style-name="ro1">
          <table:table-cell table:formula="of:=CONCATENATE(&quot;00000&quot;;RANDBETWEEN(1000000;9999999))" office:value-type="string" office:string-value="000008288750" calcext:value-type="string">
            <text:p>000008288750</text:p>
          </table:table-cell>
          <table:table-cell table:formula="of:=RANDBETWEEN(18;70)" office:value-type="float" office:value="63" calcext:value-type="float">
            <text:p>6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60840" calcext:value-type="float">
            <text:p>160840</text:p>
          </table:table-cell>
          <table:table-cell table:formula="of:=RANDBETWEEN(0;45)" office:value-type="float" office:value="11" calcext:value-type="float">
            <text:p>11</text:p>
          </table:table-cell>
          <table:table-cell table:formula="of:=RANDBETWEEN(0;500000)" office:value-type="float" office:value="298810" calcext:value-type="float">
            <text:p>298810</text:p>
          </table:table-cell>
          <table:table-cell table:formula="of:=RAND()*0.45" office:value-type="float" office:value="0.126669466830311" calcext:value-type="float">
            <text:p>0.1266694668</text:p>
          </table:table-cell>
          <table:table-cell table:formula="of:=RANDBETWEEN(8;24)" office:value-type="float" office:value="12" calcext:value-type="float">
            <text:p>12</text:p>
          </table:table-cell>
          <table:table-cell table:formula="of:=RAND()*100" office:value-type="float" office:value="39.4660789392484" calcext:value-type="float">
            <text:p>39.4660789392</text:p>
          </table:table-cell>
        </table:table-row>
        <table:table-row table:style-name="ro1">
          <table:table-cell table:formula="of:=CONCATENATE(&quot;00000&quot;;RANDBETWEEN(1000000;9999999))" office:value-type="string" office:string-value="000006898867" calcext:value-type="string">
            <text:p>000006898867</text:p>
          </table:table-cell>
          <table:table-cell table:formula="of:=RANDBETWEEN(18;70)" office:value-type="float" office:value="47" calcext:value-type="float">
            <text:p>4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63276" calcext:value-type="float">
            <text:p>163276</text:p>
          </table:table-cell>
          <table:table-cell table:formula="of:=RANDBETWEEN(0;45)" office:value-type="float" office:value="33" calcext:value-type="float">
            <text:p>33</text:p>
          </table:table-cell>
          <table:table-cell table:formula="of:=RANDBETWEEN(0;500000)" office:value-type="float" office:value="368025" calcext:value-type="float">
            <text:p>368025</text:p>
          </table:table-cell>
          <table:table-cell table:formula="of:=RAND()*0.45" office:value-type="float" office:value="0.146640943267684" calcext:value-type="float">
            <text:p>0.1466409433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87.70123053338" calcext:value-type="float">
            <text:p>87.7012305334</text:p>
          </table:table-cell>
        </table:table-row>
        <table:table-row table:style-name="ro1">
          <table:table-cell table:formula="of:=CONCATENATE(&quot;00000&quot;;RANDBETWEEN(1000000;9999999))" office:value-type="string" office:string-value="000001713025" calcext:value-type="string">
            <text:p>000001713025</text:p>
          </table:table-cell>
          <table:table-cell table:formula="of:=RANDBETWEEN(18;70)" office:value-type="float" office:value="50" calcext:value-type="float">
            <text:p>5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97695" calcext:value-type="float">
            <text:p>197695</text:p>
          </table:table-cell>
          <table:table-cell table:formula="of:=RANDBETWEEN(0;45)" office:value-type="float" office:value="15" calcext:value-type="float">
            <text:p>15</text:p>
          </table:table-cell>
          <table:table-cell table:formula="of:=RANDBETWEEN(0;500000)" office:value-type="float" office:value="367608" calcext:value-type="float">
            <text:p>367608</text:p>
          </table:table-cell>
          <table:table-cell table:formula="of:=RAND()*0.45" office:value-type="float" office:value="0.361440370891303" calcext:value-type="float">
            <text:p>0.3614403709</text:p>
          </table:table-cell>
          <table:table-cell table:formula="of:=RANDBETWEEN(8;24)" office:value-type="float" office:value="9" calcext:value-type="float">
            <text:p>9</text:p>
          </table:table-cell>
          <table:table-cell table:formula="of:=RAND()*100" office:value-type="float" office:value="17.9366144924559" calcext:value-type="float">
            <text:p>17.9366144925</text:p>
          </table:table-cell>
        </table:table-row>
        <table:table-row table:style-name="ro1">
          <table:table-cell table:formula="of:=CONCATENATE(&quot;00000&quot;;RANDBETWEEN(1000000;9999999))" office:value-type="string" office:string-value="000007175638" calcext:value-type="string">
            <text:p>000007175638</text:p>
          </table:table-cell>
          <table:table-cell table:formula="of:=RANDBETWEEN(18;70)" office:value-type="float" office:value="45" calcext:value-type="float">
            <text:p>4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69334" calcext:value-type="float">
            <text:p>169334</text:p>
          </table:table-cell>
          <table:table-cell table:formula="of:=RANDBETWEEN(0;45)" office:value-type="float" office:value="39" calcext:value-type="float">
            <text:p>39</text:p>
          </table:table-cell>
          <table:table-cell table:formula="of:=RANDBETWEEN(0;500000)" office:value-type="float" office:value="360017" calcext:value-type="float">
            <text:p>360017</text:p>
          </table:table-cell>
          <table:table-cell table:formula="of:=RAND()*0.45" office:value-type="float" office:value="0.0427914946192267" calcext:value-type="float">
            <text:p>0.0427914946</text:p>
          </table:table-cell>
          <table:table-cell table:formula="of:=RANDBETWEEN(8;24)" office:value-type="float" office:value="19" calcext:value-type="float">
            <text:p>19</text:p>
          </table:table-cell>
          <table:table-cell table:formula="of:=RAND()*100" office:value-type="float" office:value="55.8268887491935" calcext:value-type="float">
            <text:p>55.8268887492</text:p>
          </table:table-cell>
        </table:table-row>
        <table:table-row table:style-name="ro1">
          <table:table-cell table:formula="of:=CONCATENATE(&quot;00000&quot;;RANDBETWEEN(1000000;9999999))" office:value-type="string" office:string-value="000001572369" calcext:value-type="string">
            <text:p>000001572369</text:p>
          </table:table-cell>
          <table:table-cell table:formula="of:=RANDBETWEEN(18;70)" office:value-type="float" office:value="26" calcext:value-type="float">
            <text:p>26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1285" calcext:value-type="float">
            <text:p>11285</text:p>
          </table:table-cell>
          <table:table-cell table:formula="of:=RANDBETWEEN(0;45)" office:value-type="float" office:value="3" calcext:value-type="float">
            <text:p>3</text:p>
          </table:table-cell>
          <table:table-cell table:formula="of:=RANDBETWEEN(0;500000)" office:value-type="float" office:value="196377" calcext:value-type="float">
            <text:p>196377</text:p>
          </table:table-cell>
          <table:table-cell table:formula="of:=RAND()*0.45" office:value-type="float" office:value="0.00142977420673378" calcext:value-type="float">
            <text:p>0.0014297742</text:p>
          </table:table-cell>
          <table:table-cell table:formula="of:=RANDBETWEEN(8;24)" office:value-type="float" office:value="9" calcext:value-type="float">
            <text:p>9</text:p>
          </table:table-cell>
          <table:table-cell table:formula="of:=RAND()*100" office:value-type="float" office:value="49.9577989461059" calcext:value-type="float">
            <text:p>49.9577989461</text:p>
          </table:table-cell>
        </table:table-row>
        <table:table-row table:style-name="ro1">
          <table:table-cell table:formula="of:=CONCATENATE(&quot;00000&quot;;RANDBETWEEN(1000000;9999999))" office:value-type="string" office:string-value="000006373705" calcext:value-type="string">
            <text:p>000006373705</text:p>
          </table:table-cell>
          <table:table-cell table:formula="of:=RANDBETWEEN(18;70)" office:value-type="float" office:value="52" calcext:value-type="float">
            <text:p>5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44756" calcext:value-type="float">
            <text:p>44756</text:p>
          </table:table-cell>
          <table:table-cell table:formula="of:=RANDBETWEEN(0;45)" office:value-type="float" office:value="26" calcext:value-type="float">
            <text:p>26</text:p>
          </table:table-cell>
          <table:table-cell table:formula="of:=RANDBETWEEN(0;500000)" office:value-type="float" office:value="360719" calcext:value-type="float">
            <text:p>360719</text:p>
          </table:table-cell>
          <table:table-cell table:formula="of:=RAND()*0.45" office:value-type="float" office:value="0.241673573900281" calcext:value-type="float">
            <text:p>0.2416735739</text:p>
          </table:table-cell>
          <table:table-cell table:formula="of:=RANDBETWEEN(8;24)" office:value-type="float" office:value="8" calcext:value-type="float">
            <text:p>8</text:p>
          </table:table-cell>
          <table:table-cell table:formula="of:=RAND()*100" office:value-type="float" office:value="69.9809528158439" calcext:value-type="float">
            <text:p>69.9809528158</text:p>
          </table:table-cell>
        </table:table-row>
        <table:table-row table:style-name="ro1">
          <table:table-cell table:formula="of:=CONCATENATE(&quot;00000&quot;;RANDBETWEEN(1000000;9999999))" office:value-type="string" office:string-value="000001722326" calcext:value-type="string">
            <text:p>000001722326</text:p>
          </table:table-cell>
          <table:table-cell table:formula="of:=RANDBETWEEN(18;70)" office:value-type="float" office:value="18" calcext:value-type="float">
            <text:p>1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36528" calcext:value-type="float">
            <text:p>236528</text:p>
          </table:table-cell>
          <table:table-cell table:formula="of:=RANDBETWEEN(0;45)" office:value-type="float" office:value="33" calcext:value-type="float">
            <text:p>33</text:p>
          </table:table-cell>
          <table:table-cell table:formula="of:=RANDBETWEEN(0;500000)" office:value-type="float" office:value="369941" calcext:value-type="float">
            <text:p>369941</text:p>
          </table:table-cell>
          <table:table-cell table:formula="of:=RAND()*0.45" office:value-type="float" office:value="0.174208636937125" calcext:value-type="float">
            <text:p>0.1742086369</text:p>
          </table:table-cell>
          <table:table-cell table:formula="of:=RANDBETWEEN(8;24)" office:value-type="float" office:value="8" calcext:value-type="float">
            <text:p>8</text:p>
          </table:table-cell>
          <table:table-cell table:formula="of:=RAND()*100" office:value-type="float" office:value="44.5613822910659" calcext:value-type="float">
            <text:p>44.5613822911</text:p>
          </table:table-cell>
        </table:table-row>
        <table:table-row table:style-name="ro1">
          <table:table-cell table:formula="of:=CONCATENATE(&quot;00000&quot;;RANDBETWEEN(1000000;9999999))" office:value-type="string" office:string-value="000007887580" calcext:value-type="string">
            <text:p>000007887580</text:p>
          </table:table-cell>
          <table:table-cell table:formula="of:=RANDBETWEEN(18;70)" office:value-type="float" office:value="53" calcext:value-type="float">
            <text:p>5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601" calcext:value-type="float">
            <text:p>601</text:p>
          </table:table-cell>
          <table:table-cell table:formula="of:=RANDBETWEEN(0;45)" office:value-type="float" office:value="25" calcext:value-type="float">
            <text:p>25</text:p>
          </table:table-cell>
          <table:table-cell table:formula="of:=RANDBETWEEN(0;500000)" office:value-type="float" office:value="56329" calcext:value-type="float">
            <text:p>56329</text:p>
          </table:table-cell>
          <table:table-cell table:formula="of:=RAND()*0.45" office:value-type="float" office:value="0.432675939741683" calcext:value-type="float">
            <text:p>0.4326759397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28.039362520902" calcext:value-type="float">
            <text:p>28.0393625209</text:p>
          </table:table-cell>
        </table:table-row>
        <table:table-row table:style-name="ro1">
          <table:table-cell table:formula="of:=CONCATENATE(&quot;00000&quot;;RANDBETWEEN(1000000;9999999))" office:value-type="string" office:string-value="000004567668" calcext:value-type="string">
            <text:p>000004567668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24086" calcext:value-type="float">
            <text:p>124086</text:p>
          </table:table-cell>
          <table:table-cell table:formula="of:=RANDBETWEEN(0;45)" office:value-type="float" office:value="23" calcext:value-type="float">
            <text:p>23</text:p>
          </table:table-cell>
          <table:table-cell table:formula="of:=RANDBETWEEN(0;500000)" office:value-type="float" office:value="27447" calcext:value-type="float">
            <text:p>27447</text:p>
          </table:table-cell>
          <table:table-cell table:formula="of:=RAND()*0.45" office:value-type="float" office:value="0.0275511076956029" calcext:value-type="float">
            <text:p>0.0275511077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47.7942308409062" calcext:value-type="float">
            <text:p>47.7942308409</text:p>
          </table:table-cell>
        </table:table-row>
        <table:table-row table:style-name="ro1">
          <table:table-cell table:formula="of:=CONCATENATE(&quot;00000&quot;;RANDBETWEEN(1000000;9999999))" office:value-type="string" office:string-value="000008992851" calcext:value-type="string">
            <text:p>000008992851</text:p>
          </table:table-cell>
          <table:table-cell table:formula="of:=RANDBETWEEN(18;70)" office:value-type="float" office:value="20" calcext:value-type="float">
            <text:p>2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02399" calcext:value-type="float">
            <text:p>102399</text:p>
          </table:table-cell>
          <table:table-cell table:formula="of:=RANDBETWEEN(0;45)" office:value-type="float" office:value="44" calcext:value-type="float">
            <text:p>44</text:p>
          </table:table-cell>
          <table:table-cell table:formula="of:=RANDBETWEEN(0;500000)" office:value-type="float" office:value="237441" calcext:value-type="float">
            <text:p>237441</text:p>
          </table:table-cell>
          <table:table-cell table:formula="of:=RAND()*0.45" office:value-type="float" office:value="0.376175741774843" calcext:value-type="float">
            <text:p>0.3761757418</text:p>
          </table:table-cell>
          <table:table-cell table:formula="of:=RANDBETWEEN(8;24)" office:value-type="float" office:value="9" calcext:value-type="float">
            <text:p>9</text:p>
          </table:table-cell>
          <table:table-cell table:formula="of:=RAND()*100" office:value-type="float" office:value="18.5904377529854" calcext:value-type="float">
            <text:p>18.590437753</text:p>
          </table:table-cell>
        </table:table-row>
        <table:table-row table:style-name="ro1">
          <table:table-cell table:formula="of:=CONCATENATE(&quot;00000&quot;;RANDBETWEEN(1000000;9999999))" office:value-type="string" office:string-value="000002473013" calcext:value-type="string">
            <text:p>000002473013</text:p>
          </table:table-cell>
          <table:table-cell table:formula="of:=RANDBETWEEN(18;70)" office:value-type="float" office:value="37" calcext:value-type="float">
            <text:p>3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1290" calcext:value-type="float">
            <text:p>181290</text:p>
          </table:table-cell>
          <table:table-cell table:formula="of:=RANDBETWEEN(0;45)" office:value-type="float" office:value="22" calcext:value-type="float">
            <text:p>22</text:p>
          </table:table-cell>
          <table:table-cell table:formula="of:=RANDBETWEEN(0;500000)" office:value-type="float" office:value="149565" calcext:value-type="float">
            <text:p>149565</text:p>
          </table:table-cell>
          <table:table-cell table:formula="of:=RAND()*0.45" office:value-type="float" office:value="0.349218618850752" calcext:value-type="float">
            <text:p>0.3492186189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39.8525180770636" calcext:value-type="float">
            <text:p>39.8525180771</text:p>
          </table:table-cell>
        </table:table-row>
        <table:table-row table:style-name="ro1">
          <table:table-cell table:formula="of:=CONCATENATE(&quot;00000&quot;;RANDBETWEEN(1000000;9999999))" office:value-type="string" office:string-value="000006939859" calcext:value-type="string">
            <text:p>000006939859</text:p>
          </table:table-cell>
          <table:table-cell table:formula="of:=RANDBETWEEN(18;70)" office:value-type="float" office:value="52" calcext:value-type="float">
            <text:p>5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6295" calcext:value-type="float">
            <text:p>186295</text:p>
          </table:table-cell>
          <table:table-cell table:formula="of:=RANDBETWEEN(0;45)" office:value-type="float" office:value="18" calcext:value-type="float">
            <text:p>18</text:p>
          </table:table-cell>
          <table:table-cell table:formula="of:=RANDBETWEEN(0;500000)" office:value-type="float" office:value="369311" calcext:value-type="float">
            <text:p>369311</text:p>
          </table:table-cell>
          <table:table-cell table:formula="of:=RAND()*0.45" office:value-type="float" office:value="0.151696190030746" calcext:value-type="float">
            <text:p>0.15169619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89.7434331578904" calcext:value-type="float">
            <text:p>89.7434331579</text:p>
          </table:table-cell>
        </table:table-row>
        <table:table-row table:style-name="ro1">
          <table:table-cell table:formula="of:=CONCATENATE(&quot;00000&quot;;RANDBETWEEN(1000000;9999999))" office:value-type="string" office:string-value="000007336821" calcext:value-type="string">
            <text:p>000007336821</text:p>
          </table:table-cell>
          <table:table-cell table:formula="of:=RANDBETWEEN(18;70)" office:value-type="float" office:value="65" calcext:value-type="float">
            <text:p>6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0539" calcext:value-type="float">
            <text:p>20539</text:p>
          </table:table-cell>
          <table:table-cell table:formula="of:=RANDBETWEEN(0;45)" office:value-type="float" office:value="4" calcext:value-type="float">
            <text:p>4</text:p>
          </table:table-cell>
          <table:table-cell table:formula="of:=RANDBETWEEN(0;500000)" office:value-type="float" office:value="306710" calcext:value-type="float">
            <text:p>306710</text:p>
          </table:table-cell>
          <table:table-cell table:formula="of:=RAND()*0.45" office:value-type="float" office:value="0.253605307687269" calcext:value-type="float">
            <text:p>0.2536053077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52.3970522758638" calcext:value-type="float">
            <text:p>52.3970522759</text:p>
          </table:table-cell>
        </table:table-row>
        <table:table-row table:style-name="ro1">
          <table:table-cell table:formula="of:=CONCATENATE(&quot;00000&quot;;RANDBETWEEN(1000000;9999999))" office:value-type="string" office:string-value="000009307620" calcext:value-type="string">
            <text:p>000009307620</text:p>
          </table:table-cell>
          <table:table-cell table:formula="of:=RANDBETWEEN(18;70)" office:value-type="float" office:value="22" calcext:value-type="float">
            <text:p>2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07772" calcext:value-type="float">
            <text:p>107772</text:p>
          </table:table-cell>
          <table:table-cell table:formula="of:=RANDBETWEEN(0;45)" office:value-type="float" office:value="3" calcext:value-type="float">
            <text:p>3</text:p>
          </table:table-cell>
          <table:table-cell table:formula="of:=RANDBETWEEN(0;500000)" office:value-type="float" office:value="444319" calcext:value-type="float">
            <text:p>444319</text:p>
          </table:table-cell>
          <table:table-cell table:formula="of:=RAND()*0.45" office:value-type="float" office:value="0.0586037128163655" calcext:value-type="float">
            <text:p>0.0586037128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15.6215095704446" calcext:value-type="float">
            <text:p>15.6215095704</text:p>
          </table:table-cell>
        </table:table-row>
        <table:table-row table:style-name="ro1">
          <table:table-cell table:formula="of:=CONCATENATE(&quot;00000&quot;;RANDBETWEEN(1000000;9999999))" office:value-type="string" office:string-value="000001081873" calcext:value-type="string">
            <text:p>000001081873</text:p>
          </table:table-cell>
          <table:table-cell table:formula="of:=RANDBETWEEN(18;70)" office:value-type="float" office:value="43" calcext:value-type="float">
            <text:p>4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3628" calcext:value-type="float">
            <text:p>183628</text:p>
          </table:table-cell>
          <table:table-cell table:formula="of:=RANDBETWEEN(0;45)" office:value-type="float" office:value="0" calcext:value-type="float">
            <text:p>0</text:p>
          </table:table-cell>
          <table:table-cell table:formula="of:=RANDBETWEEN(0;500000)" office:value-type="float" office:value="118974" calcext:value-type="float">
            <text:p>118974</text:p>
          </table:table-cell>
          <table:table-cell table:formula="of:=RAND()*0.45" office:value-type="float" office:value="0.0528615498436372" calcext:value-type="float">
            <text:p>0.0528615498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36.4820200439897" calcext:value-type="float">
            <text:p>36.482020044</text:p>
          </table:table-cell>
        </table:table-row>
        <table:table-row table:style-name="ro1">
          <table:table-cell table:formula="of:=CONCATENATE(&quot;00000&quot;;RANDBETWEEN(1000000;9999999))" office:value-type="string" office:string-value="000002283131" calcext:value-type="string">
            <text:p>000002283131</text:p>
          </table:table-cell>
          <table:table-cell table:formula="of:=RANDBETWEEN(18;70)" office:value-type="float" office:value="41" calcext:value-type="float">
            <text:p>41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48566" calcext:value-type="float">
            <text:p>48566</text:p>
          </table:table-cell>
          <table:table-cell table:formula="of:=RANDBETWEEN(0;45)" office:value-type="float" office:value="42" calcext:value-type="float">
            <text:p>42</text:p>
          </table:table-cell>
          <table:table-cell table:formula="of:=RANDBETWEEN(0;500000)" office:value-type="float" office:value="491752" calcext:value-type="float">
            <text:p>491752</text:p>
          </table:table-cell>
          <table:table-cell table:formula="of:=RAND()*0.45" office:value-type="float" office:value="0.0533888704147922" calcext:value-type="float">
            <text:p>0.0533888704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43.7761098970262" calcext:value-type="float">
            <text:p>43.776109897</text:p>
          </table:table-cell>
        </table:table-row>
        <table:table-row table:style-name="ro1">
          <table:table-cell table:formula="of:=CONCATENATE(&quot;00000&quot;;RANDBETWEEN(1000000;9999999))" office:value-type="string" office:string-value="000005301970" calcext:value-type="string">
            <text:p>000005301970</text:p>
          </table:table-cell>
          <table:table-cell table:formula="of:=RANDBETWEEN(18;70)" office:value-type="float" office:value="55" calcext:value-type="float">
            <text:p>5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38675" calcext:value-type="float">
            <text:p>138675</text:p>
          </table:table-cell>
          <table:table-cell table:formula="of:=RANDBETWEEN(0;45)" office:value-type="float" office:value="20" calcext:value-type="float">
            <text:p>20</text:p>
          </table:table-cell>
          <table:table-cell table:formula="of:=RANDBETWEEN(0;500000)" office:value-type="float" office:value="246946" calcext:value-type="float">
            <text:p>246946</text:p>
          </table:table-cell>
          <table:table-cell table:formula="of:=RAND()*0.45" office:value-type="float" office:value="0.0192193557290076" calcext:value-type="float">
            <text:p>0.0192193557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78.6734755004008" calcext:value-type="float">
            <text:p>78.6734755004</text:p>
          </table:table-cell>
        </table:table-row>
        <table:table-row table:style-name="ro1">
          <table:table-cell table:formula="of:=CONCATENATE(&quot;00000&quot;;RANDBETWEEN(1000000;9999999))" office:value-type="string" office:string-value="000001260938" calcext:value-type="string">
            <text:p>000001260938</text:p>
          </table:table-cell>
          <table:table-cell table:formula="of:=RANDBETWEEN(18;70)" office:value-type="float" office:value="57" calcext:value-type="float">
            <text:p>57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45709" calcext:value-type="float">
            <text:p>45709</text:p>
          </table:table-cell>
          <table:table-cell table:formula="of:=RANDBETWEEN(0;45)" office:value-type="float" office:value="36" calcext:value-type="float">
            <text:p>36</text:p>
          </table:table-cell>
          <table:table-cell table:formula="of:=RANDBETWEEN(0;500000)" office:value-type="float" office:value="149046" calcext:value-type="float">
            <text:p>149046</text:p>
          </table:table-cell>
          <table:table-cell table:formula="of:=RAND()*0.45" office:value-type="float" office:value="0.203187086804533" calcext:value-type="float">
            <text:p>0.2031870868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46.2770236799431" calcext:value-type="float">
            <text:p>46.2770236799</text:p>
          </table:table-cell>
        </table:table-row>
        <table:table-row table:style-name="ro1">
          <table:table-cell table:formula="of:=CONCATENATE(&quot;00000&quot;;RANDBETWEEN(1000000;9999999))" office:value-type="string" office:string-value="000004076887" calcext:value-type="string">
            <text:p>000004076887</text:p>
          </table:table-cell>
          <table:table-cell table:formula="of:=RANDBETWEEN(18;70)" office:value-type="float" office:value="54" calcext:value-type="float">
            <text:p>54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36719" calcext:value-type="float">
            <text:p>236719</text:p>
          </table:table-cell>
          <table:table-cell table:formula="of:=RANDBETWEEN(0;45)" office:value-type="float" office:value="15" calcext:value-type="float">
            <text:p>15</text:p>
          </table:table-cell>
          <table:table-cell table:formula="of:=RANDBETWEEN(0;500000)" office:value-type="float" office:value="308779" calcext:value-type="float">
            <text:p>308779</text:p>
          </table:table-cell>
          <table:table-cell table:formula="of:=RAND()*0.45" office:value-type="float" office:value="0.0167047621672844" calcext:value-type="float">
            <text:p>0.0167047622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94.8683430216123" calcext:value-type="float">
            <text:p>94.8683430216</text:p>
          </table:table-cell>
        </table:table-row>
        <table:table-row table:style-name="ro1">
          <table:table-cell table:formula="of:=CONCATENATE(&quot;00000&quot;;RANDBETWEEN(1000000;9999999))" office:value-type="string" office:string-value="000006206438" calcext:value-type="string">
            <text:p>000006206438</text:p>
          </table:table-cell>
          <table:table-cell table:formula="of:=RANDBETWEEN(18;70)" office:value-type="float" office:value="33" calcext:value-type="float">
            <text:p>3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09434" calcext:value-type="float">
            <text:p>109434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198614" calcext:value-type="float">
            <text:p>198614</text:p>
          </table:table-cell>
          <table:table-cell table:formula="of:=RAND()*0.45" office:value-type="float" office:value="0.00422759462514159" calcext:value-type="float">
            <text:p>0.0042275946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17.5852423700675" calcext:value-type="float">
            <text:p>17.5852423701</text:p>
          </table:table-cell>
        </table:table-row>
        <table:table-row table:style-name="ro1">
          <table:table-cell table:formula="of:=CONCATENATE(&quot;00000&quot;;RANDBETWEEN(1000000;9999999))" office:value-type="string" office:string-value="000002705698" calcext:value-type="string">
            <text:p>000002705698</text:p>
          </table:table-cell>
          <table:table-cell table:formula="of:=RANDBETWEEN(18;70)" office:value-type="float" office:value="27" calcext:value-type="float">
            <text:p>27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66640" calcext:value-type="float">
            <text:p>66640</text:p>
          </table:table-cell>
          <table:table-cell table:formula="of:=RANDBETWEEN(0;45)" office:value-type="float" office:value="17" calcext:value-type="float">
            <text:p>17</text:p>
          </table:table-cell>
          <table:table-cell table:formula="of:=RANDBETWEEN(0;500000)" office:value-type="float" office:value="78663" calcext:value-type="float">
            <text:p>78663</text:p>
          </table:table-cell>
          <table:table-cell table:formula="of:=RAND()*0.45" office:value-type="float" office:value="0.208490435419393" calcext:value-type="float">
            <text:p>0.2084904354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9.21668601770152" calcext:value-type="float">
            <text:p>9.2166860177</text:p>
          </table:table-cell>
        </table:table-row>
        <table:table-row table:style-name="ro1">
          <table:table-cell table:formula="of:=CONCATENATE(&quot;00000&quot;;RANDBETWEEN(1000000;9999999))" office:value-type="string" office:string-value="000004276144" calcext:value-type="string">
            <text:p>000004276144</text:p>
          </table:table-cell>
          <table:table-cell table:formula="of:=RANDBETWEEN(18;70)" office:value-type="float" office:value="42" calcext:value-type="float">
            <text:p>42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50602" calcext:value-type="float">
            <text:p>50602</text:p>
          </table:table-cell>
          <table:table-cell table:formula="of:=RANDBETWEEN(0;45)" office:value-type="float" office:value="10" calcext:value-type="float">
            <text:p>10</text:p>
          </table:table-cell>
          <table:table-cell table:formula="of:=RANDBETWEEN(0;500000)" office:value-type="float" office:value="204653" calcext:value-type="float">
            <text:p>204653</text:p>
          </table:table-cell>
          <table:table-cell table:formula="of:=RAND()*0.45" office:value-type="float" office:value="0.255366332378374" calcext:value-type="float">
            <text:p>0.2553663324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92.6862876321966" calcext:value-type="float">
            <text:p>92.6862876322</text:p>
          </table:table-cell>
        </table:table-row>
        <table:table-row table:style-name="ro1">
          <table:table-cell table:formula="of:=CONCATENATE(&quot;00000&quot;;RANDBETWEEN(1000000;9999999))" office:value-type="string" office:string-value="000009744766" calcext:value-type="string">
            <text:p>000009744766</text:p>
          </table:table-cell>
          <table:table-cell table:formula="of:=RANDBETWEEN(18;70)" office:value-type="float" office:value="69" calcext:value-type="float">
            <text:p>69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99802" calcext:value-type="float">
            <text:p>99802</text:p>
          </table:table-cell>
          <table:table-cell table:formula="of:=RANDBETWEEN(0;45)" office:value-type="float" office:value="7" calcext:value-type="float">
            <text:p>7</text:p>
          </table:table-cell>
          <table:table-cell table:formula="of:=RANDBETWEEN(0;500000)" office:value-type="float" office:value="382072" calcext:value-type="float">
            <text:p>382072</text:p>
          </table:table-cell>
          <table:table-cell table:formula="of:=RAND()*0.45" office:value-type="float" office:value="0.079859705543151" calcext:value-type="float">
            <text:p>0.0798597055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35.0435106970674" calcext:value-type="float">
            <text:p>35.0435106971</text:p>
          </table:table-cell>
        </table:table-row>
        <table:table-row table:style-name="ro1">
          <table:table-cell table:formula="of:=CONCATENATE(&quot;00000&quot;;RANDBETWEEN(1000000;9999999))" office:value-type="string" office:string-value="000007204150" calcext:value-type="string">
            <text:p>000007204150</text:p>
          </table:table-cell>
          <table:table-cell table:formula="of:=RANDBETWEEN(18;70)" office:value-type="float" office:value="26" calcext:value-type="float">
            <text:p>26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82450" calcext:value-type="float">
            <text:p>182450</text:p>
          </table:table-cell>
          <table:table-cell table:formula="of:=RANDBETWEEN(0;45)" office:value-type="float" office:value="22" calcext:value-type="float">
            <text:p>22</text:p>
          </table:table-cell>
          <table:table-cell table:formula="of:=RANDBETWEEN(0;500000)" office:value-type="float" office:value="260908" calcext:value-type="float">
            <text:p>260908</text:p>
          </table:table-cell>
          <table:table-cell table:formula="of:=RAND()*0.45" office:value-type="float" office:value="0.0759583473439534" calcext:value-type="float">
            <text:p>0.0759583473</text:p>
          </table:table-cell>
          <table:table-cell table:formula="of:=RANDBETWEEN(8;24)" office:value-type="float" office:value="9" calcext:value-type="float">
            <text:p>9</text:p>
          </table:table-cell>
          <table:table-cell table:formula="of:=RAND()*100" office:value-type="float" office:value="25.742535617043" calcext:value-type="float">
            <text:p>25.742535617</text:p>
          </table:table-cell>
        </table:table-row>
        <table:table-row table:style-name="ro1">
          <table:table-cell table:formula="of:=CONCATENATE(&quot;00000&quot;;RANDBETWEEN(1000000;9999999))" office:value-type="string" office:string-value="000006014535" calcext:value-type="string">
            <text:p>000006014535</text:p>
          </table:table-cell>
          <table:table-cell table:formula="of:=RANDBETWEEN(18;70)" office:value-type="float" office:value="34" calcext:value-type="float">
            <text:p>34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83891" calcext:value-type="float">
            <text:p>83891</text:p>
          </table:table-cell>
          <table:table-cell table:formula="of:=RANDBETWEEN(0;45)" office:value-type="float" office:value="43" calcext:value-type="float">
            <text:p>43</text:p>
          </table:table-cell>
          <table:table-cell table:formula="of:=RANDBETWEEN(0;500000)" office:value-type="float" office:value="244914" calcext:value-type="float">
            <text:p>244914</text:p>
          </table:table-cell>
          <table:table-cell table:formula="of:=RAND()*0.45" office:value-type="float" office:value="0.371944814747473" calcext:value-type="float">
            <text:p>0.3719448147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10.8620394153113" calcext:value-type="float">
            <text:p>10.8620394153</text:p>
          </table:table-cell>
        </table:table-row>
        <table:table-row table:style-name="ro1">
          <table:table-cell table:formula="of:=CONCATENATE(&quot;00000&quot;;RANDBETWEEN(1000000;9999999))" office:value-type="string" office:string-value="000001613697" calcext:value-type="string">
            <text:p>000001613697</text:p>
          </table:table-cell>
          <table:table-cell table:formula="of:=RANDBETWEEN(18;70)" office:value-type="float" office:value="50" calcext:value-type="float">
            <text:p>5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22918" calcext:value-type="float">
            <text:p>222918</text:p>
          </table:table-cell>
          <table:table-cell table:formula="of:=RANDBETWEEN(0;45)" office:value-type="float" office:value="22" calcext:value-type="float">
            <text:p>22</text:p>
          </table:table-cell>
          <table:table-cell table:formula="of:=RANDBETWEEN(0;500000)" office:value-type="float" office:value="269346" calcext:value-type="float">
            <text:p>269346</text:p>
          </table:table-cell>
          <table:table-cell table:formula="of:=RAND()*0.45" office:value-type="float" office:value="0.129908565251652" calcext:value-type="float">
            <text:p>0.1299085653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79.8656955362538" calcext:value-type="float">
            <text:p>79.8656955363</text:p>
          </table:table-cell>
        </table:table-row>
        <table:table-row table:style-name="ro1">
          <table:table-cell table:formula="of:=CONCATENATE(&quot;00000&quot;;RANDBETWEEN(1000000;9999999))" office:value-type="string" office:string-value="000005930765" calcext:value-type="string">
            <text:p>000005930765</text:p>
          </table:table-cell>
          <table:table-cell table:formula="of:=RANDBETWEEN(18;70)" office:value-type="float" office:value="38" calcext:value-type="float">
            <text:p>38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99728" calcext:value-type="float">
            <text:p>199728</text:p>
          </table:table-cell>
          <table:table-cell table:formula="of:=RANDBETWEEN(0;45)" office:value-type="float" office:value="34" calcext:value-type="float">
            <text:p>34</text:p>
          </table:table-cell>
          <table:table-cell table:formula="of:=RANDBETWEEN(0;500000)" office:value-type="float" office:value="13201" calcext:value-type="float">
            <text:p>13201</text:p>
          </table:table-cell>
          <table:table-cell table:formula="of:=RAND()*0.45" office:value-type="float" office:value="0.134223219111708" calcext:value-type="float">
            <text:p>0.1342232191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0.73269133967594" calcext:value-type="float">
            <text:p>0.7326913397</text:p>
          </table:table-cell>
        </table:table-row>
        <table:table-row table:style-name="ro1">
          <table:table-cell table:formula="of:=CONCATENATE(&quot;00000&quot;;RANDBETWEEN(1000000;9999999))" office:value-type="string" office:string-value="000002267800" calcext:value-type="string">
            <text:p>000002267800</text:p>
          </table:table-cell>
          <table:table-cell table:formula="of:=RANDBETWEEN(18;70)" office:value-type="float" office:value="46" calcext:value-type="float">
            <text:p>46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4198" calcext:value-type="float">
            <text:p>24198</text:p>
          </table:table-cell>
          <table:table-cell table:formula="of:=RANDBETWEEN(0;45)" office:value-type="float" office:value="24" calcext:value-type="float">
            <text:p>24</text:p>
          </table:table-cell>
          <table:table-cell table:formula="of:=RANDBETWEEN(0;500000)" office:value-type="float" office:value="118658" calcext:value-type="float">
            <text:p>118658</text:p>
          </table:table-cell>
          <table:table-cell table:formula="of:=RAND()*0.45" office:value-type="float" office:value="0.098041927986137" calcext:value-type="float">
            <text:p>0.098041928</text:p>
          </table:table-cell>
          <table:table-cell table:formula="of:=RANDBETWEEN(8;24)" office:value-type="float" office:value="23" calcext:value-type="float">
            <text:p>23</text:p>
          </table:table-cell>
          <table:table-cell table:formula="of:=RAND()*100" office:value-type="float" office:value="32.2204450670294" calcext:value-type="float">
            <text:p>32.220445067</text:p>
          </table:table-cell>
        </table:table-row>
        <table:table-row table:style-name="ro1">
          <table:table-cell table:formula="of:=CONCATENATE(&quot;00000&quot;;RANDBETWEEN(1000000;9999999))" office:value-type="string" office:string-value="000001307114" calcext:value-type="string">
            <text:p>000001307114</text:p>
          </table:table-cell>
          <table:table-cell table:formula="of:=RANDBETWEEN(18;70)" office:value-type="float" office:value="20" calcext:value-type="float">
            <text:p>2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0833" calcext:value-type="float">
            <text:p>180833</text:p>
          </table:table-cell>
          <table:table-cell table:formula="of:=RANDBETWEEN(0;45)" office:value-type="float" office:value="17" calcext:value-type="float">
            <text:p>17</text:p>
          </table:table-cell>
          <table:table-cell table:formula="of:=RANDBETWEEN(0;500000)" office:value-type="float" office:value="11731" calcext:value-type="float">
            <text:p>11731</text:p>
          </table:table-cell>
          <table:table-cell table:formula="of:=RAND()*0.45" office:value-type="float" office:value="0.144198917247303" calcext:value-type="float">
            <text:p>0.1441989172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72.6772057594878" calcext:value-type="float">
            <text:p>72.6772057595</text:p>
          </table:table-cell>
        </table:table-row>
        <table:table-row table:style-name="ro1">
          <table:table-cell table:formula="of:=CONCATENATE(&quot;00000&quot;;RANDBETWEEN(1000000;9999999))" office:value-type="string" office:string-value="000004548935" calcext:value-type="string">
            <text:p>000004548935</text:p>
          </table:table-cell>
          <table:table-cell table:formula="of:=RANDBETWEEN(18;70)" office:value-type="float" office:value="29" calcext:value-type="float">
            <text:p>2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88524" calcext:value-type="float">
            <text:p>88524</text:p>
          </table:table-cell>
          <table:table-cell table:formula="of:=RANDBETWEEN(0;45)" office:value-type="float" office:value="25" calcext:value-type="float">
            <text:p>25</text:p>
          </table:table-cell>
          <table:table-cell table:formula="of:=RANDBETWEEN(0;500000)" office:value-type="float" office:value="109151" calcext:value-type="float">
            <text:p>109151</text:p>
          </table:table-cell>
          <table:table-cell table:formula="of:=RAND()*0.45" office:value-type="float" office:value="0.139674652382109" calcext:value-type="float">
            <text:p>0.1396746524</text:p>
          </table:table-cell>
          <table:table-cell table:formula="of:=RANDBETWEEN(8;24)" office:value-type="float" office:value="15" calcext:value-type="float">
            <text:p>15</text:p>
          </table:table-cell>
          <table:table-cell table:formula="of:=RAND()*100" office:value-type="float" office:value="21.1105670231862" calcext:value-type="float">
            <text:p>21.1105670232</text:p>
          </table:table-cell>
        </table:table-row>
        <table:table-row table:style-name="ro1">
          <table:table-cell table:formula="of:=CONCATENATE(&quot;00000&quot;;RANDBETWEEN(1000000;9999999))" office:value-type="string" office:string-value="000006560730" calcext:value-type="string">
            <text:p>000006560730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39797" calcext:value-type="float">
            <text:p>139797</text:p>
          </table:table-cell>
          <table:table-cell table:formula="of:=RANDBETWEEN(0;45)" office:value-type="float" office:value="13" calcext:value-type="float">
            <text:p>13</text:p>
          </table:table-cell>
          <table:table-cell table:formula="of:=RANDBETWEEN(0;500000)" office:value-type="float" office:value="173076" calcext:value-type="float">
            <text:p>173076</text:p>
          </table:table-cell>
          <table:table-cell table:formula="of:=RAND()*0.45" office:value-type="float" office:value="0.0424189244767148" calcext:value-type="float">
            <text:p>0.0424189245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71.7048923227325" calcext:value-type="float">
            <text:p>71.7048923227</text:p>
          </table:table-cell>
        </table:table-row>
        <table:table-row table:style-name="ro1">
          <table:table-cell table:formula="of:=CONCATENATE(&quot;00000&quot;;RANDBETWEEN(1000000;9999999))" office:value-type="string" office:string-value="000001996093" calcext:value-type="string">
            <text:p>000001996093</text:p>
          </table:table-cell>
          <table:table-cell table:formula="of:=RANDBETWEEN(18;70)" office:value-type="float" office:value="43" calcext:value-type="float">
            <text:p>43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94827" calcext:value-type="float">
            <text:p>194827</text:p>
          </table:table-cell>
          <table:table-cell table:formula="of:=RANDBETWEEN(0;45)" office:value-type="float" office:value="2" calcext:value-type="float">
            <text:p>2</text:p>
          </table:table-cell>
          <table:table-cell table:formula="of:=RANDBETWEEN(0;500000)" office:value-type="float" office:value="440241" calcext:value-type="float">
            <text:p>440241</text:p>
          </table:table-cell>
          <table:table-cell table:formula="of:=RAND()*0.45" office:value-type="float" office:value="0.0391610941292521" calcext:value-type="float">
            <text:p>0.0391610941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45.0283139553973" calcext:value-type="float">
            <text:p>45.0283139554</text:p>
          </table:table-cell>
        </table:table-row>
        <table:table-row table:style-name="ro1">
          <table:table-cell table:formula="of:=CONCATENATE(&quot;00000&quot;;RANDBETWEEN(1000000;9999999))" office:value-type="string" office:string-value="000005790511" calcext:value-type="string">
            <text:p>000005790511</text:p>
          </table:table-cell>
          <table:table-cell table:formula="of:=RANDBETWEEN(18;70)" office:value-type="float" office:value="35" calcext:value-type="float">
            <text:p>3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57638" calcext:value-type="float">
            <text:p>57638</text:p>
          </table:table-cell>
          <table:table-cell table:formula="of:=RANDBETWEEN(0;45)" office:value-type="float" office:value="16" calcext:value-type="float">
            <text:p>16</text:p>
          </table:table-cell>
          <table:table-cell table:formula="of:=RANDBETWEEN(0;500000)" office:value-type="float" office:value="394561" calcext:value-type="float">
            <text:p>394561</text:p>
          </table:table-cell>
          <table:table-cell table:formula="of:=RAND()*0.45" office:value-type="float" office:value="0.0753779257686887" calcext:value-type="float">
            <text:p>0.0753779258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37.0992879399358" calcext:value-type="float">
            <text:p>37.0992879399</text:p>
          </table:table-cell>
        </table:table-row>
        <table:table-row table:style-name="ro1">
          <table:table-cell table:formula="of:=CONCATENATE(&quot;00000&quot;;RANDBETWEEN(1000000;9999999))" office:value-type="string" office:string-value="000004616214" calcext:value-type="string">
            <text:p>000004616214</text:p>
          </table:table-cell>
          <table:table-cell table:formula="of:=RANDBETWEEN(18;70)" office:value-type="float" office:value="20" calcext:value-type="float">
            <text:p>2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38199" calcext:value-type="float">
            <text:p>38199</text:p>
          </table:table-cell>
          <table:table-cell table:formula="of:=RANDBETWEEN(0;45)" office:value-type="float" office:value="25" calcext:value-type="float">
            <text:p>25</text:p>
          </table:table-cell>
          <table:table-cell table:formula="of:=RANDBETWEEN(0;500000)" office:value-type="float" office:value="296350" calcext:value-type="float">
            <text:p>296350</text:p>
          </table:table-cell>
          <table:table-cell table:formula="of:=RAND()*0.45" office:value-type="float" office:value="0.0899270726506848" calcext:value-type="float">
            <text:p>0.0899270727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13.4982093598301" calcext:value-type="float">
            <text:p>13.4982093598</text:p>
          </table:table-cell>
        </table:table-row>
        <table:table-row table:style-name="ro1">
          <table:table-cell table:formula="of:=CONCATENATE(&quot;00000&quot;;RANDBETWEEN(1000000;9999999))" office:value-type="string" office:string-value="000004740901" calcext:value-type="string">
            <text:p>000004740901</text:p>
          </table:table-cell>
          <table:table-cell table:formula="of:=RANDBETWEEN(18;70)" office:value-type="float" office:value="68" calcext:value-type="float">
            <text:p>68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33460" calcext:value-type="float">
            <text:p>133460</text:p>
          </table:table-cell>
          <table:table-cell table:formula="of:=RANDBETWEEN(0;45)" office:value-type="float" office:value="18" calcext:value-type="float">
            <text:p>18</text:p>
          </table:table-cell>
          <table:table-cell table:formula="of:=RANDBETWEEN(0;500000)" office:value-type="float" office:value="459156" calcext:value-type="float">
            <text:p>459156</text:p>
          </table:table-cell>
          <table:table-cell table:formula="of:=RAND()*0.45" office:value-type="float" office:value="0.375629874925454" calcext:value-type="float">
            <text:p>0.3756298749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17.8090219435812" calcext:value-type="float">
            <text:p>17.8090219436</text:p>
          </table:table-cell>
        </table:table-row>
        <table:table-row table:style-name="ro1">
          <table:table-cell table:formula="of:=CONCATENATE(&quot;00000&quot;;RANDBETWEEN(1000000;9999999))" office:value-type="string" office:string-value="000003332644" calcext:value-type="string">
            <text:p>000003332644</text:p>
          </table:table-cell>
          <table:table-cell table:formula="of:=RANDBETWEEN(18;70)" office:value-type="float" office:value="35" calcext:value-type="float">
            <text:p>3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9724" calcext:value-type="float">
            <text:p>189724</text:p>
          </table:table-cell>
          <table:table-cell table:formula="of:=RANDBETWEEN(0;45)" office:value-type="float" office:value="34" calcext:value-type="float">
            <text:p>34</text:p>
          </table:table-cell>
          <table:table-cell table:formula="of:=RANDBETWEEN(0;500000)" office:value-type="float" office:value="256986" calcext:value-type="float">
            <text:p>256986</text:p>
          </table:table-cell>
          <table:table-cell table:formula="of:=RAND()*0.45" office:value-type="float" office:value="0.445320718509143" calcext:value-type="float">
            <text:p>0.4453207185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21.0060710650277" calcext:value-type="float">
            <text:p>21.006071065</text:p>
          </table:table-cell>
        </table:table-row>
        <table:table-row table:style-name="ro1">
          <table:table-cell table:formula="of:=CONCATENATE(&quot;00000&quot;;RANDBETWEEN(1000000;9999999))" office:value-type="string" office:string-value="000001070803" calcext:value-type="string">
            <text:p>000001070803</text:p>
          </table:table-cell>
          <table:table-cell table:formula="of:=RANDBETWEEN(18;70)" office:value-type="float" office:value="23" calcext:value-type="float">
            <text:p>23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4269" calcext:value-type="float">
            <text:p>14269</text:p>
          </table:table-cell>
          <table:table-cell table:formula="of:=RANDBETWEEN(0;45)" office:value-type="float" office:value="5" calcext:value-type="float">
            <text:p>5</text:p>
          </table:table-cell>
          <table:table-cell table:formula="of:=RANDBETWEEN(0;500000)" office:value-type="float" office:value="480466" calcext:value-type="float">
            <text:p>480466</text:p>
          </table:table-cell>
          <table:table-cell table:formula="of:=RAND()*0.45" office:value-type="float" office:value="0.159888846958367" calcext:value-type="float">
            <text:p>0.159888847</text:p>
          </table:table-cell>
          <table:table-cell table:formula="of:=RANDBETWEEN(8;24)" office:value-type="float" office:value="24" calcext:value-type="float">
            <text:p>24</text:p>
          </table:table-cell>
          <table:table-cell table:formula="of:=RAND()*100" office:value-type="float" office:value="83.5379208514074" calcext:value-type="float">
            <text:p>83.5379208514</text:p>
          </table:table-cell>
        </table:table-row>
        <table:table-row table:style-name="ro1">
          <table:table-cell table:formula="of:=CONCATENATE(&quot;00000&quot;;RANDBETWEEN(1000000;9999999))" office:value-type="string" office:string-value="000004171603" calcext:value-type="string">
            <text:p>000004171603</text:p>
          </table:table-cell>
          <table:table-cell table:formula="of:=RANDBETWEEN(18;70)" office:value-type="float" office:value="45" calcext:value-type="float">
            <text:p>45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62326" calcext:value-type="float">
            <text:p>62326</text:p>
          </table:table-cell>
          <table:table-cell table:formula="of:=RANDBETWEEN(0;45)" office:value-type="float" office:value="23" calcext:value-type="float">
            <text:p>23</text:p>
          </table:table-cell>
          <table:table-cell table:formula="of:=RANDBETWEEN(0;500000)" office:value-type="float" office:value="136972" calcext:value-type="float">
            <text:p>136972</text:p>
          </table:table-cell>
          <table:table-cell table:formula="of:=RAND()*0.45" office:value-type="float" office:value="0.30217440853738" calcext:value-type="float">
            <text:p>0.3021744085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88.7740612374656" calcext:value-type="float">
            <text:p>88.7740612375</text:p>
          </table:table-cell>
        </table:table-row>
        <table:table-row table:style-name="ro1">
          <table:table-cell table:formula="of:=CONCATENATE(&quot;00000&quot;;RANDBETWEEN(1000000;9999999))" office:value-type="string" office:string-value="000003044407" calcext:value-type="string">
            <text:p>000003044407</text:p>
          </table:table-cell>
          <table:table-cell table:formula="of:=RANDBETWEEN(18;70)" office:value-type="float" office:value="49" calcext:value-type="float">
            <text:p>4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9153" calcext:value-type="float">
            <text:p>29153</text:p>
          </table:table-cell>
          <table:table-cell table:formula="of:=RANDBETWEEN(0;45)" office:value-type="float" office:value="15" calcext:value-type="float">
            <text:p>15</text:p>
          </table:table-cell>
          <table:table-cell table:formula="of:=RANDBETWEEN(0;500000)" office:value-type="float" office:value="121651" calcext:value-type="float">
            <text:p>121651</text:p>
          </table:table-cell>
          <table:table-cell table:formula="of:=RAND()*0.45" office:value-type="float" office:value="0.449630445197859" calcext:value-type="float">
            <text:p>0.4496304452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74.7381030390112" calcext:value-type="float">
            <text:p>74.738103039</text:p>
          </table:table-cell>
        </table:table-row>
        <table:table-row table:style-name="ro1">
          <table:table-cell table:formula="of:=CONCATENATE(&quot;00000&quot;;RANDBETWEEN(1000000;9999999))" office:value-type="string" office:string-value="000001607464" calcext:value-type="string">
            <text:p>000001607464</text:p>
          </table:table-cell>
          <table:table-cell table:formula="of:=RANDBETWEEN(18;70)" office:value-type="float" office:value="49" calcext:value-type="float">
            <text:p>4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48731" calcext:value-type="float">
            <text:p>248731</text:p>
          </table:table-cell>
          <table:table-cell table:formula="of:=RANDBETWEEN(0;45)" office:value-type="float" office:value="12" calcext:value-type="float">
            <text:p>12</text:p>
          </table:table-cell>
          <table:table-cell table:formula="of:=RANDBETWEEN(0;500000)" office:value-type="float" office:value="479061" calcext:value-type="float">
            <text:p>479061</text:p>
          </table:table-cell>
          <table:table-cell table:formula="of:=RAND()*0.45" office:value-type="float" office:value="0.133200544284538" calcext:value-type="float">
            <text:p>0.1332005443</text:p>
          </table:table-cell>
          <table:table-cell table:formula="of:=RANDBETWEEN(8;24)" office:value-type="float" office:value="19" calcext:value-type="float">
            <text:p>19</text:p>
          </table:table-cell>
          <table:table-cell table:formula="of:=RAND()*100" office:value-type="float" office:value="2.11899624077208" calcext:value-type="float">
            <text:p>2.1189962408</text:p>
          </table:table-cell>
        </table:table-row>
        <table:table-row table:style-name="ro1">
          <table:table-cell table:formula="of:=CONCATENATE(&quot;00000&quot;;RANDBETWEEN(1000000;9999999))" office:value-type="string" office:string-value="000003215770" calcext:value-type="string">
            <text:p>000003215770</text:p>
          </table:table-cell>
          <table:table-cell table:formula="of:=RANDBETWEEN(18;70)" office:value-type="float" office:value="26" calcext:value-type="float">
            <text:p>26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42372" calcext:value-type="float">
            <text:p>42372</text:p>
          </table:table-cell>
          <table:table-cell table:formula="of:=RANDBETWEEN(0;45)" office:value-type="float" office:value="17" calcext:value-type="float">
            <text:p>17</text:p>
          </table:table-cell>
          <table:table-cell table:formula="of:=RANDBETWEEN(0;500000)" office:value-type="float" office:value="212182" calcext:value-type="float">
            <text:p>212182</text:p>
          </table:table-cell>
          <table:table-cell table:formula="of:=RAND()*0.45" office:value-type="float" office:value="0.422379789754878" calcext:value-type="float">
            <text:p>0.4223797898</text:p>
          </table:table-cell>
          <table:table-cell table:formula="of:=RANDBETWEEN(8;24)" office:value-type="float" office:value="19" calcext:value-type="float">
            <text:p>19</text:p>
          </table:table-cell>
          <table:table-cell table:formula="of:=RAND()*100" office:value-type="float" office:value="79.0567856326185" calcext:value-type="float">
            <text:p>79.0567856326</text:p>
          </table:table-cell>
        </table:table-row>
        <table:table-row table:style-name="ro1">
          <table:table-cell table:formula="of:=CONCATENATE(&quot;00000&quot;;RANDBETWEEN(1000000;9999999))" office:value-type="string" office:string-value="000002848195" calcext:value-type="string">
            <text:p>000002848195</text:p>
          </table:table-cell>
          <table:table-cell table:formula="of:=RANDBETWEEN(18;70)" office:value-type="float" office:value="38" calcext:value-type="float">
            <text:p>3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68506" calcext:value-type="float">
            <text:p>168506</text:p>
          </table:table-cell>
          <table:table-cell table:formula="of:=RANDBETWEEN(0;45)" office:value-type="float" office:value="20" calcext:value-type="float">
            <text:p>20</text:p>
          </table:table-cell>
          <table:table-cell table:formula="of:=RANDBETWEEN(0;500000)" office:value-type="float" office:value="134741" calcext:value-type="float">
            <text:p>134741</text:p>
          </table:table-cell>
          <table:table-cell table:formula="of:=RAND()*0.45" office:value-type="float" office:value="0.247938447895946" calcext:value-type="float">
            <text:p>0.2479384479</text:p>
          </table:table-cell>
          <table:table-cell table:formula="of:=RANDBETWEEN(8;24)" office:value-type="float" office:value="18" calcext:value-type="float">
            <text:p>18</text:p>
          </table:table-cell>
          <table:table-cell table:formula="of:=RAND()*100" office:value-type="float" office:value="57.933618793357" calcext:value-type="float">
            <text:p>57.9336187934</text:p>
          </table:table-cell>
        </table:table-row>
        <table:table-row table:style-name="ro1">
          <table:table-cell table:formula="of:=CONCATENATE(&quot;00000&quot;;RANDBETWEEN(1000000;9999999))" office:value-type="string" office:string-value="000002731357" calcext:value-type="string">
            <text:p>000002731357</text:p>
          </table:table-cell>
          <table:table-cell table:formula="of:=RANDBETWEEN(18;70)" office:value-type="float" office:value="36" calcext:value-type="float">
            <text:p>36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90330" calcext:value-type="float">
            <text:p>190330</text:p>
          </table:table-cell>
          <table:table-cell table:formula="of:=RANDBETWEEN(0;45)" office:value-type="float" office:value="38" calcext:value-type="float">
            <text:p>38</text:p>
          </table:table-cell>
          <table:table-cell table:formula="of:=RANDBETWEEN(0;500000)" office:value-type="float" office:value="423574" calcext:value-type="float">
            <text:p>423574</text:p>
          </table:table-cell>
          <table:table-cell table:formula="of:=RAND()*0.45" office:value-type="float" office:value="0.321267163110404" calcext:value-type="float">
            <text:p>0.3212671631</text:p>
          </table:table-cell>
          <table:table-cell table:formula="of:=RANDBETWEEN(8;24)" office:value-type="float" office:value="16" calcext:value-type="float">
            <text:p>16</text:p>
          </table:table-cell>
          <table:table-cell table:formula="of:=RAND()*100" office:value-type="float" office:value="81.8964314748056" calcext:value-type="float">
            <text:p>81.8964314748</text:p>
          </table:table-cell>
        </table:table-row>
        <table:table-row table:style-name="ro1">
          <table:table-cell table:formula="of:=CONCATENATE(&quot;00000&quot;;RANDBETWEEN(1000000;9999999))" office:value-type="string" office:string-value="000002260203" calcext:value-type="string">
            <text:p>000002260203</text:p>
          </table:table-cell>
          <table:table-cell table:formula="of:=RANDBETWEEN(18;70)" office:value-type="float" office:value="63" calcext:value-type="float">
            <text:p>63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3306" calcext:value-type="float">
            <text:p>13306</text:p>
          </table:table-cell>
          <table:table-cell table:formula="of:=RANDBETWEEN(0;45)" office:value-type="float" office:value="35" calcext:value-type="float">
            <text:p>35</text:p>
          </table:table-cell>
          <table:table-cell table:formula="of:=RANDBETWEEN(0;500000)" office:value-type="float" office:value="92279" calcext:value-type="float">
            <text:p>92279</text:p>
          </table:table-cell>
          <table:table-cell table:formula="of:=RAND()*0.45" office:value-type="float" office:value="0.255398708201052" calcext:value-type="float">
            <text:p>0.2553987082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65.9606006172236" calcext:value-type="float">
            <text:p>65.9606006172</text:p>
          </table:table-cell>
        </table:table-row>
        <table:table-row table:style-name="ro1">
          <table:table-cell table:formula="of:=CONCATENATE(&quot;00000&quot;;RANDBETWEEN(1000000;9999999))" office:value-type="string" office:string-value="000005906769" calcext:value-type="string">
            <text:p>000005906769</text:p>
          </table:table-cell>
          <table:table-cell table:formula="of:=RANDBETWEEN(18;70)" office:value-type="float" office:value="22" calcext:value-type="float">
            <text:p>22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62366" calcext:value-type="float">
            <text:p>162366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254773" calcext:value-type="float">
            <text:p>254773</text:p>
          </table:table-cell>
          <table:table-cell table:formula="of:=RAND()*0.45" office:value-type="float" office:value="0.132748998698963" calcext:value-type="float">
            <text:p>0.1327489987</text:p>
          </table:table-cell>
          <table:table-cell table:formula="of:=RANDBETWEEN(8;24)" office:value-type="float" office:value="24" calcext:value-type="float">
            <text:p>24</text:p>
          </table:table-cell>
          <table:table-cell table:formula="of:=RAND()*100" office:value-type="float" office:value="63.0418739583677" calcext:value-type="float">
            <text:p>63.0418739584</text:p>
          </table:table-cell>
        </table:table-row>
        <table:table-row table:style-name="ro1">
          <table:table-cell table:formula="of:=CONCATENATE(&quot;00000&quot;;RANDBETWEEN(1000000;9999999))" office:value-type="string" office:string-value="000009105605" calcext:value-type="string">
            <text:p>000009105605</text:p>
          </table:table-cell>
          <table:table-cell table:formula="of:=RANDBETWEEN(18;70)" office:value-type="float" office:value="69" calcext:value-type="float">
            <text:p>69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17638" calcext:value-type="float">
            <text:p>117638</text:p>
          </table:table-cell>
          <table:table-cell table:formula="of:=RANDBETWEEN(0;45)" office:value-type="float" office:value="24" calcext:value-type="float">
            <text:p>24</text:p>
          </table:table-cell>
          <table:table-cell table:formula="of:=RANDBETWEEN(0;500000)" office:value-type="float" office:value="282729" calcext:value-type="float">
            <text:p>282729</text:p>
          </table:table-cell>
          <table:table-cell table:formula="of:=RAND()*0.45" office:value-type="float" office:value="0.389149671078348" calcext:value-type="float">
            <text:p>0.3891496711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67.5746622934224" calcext:value-type="float">
            <text:p>67.5746622934</text:p>
          </table:table-cell>
        </table:table-row>
        <table:table-row table:style-name="ro1">
          <table:table-cell table:formula="of:=CONCATENATE(&quot;00000&quot;;RANDBETWEEN(1000000;9999999))" office:value-type="string" office:string-value="000008173431" calcext:value-type="string">
            <text:p>000008173431</text:p>
          </table:table-cell>
          <table:table-cell table:formula="of:=RANDBETWEEN(18;70)" office:value-type="float" office:value="53" calcext:value-type="float">
            <text:p>53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29694" calcext:value-type="float">
            <text:p>129694</text:p>
          </table:table-cell>
          <table:table-cell table:formula="of:=RANDBETWEEN(0;45)" office:value-type="float" office:value="1" calcext:value-type="float">
            <text:p>1</text:p>
          </table:table-cell>
          <table:table-cell table:formula="of:=RANDBETWEEN(0;500000)" office:value-type="float" office:value="462129" calcext:value-type="float">
            <text:p>462129</text:p>
          </table:table-cell>
          <table:table-cell table:formula="of:=RAND()*0.45" office:value-type="float" office:value="0.435385829209537" calcext:value-type="float">
            <text:p>0.4353858292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96.4909073372135" calcext:value-type="float">
            <text:p>96.4909073372</text:p>
          </table:table-cell>
        </table:table-row>
        <table:table-row table:style-name="ro1">
          <table:table-cell table:formula="of:=CONCATENATE(&quot;00000&quot;;RANDBETWEEN(1000000;9999999))" office:value-type="string" office:string-value="000006651925" calcext:value-type="string">
            <text:p>000006651925</text:p>
          </table:table-cell>
          <table:table-cell table:formula="of:=RANDBETWEEN(18;70)" office:value-type="float" office:value="67" calcext:value-type="float">
            <text:p>6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00711" calcext:value-type="float">
            <text:p>100711</text:p>
          </table:table-cell>
          <table:table-cell table:formula="of:=RANDBETWEEN(0;45)" office:value-type="float" office:value="31" calcext:value-type="float">
            <text:p>31</text:p>
          </table:table-cell>
          <table:table-cell table:formula="of:=RANDBETWEEN(0;500000)" office:value-type="float" office:value="188709" calcext:value-type="float">
            <text:p>188709</text:p>
          </table:table-cell>
          <table:table-cell table:formula="of:=RAND()*0.45" office:value-type="float" office:value="0.0103733646616168" calcext:value-type="float">
            <text:p>0.0103733647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73.3762663925225" calcext:value-type="float">
            <text:p>73.3762663925</text:p>
          </table:table-cell>
        </table:table-row>
        <table:table-row table:style-name="ro1">
          <table:table-cell table:formula="of:=CONCATENATE(&quot;00000&quot;;RANDBETWEEN(1000000;9999999))" office:value-type="string" office:string-value="000001994240" calcext:value-type="string">
            <text:p>000001994240</text:p>
          </table:table-cell>
          <table:table-cell table:formula="of:=RANDBETWEEN(18;70)" office:value-type="float" office:value="69" calcext:value-type="float">
            <text:p>69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63322" calcext:value-type="float">
            <text:p>63322</text:p>
          </table:table-cell>
          <table:table-cell table:formula="of:=RANDBETWEEN(0;45)" office:value-type="float" office:value="5" calcext:value-type="float">
            <text:p>5</text:p>
          </table:table-cell>
          <table:table-cell table:formula="of:=RANDBETWEEN(0;500000)" office:value-type="float" office:value="203683" calcext:value-type="float">
            <text:p>203683</text:p>
          </table:table-cell>
          <table:table-cell table:formula="of:=RAND()*0.45" office:value-type="float" office:value="0.172147073406272" calcext:value-type="float">
            <text:p>0.1721470734</text:p>
          </table:table-cell>
          <table:table-cell table:formula="of:=RANDBETWEEN(8;24)" office:value-type="float" office:value="16" calcext:value-type="float">
            <text:p>16</text:p>
          </table:table-cell>
          <table:table-cell table:formula="of:=RAND()*100" office:value-type="float" office:value="24.9246964941943" calcext:value-type="float">
            <text:p>24.9246964942</text:p>
          </table:table-cell>
        </table:table-row>
        <table:table-row table:style-name="ro1">
          <table:table-cell table:formula="of:=CONCATENATE(&quot;00000&quot;;RANDBETWEEN(1000000;9999999))" office:value-type="string" office:string-value="000008530002" calcext:value-type="string">
            <text:p>000008530002</text:p>
          </table:table-cell>
          <table:table-cell table:formula="of:=RANDBETWEEN(18;70)" office:value-type="float" office:value="62" calcext:value-type="float">
            <text:p>6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4262" calcext:value-type="float">
            <text:p>24262</text:p>
          </table:table-cell>
          <table:table-cell table:formula="of:=RANDBETWEEN(0;45)" office:value-type="float" office:value="36" calcext:value-type="float">
            <text:p>36</text:p>
          </table:table-cell>
          <table:table-cell table:formula="of:=RANDBETWEEN(0;500000)" office:value-type="float" office:value="174278" calcext:value-type="float">
            <text:p>174278</text:p>
          </table:table-cell>
          <table:table-cell table:formula="of:=RAND()*0.45" office:value-type="float" office:value="0.441177536016503" calcext:value-type="float">
            <text:p>0.441177536</text:p>
          </table:table-cell>
          <table:table-cell table:formula="of:=RANDBETWEEN(8;24)" office:value-type="float" office:value="12" calcext:value-type="float">
            <text:p>12</text:p>
          </table:table-cell>
          <table:table-cell table:formula="of:=RAND()*100" office:value-type="float" office:value="64.5837397054913" calcext:value-type="float">
            <text:p>64.5837397055</text:p>
          </table:table-cell>
        </table:table-row>
        <table:table-row table:style-name="ro1">
          <table:table-cell table:formula="of:=CONCATENATE(&quot;00000&quot;;RANDBETWEEN(1000000;9999999))" office:value-type="string" office:string-value="000007284603" calcext:value-type="string">
            <text:p>000007284603</text:p>
          </table:table-cell>
          <table:table-cell table:formula="of:=RANDBETWEEN(18;70)" office:value-type="float" office:value="31" calcext:value-type="float">
            <text:p>31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985" calcext:value-type="float">
            <text:p>1985</text:p>
          </table:table-cell>
          <table:table-cell table:formula="of:=RANDBETWEEN(0;45)" office:value-type="float" office:value="44" calcext:value-type="float">
            <text:p>44</text:p>
          </table:table-cell>
          <table:table-cell table:formula="of:=RANDBETWEEN(0;500000)" office:value-type="float" office:value="164670" calcext:value-type="float">
            <text:p>164670</text:p>
          </table:table-cell>
          <table:table-cell table:formula="of:=RAND()*0.45" office:value-type="float" office:value="0.282723133436584" calcext:value-type="float">
            <text:p>0.2827231334</text:p>
          </table:table-cell>
          <table:table-cell table:formula="of:=RANDBETWEEN(8;24)" office:value-type="float" office:value="10" calcext:value-type="float">
            <text:p>10</text:p>
          </table:table-cell>
          <table:table-cell table:formula="of:=RAND()*100" office:value-type="float" office:value="38.6767473431702" calcext:value-type="float">
            <text:p>38.6767473432</text:p>
          </table:table-cell>
        </table:table-row>
        <table:table-row table:style-name="ro1">
          <table:table-cell table:formula="of:=CONCATENATE(&quot;00000&quot;;RANDBETWEEN(1000000;9999999))" office:value-type="string" office:string-value="000005987834" calcext:value-type="string">
            <text:p>000005987834</text:p>
          </table:table-cell>
          <table:table-cell table:formula="of:=RANDBETWEEN(18;70)" office:value-type="float" office:value="28" calcext:value-type="float">
            <text:p>2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49375" calcext:value-type="float">
            <text:p>249375</text:p>
          </table:table-cell>
          <table:table-cell table:formula="of:=RANDBETWEEN(0;45)" office:value-type="float" office:value="10" calcext:value-type="float">
            <text:p>10</text:p>
          </table:table-cell>
          <table:table-cell table:formula="of:=RANDBETWEEN(0;500000)" office:value-type="float" office:value="278065" calcext:value-type="float">
            <text:p>278065</text:p>
          </table:table-cell>
          <table:table-cell table:formula="of:=RAND()*0.45" office:value-type="float" office:value="0.228376265906616" calcext:value-type="float">
            <text:p>0.2283762659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57.980947756293" calcext:value-type="float">
            <text:p>57.9809477563</text:p>
          </table:table-cell>
        </table:table-row>
        <table:table-row table:style-name="ro1">
          <table:table-cell table:formula="of:=CONCATENATE(&quot;00000&quot;;RANDBETWEEN(1000000;9999999))" office:value-type="string" office:string-value="000003160106" calcext:value-type="string">
            <text:p>000003160106</text:p>
          </table:table-cell>
          <table:table-cell table:formula="of:=RANDBETWEEN(18;70)" office:value-type="float" office:value="58" calcext:value-type="float">
            <text:p>5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21984" calcext:value-type="float">
            <text:p>121984</text:p>
          </table:table-cell>
          <table:table-cell table:formula="of:=RANDBETWEEN(0;45)" office:value-type="float" office:value="20" calcext:value-type="float">
            <text:p>20</text:p>
          </table:table-cell>
          <table:table-cell table:formula="of:=RANDBETWEEN(0;500000)" office:value-type="float" office:value="432033" calcext:value-type="float">
            <text:p>432033</text:p>
          </table:table-cell>
          <table:table-cell table:formula="of:=RAND()*0.45" office:value-type="float" office:value="0.399444359709933" calcext:value-type="float">
            <text:p>0.3994443597</text:p>
          </table:table-cell>
          <table:table-cell table:formula="of:=RANDBETWEEN(8;24)" office:value-type="float" office:value="13" calcext:value-type="float">
            <text:p>13</text:p>
          </table:table-cell>
          <table:table-cell table:formula="of:=RAND()*100" office:value-type="float" office:value="48.7204386268123" calcext:value-type="float">
            <text:p>48.7204386268</text:p>
          </table:table-cell>
        </table:table-row>
        <table:table-row table:style-name="ro1">
          <table:table-cell table:formula="of:=CONCATENATE(&quot;00000&quot;;RANDBETWEEN(1000000;9999999))" office:value-type="string" office:string-value="000001507590" calcext:value-type="string">
            <text:p>000001507590</text:p>
          </table:table-cell>
          <table:table-cell table:formula="of:=RANDBETWEEN(18;70)" office:value-type="float" office:value="20" calcext:value-type="float">
            <text:p>20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3602" calcext:value-type="float">
            <text:p>23602</text:p>
          </table:table-cell>
          <table:table-cell table:formula="of:=RANDBETWEEN(0;45)" office:value-type="float" office:value="43" calcext:value-type="float">
            <text:p>43</text:p>
          </table:table-cell>
          <table:table-cell table:formula="of:=RANDBETWEEN(0;500000)" office:value-type="float" office:value="115367" calcext:value-type="float">
            <text:p>115367</text:p>
          </table:table-cell>
          <table:table-cell table:formula="of:=RAND()*0.45" office:value-type="float" office:value="0.363300751843325" calcext:value-type="float">
            <text:p>0.3633007518</text:p>
          </table:table-cell>
          <table:table-cell table:formula="of:=RANDBETWEEN(8;24)" office:value-type="float" office:value="20" calcext:value-type="float">
            <text:p>20</text:p>
          </table:table-cell>
          <table:table-cell table:formula="of:=RAND()*100" office:value-type="float" office:value="74.2744019980134" calcext:value-type="float">
            <text:p>74.274401998</text:p>
          </table:table-cell>
        </table:table-row>
        <table:table-row table:style-name="ro1">
          <table:table-cell table:formula="of:=CONCATENATE(&quot;00000&quot;;RANDBETWEEN(1000000;9999999))" office:value-type="string" office:string-value="000004750731" calcext:value-type="string">
            <text:p>000004750731</text:p>
          </table:table-cell>
          <table:table-cell table:formula="of:=RANDBETWEEN(18;70)" office:value-type="float" office:value="57" calcext:value-type="float">
            <text:p>57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08922" calcext:value-type="float">
            <text:p>208922</text:p>
          </table:table-cell>
          <table:table-cell table:formula="of:=RANDBETWEEN(0;45)" office:value-type="float" office:value="10" calcext:value-type="float">
            <text:p>10</text:p>
          </table:table-cell>
          <table:table-cell table:formula="of:=RANDBETWEEN(0;500000)" office:value-type="float" office:value="75152" calcext:value-type="float">
            <text:p>75152</text:p>
          </table:table-cell>
          <table:table-cell table:formula="of:=RAND()*0.45" office:value-type="float" office:value="0.189508584484861" calcext:value-type="float">
            <text:p>0.1895085845</text:p>
          </table:table-cell>
          <table:table-cell table:formula="of:=RANDBETWEEN(8;24)" office:value-type="float" office:value="14" calcext:value-type="float">
            <text:p>14</text:p>
          </table:table-cell>
          <table:table-cell table:formula="of:=RAND()*100" office:value-type="float" office:value="28.7295369906175" calcext:value-type="float">
            <text:p>28.7295369906</text:p>
          </table:table-cell>
        </table:table-row>
        <table:table-row table:style-name="ro1">
          <table:table-cell table:formula="of:=CONCATENATE(&quot;00000&quot;;RANDBETWEEN(1000000;9999999))" office:value-type="string" office:string-value="000003277688" calcext:value-type="string">
            <text:p>000003277688</text:p>
          </table:table-cell>
          <table:table-cell table:formula="of:=RANDBETWEEN(18;70)" office:value-type="float" office:value="65" calcext:value-type="float">
            <text:p>6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28075" calcext:value-type="float">
            <text:p>28075</text:p>
          </table:table-cell>
          <table:table-cell table:formula="of:=RANDBETWEEN(0;45)" office:value-type="float" office:value="44" calcext:value-type="float">
            <text:p>44</text:p>
          </table:table-cell>
          <table:table-cell table:formula="of:=RANDBETWEEN(0;500000)" office:value-type="float" office:value="293802" calcext:value-type="float">
            <text:p>293802</text:p>
          </table:table-cell>
          <table:table-cell table:formula="of:=RAND()*0.45" office:value-type="float" office:value="0.139858022654269" calcext:value-type="float">
            <text:p>0.1398580227</text:p>
          </table:table-cell>
          <table:table-cell table:formula="of:=RANDBETWEEN(8;24)" office:value-type="float" office:value="23" calcext:value-type="float">
            <text:p>23</text:p>
          </table:table-cell>
          <table:table-cell table:formula="of:=RAND()*100" office:value-type="float" office:value="21.9687440867231" calcext:value-type="float">
            <text:p>21.9687440867</text:p>
          </table:table-cell>
        </table:table-row>
        <table:table-row table:style-name="ro1">
          <table:table-cell table:formula="of:=CONCATENATE(&quot;00000&quot;;RANDBETWEEN(1000000;9999999))" office:value-type="string" office:string-value="000009802938" calcext:value-type="string">
            <text:p>000009802938</text:p>
          </table:table-cell>
          <table:table-cell table:formula="of:=RANDBETWEEN(18;70)" office:value-type="float" office:value="59" calcext:value-type="float">
            <text:p>59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21286" calcext:value-type="float">
            <text:p>121286</text:p>
          </table:table-cell>
          <table:table-cell table:formula="of:=RANDBETWEEN(0;45)" office:value-type="float" office:value="8" calcext:value-type="float">
            <text:p>8</text:p>
          </table:table-cell>
          <table:table-cell table:formula="of:=RANDBETWEEN(0;500000)" office:value-type="float" office:value="172770" calcext:value-type="float">
            <text:p>172770</text:p>
          </table:table-cell>
          <table:table-cell table:formula="of:=RAND()*0.45" office:value-type="float" office:value="0.433351289890859" calcext:value-type="float">
            <text:p>0.4333512899</text:p>
          </table:table-cell>
          <table:table-cell table:formula="of:=RANDBETWEEN(8;24)" office:value-type="float" office:value="21" calcext:value-type="float">
            <text:p>21</text:p>
          </table:table-cell>
          <table:table-cell table:formula="of:=RAND()*100" office:value-type="float" office:value="94.5385291850974" calcext:value-type="float">
            <text:p>94.5385291851</text:p>
          </table:table-cell>
        </table:table-row>
        <table:table-row table:style-name="ro1">
          <table:table-cell table:formula="of:=CONCATENATE(&quot;00000&quot;;RANDBETWEEN(1000000;9999999))" office:value-type="string" office:string-value="000001640230" calcext:value-type="string">
            <text:p>000001640230</text:p>
          </table:table-cell>
          <table:table-cell table:formula="of:=RANDBETWEEN(18;70)" office:value-type="float" office:value="19" calcext:value-type="float">
            <text:p>19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45549" calcext:value-type="float">
            <text:p>45549</text:p>
          </table:table-cell>
          <table:table-cell table:formula="of:=RANDBETWEEN(0;45)" office:value-type="float" office:value="17" calcext:value-type="float">
            <text:p>17</text:p>
          </table:table-cell>
          <table:table-cell table:formula="of:=RANDBETWEEN(0;500000)" office:value-type="float" office:value="209832" calcext:value-type="float">
            <text:p>209832</text:p>
          </table:table-cell>
          <table:table-cell table:formula="of:=RAND()*0.45" office:value-type="float" office:value="0.378521008917395" calcext:value-type="float">
            <text:p>0.3785210089</text:p>
          </table:table-cell>
          <table:table-cell table:formula="of:=RANDBETWEEN(8;24)" office:value-type="float" office:value="12" calcext:value-type="float">
            <text:p>12</text:p>
          </table:table-cell>
          <table:table-cell table:formula="of:=RAND()*100" office:value-type="float" office:value="97.7531673934329" calcext:value-type="float">
            <text:p>97.7531673934</text:p>
          </table:table-cell>
        </table:table-row>
        <table:table-row table:style-name="ro1">
          <table:table-cell table:formula="of:=CONCATENATE(&quot;00000&quot;;RANDBETWEEN(1000000;9999999))" office:value-type="string" office:string-value="000003408738" calcext:value-type="string">
            <text:p>000003408738</text:p>
          </table:table-cell>
          <table:table-cell table:formula="of:=RANDBETWEEN(18;70)" office:value-type="float" office:value="50" calcext:value-type="float">
            <text:p>50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84439" calcext:value-type="float">
            <text:p>184439</text:p>
          </table:table-cell>
          <table:table-cell table:formula="of:=RANDBETWEEN(0;45)" office:value-type="float" office:value="0" calcext:value-type="float">
            <text:p>0</text:p>
          </table:table-cell>
          <table:table-cell table:formula="of:=RANDBETWEEN(0;500000)" office:value-type="float" office:value="436010" calcext:value-type="float">
            <text:p>436010</text:p>
          </table:table-cell>
          <table:table-cell table:formula="of:=RAND()*0.45" office:value-type="float" office:value="0.162193980502717" calcext:value-type="float">
            <text:p>0.1621939805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95.2830486235141" calcext:value-type="float">
            <text:p>95.2830486235</text:p>
          </table:table-cell>
        </table:table-row>
        <table:table-row table:style-name="ro1">
          <table:table-cell table:formula="of:=CONCATENATE(&quot;00000&quot;;RANDBETWEEN(1000000;9999999))" office:value-type="string" office:string-value="000003031480" calcext:value-type="string">
            <text:p>000003031480</text:p>
          </table:table-cell>
          <table:table-cell table:formula="of:=RANDBETWEEN(18;70)" office:value-type="float" office:value="45" calcext:value-type="float">
            <text:p>45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05568" calcext:value-type="float">
            <text:p>105568</text:p>
          </table:table-cell>
          <table:table-cell table:formula="of:=RANDBETWEEN(0;45)" office:value-type="float" office:value="29" calcext:value-type="float">
            <text:p>29</text:p>
          </table:table-cell>
          <table:table-cell table:formula="of:=RANDBETWEEN(0;500000)" office:value-type="float" office:value="481948" calcext:value-type="float">
            <text:p>481948</text:p>
          </table:table-cell>
          <table:table-cell table:formula="of:=RAND()*0.45" office:value-type="float" office:value="0.142097346867489" calcext:value-type="float">
            <text:p>0.1420973469</text:p>
          </table:table-cell>
          <table:table-cell table:formula="of:=RANDBETWEEN(8;24)" office:value-type="float" office:value="22" calcext:value-type="float">
            <text:p>22</text:p>
          </table:table-cell>
          <table:table-cell table:formula="of:=RAND()*100" office:value-type="float" office:value="24.6906738312122" calcext:value-type="float">
            <text:p>24.6906738312</text:p>
          </table:table-cell>
        </table:table-row>
        <table:table-row table:style-name="ro1">
          <table:table-cell table:formula="of:=CONCATENATE(&quot;00000&quot;;RANDBETWEEN(1000000;9999999))" office:value-type="string" office:string-value="000009685013" calcext:value-type="string">
            <text:p>000009685013</text:p>
          </table:table-cell>
          <table:table-cell table:formula="of:=RANDBETWEEN(18;70)" office:value-type="float" office:value="31" calcext:value-type="float">
            <text:p>31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214264" calcext:value-type="float">
            <text:p>214264</text:p>
          </table:table-cell>
          <table:table-cell table:formula="of:=RANDBETWEEN(0;45)" office:value-type="float" office:value="45" calcext:value-type="float">
            <text:p>45</text:p>
          </table:table-cell>
          <table:table-cell table:formula="of:=RANDBETWEEN(0;500000)" office:value-type="float" office:value="201554" calcext:value-type="float">
            <text:p>201554</text:p>
          </table:table-cell>
          <table:table-cell table:formula="of:=RAND()*0.45" office:value-type="float" office:value="0.319191606786847" calcext:value-type="float">
            <text:p>0.3191916068</text:p>
          </table:table-cell>
          <table:table-cell table:formula="of:=RANDBETWEEN(8;24)" office:value-type="float" office:value="17" calcext:value-type="float">
            <text:p>17</text:p>
          </table:table-cell>
          <table:table-cell table:formula="of:=RAND()*100" office:value-type="float" office:value="8.59932111949675" calcext:value-type="float">
            <text:p>8.5993211195</text:p>
          </table:table-cell>
        </table:table-row>
        <table:table-row table:style-name="ro1">
          <table:table-cell table:formula="of:=CONCATENATE(&quot;00000&quot;;RANDBETWEEN(1000000;9999999))" office:value-type="string" office:string-value="000003726133" calcext:value-type="string">
            <text:p>000003726133</text:p>
          </table:table-cell>
          <table:table-cell table:formula="of:=RANDBETWEEN(18;70)" office:value-type="float" office:value="32" calcext:value-type="float">
            <text:p>32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166119" calcext:value-type="float">
            <text:p>166119</text:p>
          </table:table-cell>
          <table:table-cell table:formula="of:=RANDBETWEEN(0;45)" office:value-type="float" office:value="28" calcext:value-type="float">
            <text:p>28</text:p>
          </table:table-cell>
          <table:table-cell table:formula="of:=RANDBETWEEN(0;500000)" office:value-type="float" office:value="64673" calcext:value-type="float">
            <text:p>64673</text:p>
          </table:table-cell>
          <table:table-cell table:formula="of:=RAND()*0.45" office:value-type="float" office:value="0.421349443721763" calcext:value-type="float">
            <text:p>0.4213494437</text:p>
          </table:table-cell>
          <table:table-cell table:formula="of:=RANDBETWEEN(8;24)" office:value-type="float" office:value="11" calcext:value-type="float">
            <text:p>11</text:p>
          </table:table-cell>
          <table:table-cell table:formula="of:=RAND()*100" office:value-type="float" office:value="2.37302164793327" calcext:value-type="float">
            <text:p>2.3730216479</text:p>
          </table:table-cell>
        </table:table-row>
        <table:table-row table:style-name="ro1">
          <table:table-cell table:formula="of:=CONCATENATE(&quot;00000&quot;;RANDBETWEEN(1000000;9999999))" office:value-type="string" office:string-value="000007214066" calcext:value-type="string">
            <text:p>000007214066</text:p>
          </table:table-cell>
          <table:table-cell table:formula="of:=RANDBETWEEN(18;70)" office:value-type="float" office:value="58" calcext:value-type="float">
            <text:p>58</text:p>
          </table:table-cell>
          <table:table-cell table:formula="of:=IF(RAND() &lt; 0.5;&quot;M&quot;;&quot;F&quot;)" office:value-type="string" office:string-value="M" calcext:value-type="string">
            <text:p>M</text:p>
          </table:table-cell>
          <table:table-cell table:formula="of:=RANDBETWEEN(0;250000)" office:value-type="float" office:value="153640" calcext:value-type="float">
            <text:p>153640</text:p>
          </table:table-cell>
          <table:table-cell table:formula="of:=RANDBETWEEN(0;45)" office:value-type="float" office:value="3" calcext:value-type="float">
            <text:p>3</text:p>
          </table:table-cell>
          <table:table-cell table:formula="of:=RANDBETWEEN(0;500000)" office:value-type="float" office:value="211010" calcext:value-type="float">
            <text:p>211010</text:p>
          </table:table-cell>
          <table:table-cell table:formula="of:=RAND()*0.45" office:value-type="float" office:value="0.311046290775172" calcext:value-type="float">
            <text:p>0.3110462908</text:p>
          </table:table-cell>
          <table:table-cell table:formula="of:=RANDBETWEEN(8;24)" office:value-type="float" office:value="16" calcext:value-type="float">
            <text:p>16</text:p>
          </table:table-cell>
          <table:table-cell table:formula="of:=RAND()*100" office:value-type="float" office:value="41.9900452658048" calcext:value-type="float">
            <text:p>41.9900452658</text:p>
          </table:table-cell>
        </table:table-row>
        <table:table-row table:style-name="ro1">
          <table:table-cell table:formula="of:=CONCATENATE(&quot;00000&quot;;RANDBETWEEN(1000000;9999999))" office:value-type="string" office:string-value="000002182293" calcext:value-type="string">
            <text:p>000002182293</text:p>
          </table:table-cell>
          <table:table-cell table:formula="of:=RANDBETWEEN(18;70)" office:value-type="float" office:value="56" calcext:value-type="float">
            <text:p>56</text:p>
          </table:table-cell>
          <table:table-cell table:formula="of:=IF(RAND() &lt; 0.5;&quot;M&quot;;&quot;F&quot;)" office:value-type="string" office:string-value="F" calcext:value-type="string">
            <text:p>F</text:p>
          </table:table-cell>
          <table:table-cell table:formula="of:=RANDBETWEEN(0;250000)" office:value-type="float" office:value="36444" calcext:value-type="float">
            <text:p>36444</text:p>
          </table:table-cell>
          <table:table-cell table:formula="of:=RANDBETWEEN(0;45)" office:value-type="float" office:value="20" calcext:value-type="float">
            <text:p>20</text:p>
          </table:table-cell>
          <table:table-cell table:formula="of:=RANDBETWEEN(0;500000)" office:value-type="float" office:value="435804" calcext:value-type="float">
            <text:p>435804</text:p>
          </table:table-cell>
          <table:table-cell table:formula="of:=RAND()*0.45" office:value-type="float" office:value="0.0631619887004522" calcext:value-type="float">
            <text:p>0.0631619887</text:p>
          </table:table-cell>
          <table:table-cell table:formula="of:=RANDBETWEEN(8;24)" office:value-type="float" office:value="16" calcext:value-type="float">
            <text:p>16</text:p>
          </table:table-cell>
          <table:table-cell table:formula="of:=RAND()*100" office:value-type="float" office:value="72.4171976586514" calcext:value-type="float">
            <text:p>72.4171976587</text:p>
          </table:table-cell>
        </table:table-row>
      </table:table>
      <table:table table:name="fixed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_cod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yrs_at_job</text:p>
          </table:table-cell>
          <table:table-cell office:value-type="string" calcext:value-type="string">
            <text:p>household_income</text:p>
          </table:table-cell>
          <table:table-cell office:value-type="string" calcext:value-type="string">
            <text:p>effective_tax</text:p>
          </table:table-cell>
          <table:table-cell office:value-type="string" calcext:value-type="string">
            <text:p>years_edu</text:p>
          </table:table-cell>
          <table:table-cell office:value-type="string" calcext:value-type="string">
            <text:p>credit_rating</text:p>
          </table:table-cell>
        </table:table-row>
        <table:table-row table:style-name="ro1">
          <table:table-cell office:value-type="string" calcext:value-type="string">
            <text:p>000005457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219641" calcext:value-type="float">
            <text:p>219641</text:p>
          </table:table-cell>
          <table:table-cell office:value-type="float" office:value="40" calcext:value-type="float">
            <text:p>40</text:p>
          </table:table-cell>
          <table:table-cell office:value-type="float" office:value="87870" calcext:value-type="float">
            <text:p>87870</text:p>
          </table:table-cell>
          <table:table-cell office:value-type="float" office:value="0.173109819936244" calcext:value-type="float">
            <text:p>0.1731098199</text:p>
          </table:table-cell>
          <table:table-cell office:value-type="float" office:value="18" calcext:value-type="float">
            <text:p>18</text:p>
          </table:table-cell>
          <table:table-cell office:value-type="float" office:value="16.9944645028786" calcext:value-type="float">
            <text:p>16.9944645029</text:p>
          </table:table-cell>
        </table:table-row>
        <table:table-row table:style-name="ro1">
          <table:table-cell office:value-type="string" calcext:value-type="string">
            <text:p>0000048411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float" office:value="216035" calcext:value-type="float">
            <text:p>216035</text:p>
          </table:table-cell>
          <table:table-cell office:value-type="float" office:value="36" calcext:value-type="float">
            <text:p>36</text:p>
          </table:table-cell>
          <table:table-cell office:value-type="float" office:value="3867" calcext:value-type="float">
            <text:p>3867</text:p>
          </table:table-cell>
          <table:table-cell office:value-type="float" office:value="0.151038066803084" calcext:value-type="float">
            <text:p>0.1510380668</text:p>
          </table:table-cell>
          <table:table-cell office:value-type="float" office:value="9" calcext:value-type="float">
            <text:p>9</text:p>
          </table:table-cell>
          <table:table-cell office:value-type="float" office:value="53.4627510219436" calcext:value-type="float">
            <text:p>53.4627510219</text:p>
          </table:table-cell>
        </table:table-row>
        <table:table-row table:style-name="ro1">
          <table:table-cell office:value-type="string" calcext:value-type="string">
            <text:p>0000078783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28639" calcext:value-type="float">
            <text:p>28639</text:p>
          </table:table-cell>
          <table:table-cell office:value-type="float" office:value="44" calcext:value-type="float">
            <text:p>44</text:p>
          </table:table-cell>
          <table:table-cell office:value-type="float" office:value="435693" calcext:value-type="float">
            <text:p>435693</text:p>
          </table:table-cell>
          <table:table-cell office:value-type="float" office:value="0.211702036346191" calcext:value-type="float">
            <text:p>0.2117020363</text:p>
          </table:table-cell>
          <table:table-cell office:value-type="float" office:value="24" calcext:value-type="float">
            <text:p>24</text:p>
          </table:table-cell>
          <table:table-cell office:value-type="float" office:value="93.5212676043052" calcext:value-type="float">
            <text:p>93.5212676043</text:p>
          </table:table-cell>
        </table:table-row>
        <table:table-row table:style-name="ro1">
          <table:table-cell office:value-type="string" calcext:value-type="string">
            <text:p>0000058161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145213" calcext:value-type="float">
            <text:p>145213</text:p>
          </table:table-cell>
          <table:table-cell office:value-type="float" office:value="29" calcext:value-type="float">
            <text:p>29</text:p>
          </table:table-cell>
          <table:table-cell office:value-type="float" office:value="102751" calcext:value-type="float">
            <text:p>102751</text:p>
          </table:table-cell>
          <table:table-cell office:value-type="float" office:value="0.40665753000687" calcext:value-type="float">
            <text:p>0.40665753</text:p>
          </table:table-cell>
          <table:table-cell office:value-type="float" office:value="15" calcext:value-type="float">
            <text:p>15</text:p>
          </table:table-cell>
          <table:table-cell office:value-type="float" office:value="8.5858174029583" calcext:value-type="float">
            <text:p>8.585817403</text:p>
          </table:table-cell>
        </table:table-row>
        <table:table-row table:style-name="ro1">
          <table:table-cell office:value-type="string" calcext:value-type="string">
            <text:p>0000047639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float" office:value="142705" calcext:value-type="float">
            <text:p>142705</text:p>
          </table:table-cell>
          <table:table-cell office:value-type="float" office:value="44" calcext:value-type="float">
            <text:p>44</text:p>
          </table:table-cell>
          <table:table-cell office:value-type="float" office:value="232672" calcext:value-type="float">
            <text:p>232672</text:p>
          </table:table-cell>
          <table:table-cell office:value-type="float" office:value="0.118808263803704" calcext:value-type="float">
            <text:p>0.1188082638</text:p>
          </table:table-cell>
          <table:table-cell office:value-type="float" office:value="16" calcext:value-type="float">
            <text:p>16</text:p>
          </table:table-cell>
          <table:table-cell office:value-type="float" office:value="81.7283905123257" calcext:value-type="float">
            <text:p>81.7283905123</text:p>
          </table:table-cell>
        </table:table-row>
        <table:table-row table:style-name="ro1">
          <table:table-cell office:value-type="string" calcext:value-type="string">
            <text:p>0000087751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140584" calcext:value-type="float">
            <text:p>140584</text:p>
          </table:table-cell>
          <table:table-cell office:value-type="float" office:value="10" calcext:value-type="float">
            <text:p>10</text:p>
          </table:table-cell>
          <table:table-cell office:value-type="float" office:value="493866" calcext:value-type="float">
            <text:p>493866</text:p>
          </table:table-cell>
          <table:table-cell office:value-type="float" office:value="0.208905013169023" calcext:value-type="float">
            <text:p>0.2089050132</text:p>
          </table:table-cell>
          <table:table-cell office:value-type="float" office:value="14" calcext:value-type="float">
            <text:p>14</text:p>
          </table:table-cell>
          <table:table-cell office:value-type="float" office:value="70.190994371602" calcext:value-type="float">
            <text:p>70.1909943716</text:p>
          </table:table-cell>
        </table:table-row>
        <table:table-row table:style-name="ro1">
          <table:table-cell office:value-type="string" calcext:value-type="string">
            <text:p>0000075026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float" office:value="244260" calcext:value-type="float">
            <text:p>244260</text:p>
          </table:table-cell>
          <table:table-cell office:value-type="float" office:value="29" calcext:value-type="float">
            <text:p>29</text:p>
          </table:table-cell>
          <table:table-cell office:value-type="float" office:value="92028" calcext:value-type="float">
            <text:p>92028</text:p>
          </table:table-cell>
          <table:table-cell office:value-type="float" office:value="0.386697215405591" calcext:value-type="float">
            <text:p>0.3866972154</text:p>
          </table:table-cell>
          <table:table-cell office:value-type="float" office:value="11" calcext:value-type="float">
            <text:p>11</text:p>
          </table:table-cell>
          <table:table-cell office:value-type="float" office:value="61.473904005212" calcext:value-type="float">
            <text:p>61.4739040052</text:p>
          </table:table-cell>
        </table:table-row>
        <table:table-row table:style-name="ro1">
          <table:table-cell office:value-type="string" calcext:value-type="string">
            <text:p>000001968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73144" calcext:value-type="float">
            <text:p>73144</text:p>
          </table:table-cell>
          <table:table-cell office:value-type="float" office:value="30" calcext:value-type="float">
            <text:p>30</text:p>
          </table:table-cell>
          <table:table-cell office:value-type="float" office:value="234937" calcext:value-type="float">
            <text:p>234937</text:p>
          </table:table-cell>
          <table:table-cell office:value-type="float" office:value="0.0794058916975319" calcext:value-type="float">
            <text:p>0.0794058917</text:p>
          </table:table-cell>
          <table:table-cell office:value-type="float" office:value="13" calcext:value-type="float">
            <text:p>13</text:p>
          </table:table-cell>
          <table:table-cell office:value-type="float" office:value="53.765791217334" calcext:value-type="float">
            <text:p>53.7657912173</text:p>
          </table:table-cell>
        </table:table-row>
        <table:table-row table:style-name="ro1">
          <table:table-cell office:value-type="string" calcext:value-type="string">
            <text:p>0000014522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office:value-type="float" office:value="204942" calcext:value-type="float">
            <text:p>204942</text:p>
          </table:table-cell>
          <table:table-cell office:value-type="float" office:value="12" calcext:value-type="float">
            <text:p>12</text:p>
          </table:table-cell>
          <table:table-cell office:value-type="float" office:value="430129" calcext:value-type="float">
            <text:p>430129</text:p>
          </table:table-cell>
          <table:table-cell office:value-type="float" office:value="0.219040264295967" calcext:value-type="float">
            <text:p>0.2190402643</text:p>
          </table:table-cell>
          <table:table-cell office:value-type="float" office:value="8" calcext:value-type="float">
            <text:p>8</text:p>
          </table:table-cell>
          <table:table-cell office:value-type="float" office:value="95.8901511890909" calcext:value-type="float">
            <text:p>95.8901511891</text:p>
          </table:table-cell>
        </table:table-row>
        <table:table-row table:style-name="ro1">
          <table:table-cell office:value-type="string" calcext:value-type="string">
            <text:p>0000012265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134803" calcext:value-type="float">
            <text:p>134803</text:p>
          </table:table-cell>
          <table:table-cell office:value-type="float" office:value="17" calcext:value-type="float">
            <text:p>17</text:p>
          </table:table-cell>
          <table:table-cell office:value-type="float" office:value="322085" calcext:value-type="float">
            <text:p>322085</text:p>
          </table:table-cell>
          <table:table-cell office:value-type="float" office:value="0.0168156655455795" calcext:value-type="float">
            <text:p>0.0168156655</text:p>
          </table:table-cell>
          <table:table-cell office:value-type="float" office:value="24" calcext:value-type="float">
            <text:p>24</text:p>
          </table:table-cell>
          <table:table-cell office:value-type="float" office:value="97.5865217828842" calcext:value-type="float">
            <text:p>97.5865217829</text:p>
          </table:table-cell>
        </table:table-row>
        <table:table-row table:style-name="ro1">
          <table:table-cell office:value-type="string" calcext:value-type="string">
            <text:p>0000099183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245949" calcext:value-type="float">
            <text:p>245949</text:p>
          </table:table-cell>
          <table:table-cell office:value-type="float" office:value="3" calcext:value-type="float">
            <text:p>3</text:p>
          </table:table-cell>
          <table:table-cell office:value-type="float" office:value="425911" calcext:value-type="float">
            <text:p>425911</text:p>
          </table:table-cell>
          <table:table-cell office:value-type="float" office:value="0.272258066235116" calcext:value-type="float">
            <text:p>0.2722580662</text:p>
          </table:table-cell>
          <table:table-cell office:value-type="float" office:value="17" calcext:value-type="float">
            <text:p>17</text:p>
          </table:table-cell>
          <table:table-cell office:value-type="float" office:value="90.4189514788167" calcext:value-type="float">
            <text:p>90.4189514788</text:p>
          </table:table-cell>
        </table:table-row>
        <table:table-row table:style-name="ro1">
          <table:table-cell office:value-type="string" calcext:value-type="string">
            <text:p>0000058658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238990" calcext:value-type="float">
            <text:p>238990</text:p>
          </table:table-cell>
          <table:table-cell office:value-type="float" office:value="41" calcext:value-type="float">
            <text:p>41</text:p>
          </table:table-cell>
          <table:table-cell office:value-type="float" office:value="209805" calcext:value-type="float">
            <text:p>209805</text:p>
          </table:table-cell>
          <table:table-cell office:value-type="float" office:value="0.361458352837881" calcext:value-type="float">
            <text:p>0.3614583528</text:p>
          </table:table-cell>
          <table:table-cell office:value-type="float" office:value="15" calcext:value-type="float">
            <text:p>15</text:p>
          </table:table-cell>
          <table:table-cell office:value-type="float" office:value="0.890240364563635" calcext:value-type="float">
            <text:p>0.8902403646</text:p>
          </table:table-cell>
        </table:table-row>
        <table:table-row table:style-name="ro1">
          <table:table-cell office:value-type="string" calcext:value-type="string">
            <text:p>0000023088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float" office:value="227547" calcext:value-type="float">
            <text:p>227547</text:p>
          </table:table-cell>
          <table:table-cell office:value-type="float" office:value="14" calcext:value-type="float">
            <text:p>14</text:p>
          </table:table-cell>
          <table:table-cell office:value-type="float" office:value="199671" calcext:value-type="float">
            <text:p>199671</text:p>
          </table:table-cell>
          <table:table-cell office:value-type="float" office:value="0.288117150948795" calcext:value-type="float">
            <text:p>0.2881171509</text:p>
          </table:table-cell>
          <table:table-cell office:value-type="float" office:value="8" calcext:value-type="float">
            <text:p>8</text:p>
          </table:table-cell>
          <table:table-cell office:value-type="float" office:value="47.5554347408543" calcext:value-type="float">
            <text:p>47.5554347409</text:p>
          </table:table-cell>
        </table:table-row>
        <table:table-row table:style-name="ro1">
          <table:table-cell office:value-type="string" calcext:value-type="string">
            <text:p>000009591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43910" calcext:value-type="float">
            <text:p>43910</text:p>
          </table:table-cell>
          <table:table-cell office:value-type="float" office:value="21" calcext:value-type="float">
            <text:p>21</text:p>
          </table:table-cell>
          <table:table-cell office:value-type="float" office:value="45321" calcext:value-type="float">
            <text:p>45321</text:p>
          </table:table-cell>
          <table:table-cell office:value-type="float" office:value="0.169220243531934" calcext:value-type="float">
            <text:p>0.1692202435</text:p>
          </table:table-cell>
          <table:table-cell office:value-type="float" office:value="14" calcext:value-type="float">
            <text:p>14</text:p>
          </table:table-cell>
          <table:table-cell office:value-type="float" office:value="66.0619191263641" calcext:value-type="float">
            <text:p>66.0619191264</text:p>
          </table:table-cell>
        </table:table-row>
        <table:table-row table:style-name="ro1">
          <table:table-cell office:value-type="string" calcext:value-type="string">
            <text:p>0000082048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8007" calcext:value-type="float">
            <text:p>178007</text:p>
          </table:table-cell>
          <table:table-cell office:value-type="float" office:value="9" calcext:value-type="float">
            <text:p>9</text:p>
          </table:table-cell>
          <table:table-cell office:value-type="float" office:value="166284" calcext:value-type="float">
            <text:p>166284</text:p>
          </table:table-cell>
          <table:table-cell office:value-type="float" office:value="0.380287664989432" calcext:value-type="float">
            <text:p>0.380287665</text:p>
          </table:table-cell>
          <table:table-cell office:value-type="float" office:value="14" calcext:value-type="float">
            <text:p>14</text:p>
          </table:table-cell>
          <table:table-cell office:value-type="float" office:value="99.0057082374743" calcext:value-type="float">
            <text:p>99.0057082375</text:p>
          </table:table-cell>
        </table:table-row>
        <table:table-row table:style-name="ro1">
          <table:table-cell office:value-type="string" calcext:value-type="string">
            <text:p>0000033572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117714" calcext:value-type="float">
            <text:p>117714</text:p>
          </table:table-cell>
          <table:table-cell office:value-type="float" office:value="11" calcext:value-type="float">
            <text:p>11</text:p>
          </table:table-cell>
          <table:table-cell office:value-type="float" office:value="227996" calcext:value-type="float">
            <text:p>227996</text:p>
          </table:table-cell>
          <table:table-cell office:value-type="float" office:value="0.0152536223383753" calcext:value-type="float">
            <text:p>0.0152536223</text:p>
          </table:table-cell>
          <table:table-cell office:value-type="float" office:value="8" calcext:value-type="float">
            <text:p>8</text:p>
          </table:table-cell>
          <table:table-cell office:value-type="float" office:value="0.758025809330689" calcext:value-type="float">
            <text:p>0.7580258093</text:p>
          </table:table-cell>
        </table:table-row>
        <table:table-row table:style-name="ro1">
          <table:table-cell office:value-type="string" calcext:value-type="string">
            <text:p>0000031432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60385" calcext:value-type="float">
            <text:p>60385</text:p>
          </table:table-cell>
          <table:table-cell office:value-type="float" office:value="24" calcext:value-type="float">
            <text:p>24</text:p>
          </table:table-cell>
          <table:table-cell office:value-type="float" office:value="400272" calcext:value-type="float">
            <text:p>400272</text:p>
          </table:table-cell>
          <table:table-cell office:value-type="float" office:value="0.0213082824466599" calcext:value-type="float">
            <text:p>0.0213082824</text:p>
          </table:table-cell>
          <table:table-cell office:value-type="float" office:value="11" calcext:value-type="float">
            <text:p>11</text:p>
          </table:table-cell>
          <table:table-cell office:value-type="float" office:value="95.9610126946329" calcext:value-type="float">
            <text:p>95.9610126946</text:p>
          </table:table-cell>
        </table:table-row>
        <table:table-row table:style-name="ro1">
          <table:table-cell office:value-type="string" calcext:value-type="string">
            <text:p>0000079573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float" office:value="172999" calcext:value-type="float">
            <text:p>172999</text:p>
          </table:table-cell>
          <table:table-cell office:value-type="float" office:value="9" calcext:value-type="float">
            <text:p>9</text:p>
          </table:table-cell>
          <table:table-cell office:value-type="float" office:value="43435" calcext:value-type="float">
            <text:p>43435</text:p>
          </table:table-cell>
          <table:table-cell office:value-type="float" office:value="0.0563914584285899" calcext:value-type="float">
            <text:p>0.0563914584</text:p>
          </table:table-cell>
          <table:table-cell office:value-type="float" office:value="23" calcext:value-type="float">
            <text:p>23</text:p>
          </table:table-cell>
          <table:table-cell office:value-type="float" office:value="61.7551625776381" calcext:value-type="float">
            <text:p>61.7551625776</text:p>
          </table:table-cell>
        </table:table-row>
        <table:table-row table:style-name="ro1">
          <table:table-cell office:value-type="string" calcext:value-type="string">
            <text:p>000007139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18250" calcext:value-type="float">
            <text:p>18250</text:p>
          </table:table-cell>
          <table:table-cell office:value-type="float" office:value="11" calcext:value-type="float">
            <text:p>11</text:p>
          </table:table-cell>
          <table:table-cell office:value-type="float" office:value="34405" calcext:value-type="float">
            <text:p>34405</text:p>
          </table:table-cell>
          <table:table-cell office:value-type="float" office:value="0.253389863063612" calcext:value-type="float">
            <text:p>0.2533898631</text:p>
          </table:table-cell>
          <table:table-cell office:value-type="float" office:value="10" calcext:value-type="float">
            <text:p>10</text:p>
          </table:table-cell>
          <table:table-cell office:value-type="float" office:value="18.1234570723213" calcext:value-type="float">
            <text:p>18.1234570723</text:p>
          </table:table-cell>
        </table:table-row>
        <table:table-row table:style-name="ro1">
          <table:table-cell office:value-type="string" calcext:value-type="string">
            <text:p>0000060844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float" office:value="178820" calcext:value-type="float">
            <text:p>178820</text:p>
          </table:table-cell>
          <table:table-cell office:value-type="float" office:value="23" calcext:value-type="float">
            <text:p>23</text:p>
          </table:table-cell>
          <table:table-cell office:value-type="float" office:value="475917" calcext:value-type="float">
            <text:p>475917</text:p>
          </table:table-cell>
          <table:table-cell office:value-type="float" office:value="0.44990555216589" calcext:value-type="float">
            <text:p>0.4499055522</text:p>
          </table:table-cell>
          <table:table-cell office:value-type="float" office:value="15" calcext:value-type="float">
            <text:p>15</text:p>
          </table:table-cell>
          <table:table-cell office:value-type="float" office:value="69.1725476403533" calcext:value-type="float">
            <text:p>69.1725476404</text:p>
          </table:table-cell>
        </table:table-row>
        <table:table-row table:style-name="ro1">
          <table:table-cell office:value-type="string" calcext:value-type="string">
            <text:p>0000039676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195456" calcext:value-type="float">
            <text:p>195456</text:p>
          </table:table-cell>
          <table:table-cell office:value-type="float" office:value="26" calcext:value-type="float">
            <text:p>26</text:p>
          </table:table-cell>
          <table:table-cell office:value-type="float" office:value="183903" calcext:value-type="float">
            <text:p>183903</text:p>
          </table:table-cell>
          <table:table-cell office:value-type="float" office:value="0.0308709565002287" calcext:value-type="float">
            <text:p>0.0308709565</text:p>
          </table:table-cell>
          <table:table-cell office:value-type="float" office:value="15" calcext:value-type="float">
            <text:p>15</text:p>
          </table:table-cell>
          <table:table-cell office:value-type="float" office:value="28.3101169713553" calcext:value-type="float">
            <text:p>28.3101169714</text:p>
          </table:table-cell>
        </table:table-row>
        <table:table-row table:style-name="ro1">
          <table:table-cell office:value-type="string" calcext:value-type="string">
            <text:p>0000093019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73799" calcext:value-type="float">
            <text:p>173799</text:p>
          </table:table-cell>
          <table:table-cell office:value-type="float" office:value="34" calcext:value-type="float">
            <text:p>34</text:p>
          </table:table-cell>
          <table:table-cell office:value-type="float" office:value="174432" calcext:value-type="float">
            <text:p>174432</text:p>
          </table:table-cell>
          <table:table-cell office:value-type="float" office:value="0.345855449768795" calcext:value-type="float">
            <text:p>0.3458554498</text:p>
          </table:table-cell>
          <table:table-cell office:value-type="float" office:value="8" calcext:value-type="float">
            <text:p>8</text:p>
          </table:table-cell>
          <table:table-cell office:value-type="float" office:value="22.2985868160086" calcext:value-type="float">
            <text:p>22.298586816</text:p>
          </table:table-cell>
        </table:table-row>
        <table:table-row table:style-name="ro1">
          <table:table-cell office:value-type="string" calcext:value-type="string">
            <text:p>0000090664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31163" calcext:value-type="float">
            <text:p>31163</text:p>
          </table:table-cell>
          <table:table-cell office:value-type="float" office:value="0" calcext:value-type="float">
            <text:p>0</text:p>
          </table:table-cell>
          <table:table-cell office:value-type="float" office:value="396253" calcext:value-type="float">
            <text:p>396253</text:p>
          </table:table-cell>
          <table:table-cell office:value-type="float" office:value="0.183963566478429" calcext:value-type="float">
            <text:p>0.1839635665</text:p>
          </table:table-cell>
          <table:table-cell office:value-type="float" office:value="18" calcext:value-type="float">
            <text:p>18</text:p>
          </table:table-cell>
          <table:table-cell office:value-type="float" office:value="86.5587973429131" calcext:value-type="float">
            <text:p>86.5587973429</text:p>
          </table:table-cell>
        </table:table-row>
        <table:table-row table:style-name="ro1">
          <table:table-cell office:value-type="string" calcext:value-type="string">
            <text:p>0000056785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110022" calcext:value-type="float">
            <text:p>110022</text:p>
          </table:table-cell>
          <table:table-cell office:value-type="float" office:value="32" calcext:value-type="float">
            <text:p>32</text:p>
          </table:table-cell>
          <table:table-cell office:value-type="float" office:value="249779" calcext:value-type="float">
            <text:p>249779</text:p>
          </table:table-cell>
          <table:table-cell office:value-type="float" office:value="0.00494797998369953" calcext:value-type="float">
            <text:p>0.00494798</text:p>
          </table:table-cell>
          <table:table-cell office:value-type="float" office:value="18" calcext:value-type="float">
            <text:p>18</text:p>
          </table:table-cell>
          <table:table-cell office:value-type="float" office:value="33.3773335358329" calcext:value-type="float">
            <text:p>33.3773335358</text:p>
          </table:table-cell>
        </table:table-row>
        <table:table-row table:style-name="ro1">
          <table:table-cell office:value-type="string" calcext:value-type="string">
            <text:p>0000035696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float" office:value="249302" calcext:value-type="float">
            <text:p>249302</text:p>
          </table:table-cell>
          <table:table-cell office:value-type="float" office:value="41" calcext:value-type="float">
            <text:p>41</text:p>
          </table:table-cell>
          <table:table-cell office:value-type="float" office:value="310321" calcext:value-type="float">
            <text:p>310321</text:p>
          </table:table-cell>
          <table:table-cell office:value-type="float" office:value="0.233424084674584" calcext:value-type="float">
            <text:p>0.2334240847</text:p>
          </table:table-cell>
          <table:table-cell office:value-type="float" office:value="24" calcext:value-type="float">
            <text:p>24</text:p>
          </table:table-cell>
          <table:table-cell office:value-type="float" office:value="97.0912125271757" calcext:value-type="float">
            <text:p>97.0912125272</text:p>
          </table:table-cell>
        </table:table-row>
        <table:table-row table:style-name="ro1">
          <table:table-cell office:value-type="string" calcext:value-type="string">
            <text:p>0000084147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110717" calcext:value-type="float">
            <text:p>110717</text:p>
          </table:table-cell>
          <table:table-cell office:value-type="float" office:value="45" calcext:value-type="float">
            <text:p>45</text:p>
          </table:table-cell>
          <table:table-cell office:value-type="float" office:value="368383" calcext:value-type="float">
            <text:p>368383</text:p>
          </table:table-cell>
          <table:table-cell office:value-type="float" office:value="0.27426825590911" calcext:value-type="float">
            <text:p>0.2742682559</text:p>
          </table:table-cell>
          <table:table-cell office:value-type="float" office:value="18" calcext:value-type="float">
            <text:p>18</text:p>
          </table:table-cell>
          <table:table-cell office:value-type="float" office:value="65.8762754961293" calcext:value-type="float">
            <text:p>65.8762754961</text:p>
          </table:table-cell>
        </table:table-row>
        <table:table-row table:style-name="ro1">
          <table:table-cell office:value-type="string" calcext:value-type="string">
            <text:p>0000020758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249721" calcext:value-type="float">
            <text:p>249721</text:p>
          </table:table-cell>
          <table:table-cell office:value-type="float" office:value="7" calcext:value-type="float">
            <text:p>7</text:p>
          </table:table-cell>
          <table:table-cell office:value-type="float" office:value="442736" calcext:value-type="float">
            <text:p>442736</text:p>
          </table:table-cell>
          <table:table-cell office:value-type="float" office:value="0.217633320942154" calcext:value-type="float">
            <text:p>0.2176333209</text:p>
          </table:table-cell>
          <table:table-cell office:value-type="float" office:value="16" calcext:value-type="float">
            <text:p>16</text:p>
          </table:table-cell>
          <table:table-cell office:value-type="float" office:value="89.2107476582669" calcext:value-type="float">
            <text:p>89.2107476583</text:p>
          </table:table-cell>
        </table:table-row>
        <table:table-row table:style-name="ro1">
          <table:table-cell office:value-type="string" calcext:value-type="string">
            <text:p>000007136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float" office:value="233896" calcext:value-type="float">
            <text:p>233896</text:p>
          </table:table-cell>
          <table:table-cell office:value-type="float" office:value="9" calcext:value-type="float">
            <text:p>9</text:p>
          </table:table-cell>
          <table:table-cell office:value-type="float" office:value="230790" calcext:value-type="float">
            <text:p>230790</text:p>
          </table:table-cell>
          <table:table-cell office:value-type="float" office:value="0.222916108415372" calcext:value-type="float">
            <text:p>0.2229161084</text:p>
          </table:table-cell>
          <table:table-cell office:value-type="float" office:value="18" calcext:value-type="float">
            <text:p>18</text:p>
          </table:table-cell>
          <table:table-cell office:value-type="float" office:value="88.3606760716679" calcext:value-type="float">
            <text:p>88.3606760717</text:p>
          </table:table-cell>
        </table:table-row>
        <table:table-row table:style-name="ro1">
          <table:table-cell office:value-type="string" calcext:value-type="string">
            <text:p>0000081065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float" office:value="239618" calcext:value-type="float">
            <text:p>239618</text:p>
          </table:table-cell>
          <table:table-cell office:value-type="float" office:value="10" calcext:value-type="float">
            <text:p>10</text:p>
          </table:table-cell>
          <table:table-cell office:value-type="float" office:value="215742" calcext:value-type="float">
            <text:p>215742</text:p>
          </table:table-cell>
          <table:table-cell office:value-type="float" office:value="0.448120152886046" calcext:value-type="float">
            <text:p>0.4481201529</text:p>
          </table:table-cell>
          <table:table-cell office:value-type="float" office:value="11" calcext:value-type="float">
            <text:p>11</text:p>
          </table:table-cell>
          <table:table-cell office:value-type="float" office:value="46.8040109790814" calcext:value-type="float">
            <text:p>46.8040109791</text:p>
          </table:table-cell>
        </table:table-row>
        <table:table-row table:style-name="ro1">
          <table:table-cell office:value-type="string" calcext:value-type="string">
            <text:p>0000050592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float" office:value="40069" calcext:value-type="float">
            <text:p>40069</text:p>
          </table:table-cell>
          <table:table-cell office:value-type="float" office:value="2" calcext:value-type="float">
            <text:p>2</text:p>
          </table:table-cell>
          <table:table-cell office:value-type="float" office:value="235942" calcext:value-type="float">
            <text:p>235942</text:p>
          </table:table-cell>
          <table:table-cell office:value-type="float" office:value="0.146081580301569" calcext:value-type="float">
            <text:p>0.1460815803</text:p>
          </table:table-cell>
          <table:table-cell office:value-type="float" office:value="8" calcext:value-type="float">
            <text:p>8</text:p>
          </table:table-cell>
          <table:table-cell office:value-type="float" office:value="80.1423890685816" calcext:value-type="float">
            <text:p>80.1423890686</text:p>
          </table:table-cell>
        </table:table-row>
        <table:table-row table:style-name="ro1">
          <table:table-cell office:value-type="string" calcext:value-type="string">
            <text:p>0000054962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float" office:value="172117" calcext:value-type="float">
            <text:p>172117</text:p>
          </table:table-cell>
          <table:table-cell office:value-type="float" office:value="44" calcext:value-type="float">
            <text:p>44</text:p>
          </table:table-cell>
          <table:table-cell office:value-type="float" office:value="439068" calcext:value-type="float">
            <text:p>439068</text:p>
          </table:table-cell>
          <table:table-cell office:value-type="float" office:value="0.17542783694683" calcext:value-type="float">
            <text:p>0.1754278369</text:p>
          </table:table-cell>
          <table:table-cell office:value-type="float" office:value="12" calcext:value-type="float">
            <text:p>12</text:p>
          </table:table-cell>
          <table:table-cell office:value-type="float" office:value="11.5747172565229" calcext:value-type="float">
            <text:p>11.5747172565</text:p>
          </table:table-cell>
        </table:table-row>
        <table:table-row table:style-name="ro1">
          <table:table-cell office:value-type="string" calcext:value-type="string">
            <text:p>0000031785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85046" calcext:value-type="float">
            <text:p>85046</text:p>
          </table:table-cell>
          <table:table-cell office:value-type="float" office:value="20" calcext:value-type="float">
            <text:p>20</text:p>
          </table:table-cell>
          <table:table-cell office:value-type="float" office:value="484169" calcext:value-type="float">
            <text:p>484169</text:p>
          </table:table-cell>
          <table:table-cell office:value-type="float" office:value="0.236985716578691" calcext:value-type="float">
            <text:p>0.2369857166</text:p>
          </table:table-cell>
          <table:table-cell office:value-type="float" office:value="12" calcext:value-type="float">
            <text:p>12</text:p>
          </table:table-cell>
          <table:table-cell office:value-type="float" office:value="95.1411700260019" calcext:value-type="float">
            <text:p>95.141170026</text:p>
          </table:table-cell>
        </table:table-row>
        <table:table-row table:style-name="ro1">
          <table:table-cell office:value-type="string" calcext:value-type="string">
            <text:p>0000032283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88554" calcext:value-type="float">
            <text:p>88554</text:p>
          </table:table-cell>
          <table:table-cell office:value-type="float" office:value="9" calcext:value-type="float">
            <text:p>9</text:p>
          </table:table-cell>
          <table:table-cell office:value-type="float" office:value="437621" calcext:value-type="float">
            <text:p>437621</text:p>
          </table:table-cell>
          <table:table-cell office:value-type="float" office:value="0.0430922958321036" calcext:value-type="float">
            <text:p>0.0430922958</text:p>
          </table:table-cell>
          <table:table-cell office:value-type="float" office:value="16" calcext:value-type="float">
            <text:p>16</text:p>
          </table:table-cell>
          <table:table-cell office:value-type="float" office:value="6.33377761937018" calcext:value-type="float">
            <text:p>6.3337776194</text:p>
          </table:table-cell>
        </table:table-row>
        <table:table-row table:style-name="ro1">
          <table:table-cell office:value-type="string" calcext:value-type="string">
            <text:p>0000091758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109411" calcext:value-type="float">
            <text:p>109411</text:p>
          </table:table-cell>
          <table:table-cell office:value-type="float" office:value="8" calcext:value-type="float">
            <text:p>8</text:p>
          </table:table-cell>
          <table:table-cell office:value-type="float" office:value="17266" calcext:value-type="float">
            <text:p>17266</text:p>
          </table:table-cell>
          <table:table-cell office:value-type="float" office:value="0.317665534947343" calcext:value-type="float">
            <text:p>0.3176655349</text:p>
          </table:table-cell>
          <table:table-cell office:value-type="float" office:value="20" calcext:value-type="float">
            <text:p>20</text:p>
          </table:table-cell>
          <table:table-cell office:value-type="float" office:value="64.9172184094815" calcext:value-type="float">
            <text:p>64.9172184095</text:p>
          </table:table-cell>
        </table:table-row>
        <table:table-row table:style-name="ro1">
          <table:table-cell office:value-type="string" calcext:value-type="string">
            <text:p>0000071175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120384" calcext:value-type="float">
            <text:p>120384</text:p>
          </table:table-cell>
          <table:table-cell office:value-type="float" office:value="23" calcext:value-type="float">
            <text:p>23</text:p>
          </table:table-cell>
          <table:table-cell office:value-type="float" office:value="380487" calcext:value-type="float">
            <text:p>380487</text:p>
          </table:table-cell>
          <table:table-cell office:value-type="float" office:value="0.270274381975344" calcext:value-type="float">
            <text:p>0.270274382</text:p>
          </table:table-cell>
          <table:table-cell office:value-type="float" office:value="13" calcext:value-type="float">
            <text:p>13</text:p>
          </table:table-cell>
          <table:table-cell office:value-type="float" office:value="71.3895160037544" calcext:value-type="float">
            <text:p>71.3895160038</text:p>
          </table:table-cell>
        </table:table-row>
        <table:table-row table:style-name="ro1">
          <table:table-cell office:value-type="string" calcext:value-type="string">
            <text:p>0000044337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71656" calcext:value-type="float">
            <text:p>71656</text:p>
          </table:table-cell>
          <table:table-cell office:value-type="float" office:value="19" calcext:value-type="float">
            <text:p>19</text:p>
          </table:table-cell>
          <table:table-cell office:value-type="float" office:value="270281" calcext:value-type="float">
            <text:p>270281</text:p>
          </table:table-cell>
          <table:table-cell office:value-type="float" office:value="0.213236466227501" calcext:value-type="float">
            <text:p>0.2132364662</text:p>
          </table:table-cell>
          <table:table-cell office:value-type="float" office:value="9" calcext:value-type="float">
            <text:p>9</text:p>
          </table:table-cell>
          <table:table-cell office:value-type="float" office:value="6.79732913319291" calcext:value-type="float">
            <text:p>6.7973291332</text:p>
          </table:table-cell>
        </table:table-row>
        <table:table-row table:style-name="ro1">
          <table:table-cell office:value-type="string" calcext:value-type="string">
            <text:p>0000099249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111409" calcext:value-type="float">
            <text:p>111409</text:p>
          </table:table-cell>
          <table:table-cell office:value-type="float" office:value="45" calcext:value-type="float">
            <text:p>45</text:p>
          </table:table-cell>
          <table:table-cell office:value-type="float" office:value="422531" calcext:value-type="float">
            <text:p>422531</text:p>
          </table:table-cell>
          <table:table-cell office:value-type="float" office:value="0.366171601798151" calcext:value-type="float">
            <text:p>0.3661716018</text:p>
          </table:table-cell>
          <table:table-cell office:value-type="float" office:value="19" calcext:value-type="float">
            <text:p>19</text:p>
          </table:table-cell>
          <table:table-cell office:value-type="float" office:value="50.2293591991502" calcext:value-type="float">
            <text:p>50.2293591992</text:p>
          </table:table-cell>
        </table:table-row>
        <table:table-row table:style-name="ro1">
          <table:table-cell office:value-type="string" calcext:value-type="string">
            <text:p>0000037746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95410" calcext:value-type="float">
            <text:p>95410</text:p>
          </table:table-cell>
          <table:table-cell office:value-type="float" office:value="8" calcext:value-type="float">
            <text:p>8</text:p>
          </table:table-cell>
          <table:table-cell office:value-type="float" office:value="456989" calcext:value-type="float">
            <text:p>456989</text:p>
          </table:table-cell>
          <table:table-cell office:value-type="float" office:value="0.172271058285308" calcext:value-type="float">
            <text:p>0.1722710583</text:p>
          </table:table-cell>
          <table:table-cell office:value-type="float" office:value="21" calcext:value-type="float">
            <text:p>21</text:p>
          </table:table-cell>
          <table:table-cell office:value-type="float" office:value="78.2311854486691" calcext:value-type="float">
            <text:p>78.2311854487</text:p>
          </table:table-cell>
        </table:table-row>
        <table:table-row table:style-name="ro1">
          <table:table-cell office:value-type="string" calcext:value-type="string">
            <text:p>0000089928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197718" calcext:value-type="float">
            <text:p>197718</text:p>
          </table:table-cell>
          <table:table-cell office:value-type="float" office:value="7" calcext:value-type="float">
            <text:p>7</text:p>
          </table:table-cell>
          <table:table-cell office:value-type="float" office:value="461047" calcext:value-type="float">
            <text:p>461047</text:p>
          </table:table-cell>
          <table:table-cell office:value-type="float" office:value="0.0268385360639869" calcext:value-type="float">
            <text:p>0.0268385361</text:p>
          </table:table-cell>
          <table:table-cell office:value-type="float" office:value="23" calcext:value-type="float">
            <text:p>23</text:p>
          </table:table-cell>
          <table:table-cell office:value-type="float" office:value="83.6054451272959" calcext:value-type="float">
            <text:p>83.6054451273</text:p>
          </table:table-cell>
        </table:table-row>
        <table:table-row table:style-name="ro1">
          <table:table-cell office:value-type="string" calcext:value-type="string">
            <text:p>0000010619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28096" calcext:value-type="float">
            <text:p>128096</text:p>
          </table:table-cell>
          <table:table-cell office:value-type="float" office:value="29" calcext:value-type="float">
            <text:p>29</text:p>
          </table:table-cell>
          <table:table-cell office:value-type="float" office:value="37164" calcext:value-type="float">
            <text:p>37164</text:p>
          </table:table-cell>
          <table:table-cell office:value-type="float" office:value="0.176795740115165" calcext:value-type="float">
            <text:p>0.1767957401</text:p>
          </table:table-cell>
          <table:table-cell office:value-type="float" office:value="14" calcext:value-type="float">
            <text:p>14</text:p>
          </table:table-cell>
          <table:table-cell office:value-type="float" office:value="63.2362017877262" calcext:value-type="float">
            <text:p>63.2362017877</text:p>
          </table:table-cell>
        </table:table-row>
        <table:table-row table:style-name="ro1">
          <table:table-cell office:value-type="string" calcext:value-type="string">
            <text:p>0000071641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72497" calcext:value-type="float">
            <text:p>72497</text:p>
          </table:table-cell>
          <table:table-cell office:value-type="float" office:value="19" calcext:value-type="float">
            <text:p>19</text:p>
          </table:table-cell>
          <table:table-cell office:value-type="float" office:value="475778" calcext:value-type="float">
            <text:p>475778</text:p>
          </table:table-cell>
          <table:table-cell office:value-type="float" office:value="0.3604659651555" calcext:value-type="float">
            <text:p>0.3604659652</text:p>
          </table:table-cell>
          <table:table-cell office:value-type="float" office:value="23" calcext:value-type="float">
            <text:p>23</text:p>
          </table:table-cell>
          <table:table-cell office:value-type="float" office:value="65.2160075845635" calcext:value-type="float">
            <text:p>65.2160075846</text:p>
          </table:table-cell>
        </table:table-row>
        <table:table-row table:style-name="ro1">
          <table:table-cell office:value-type="string" calcext:value-type="string">
            <text:p>0000068334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130893" calcext:value-type="float">
            <text:p>130893</text:p>
          </table:table-cell>
          <table:table-cell office:value-type="float" office:value="24" calcext:value-type="float">
            <text:p>24</text:p>
          </table:table-cell>
          <table:table-cell office:value-type="float" office:value="318061" calcext:value-type="float">
            <text:p>318061</text:p>
          </table:table-cell>
          <table:table-cell office:value-type="float" office:value="0.0907240141374683" calcext:value-type="float">
            <text:p>0.0907240141</text:p>
          </table:table-cell>
          <table:table-cell office:value-type="float" office:value="16" calcext:value-type="float">
            <text:p>16</text:p>
          </table:table-cell>
          <table:table-cell office:value-type="float" office:value="30.6430208157278" calcext:value-type="float">
            <text:p>30.6430208157</text:p>
          </table:table-cell>
        </table:table-row>
        <table:table-row table:style-name="ro1">
          <table:table-cell office:value-type="string" calcext:value-type="string">
            <text:p>0000073929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223048" calcext:value-type="float">
            <text:p>223048</text:p>
          </table:table-cell>
          <table:table-cell office:value-type="float" office:value="10" calcext:value-type="float">
            <text:p>10</text:p>
          </table:table-cell>
          <table:table-cell office:value-type="float" office:value="437756" calcext:value-type="float">
            <text:p>437756</text:p>
          </table:table-cell>
          <table:table-cell office:value-type="float" office:value="0.219847931986569" calcext:value-type="float">
            <text:p>0.219847932</text:p>
          </table:table-cell>
          <table:table-cell office:value-type="float" office:value="16" calcext:value-type="float">
            <text:p>16</text:p>
          </table:table-cell>
          <table:table-cell office:value-type="float" office:value="63.9099802357792" calcext:value-type="float">
            <text:p>63.9099802358</text:p>
          </table:table-cell>
        </table:table-row>
        <table:table-row table:style-name="ro1">
          <table:table-cell office:value-type="string" calcext:value-type="string">
            <text:p>0000054008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float" office:value="241742" calcext:value-type="float">
            <text:p>241742</text:p>
          </table:table-cell>
          <table:table-cell office:value-type="float" office:value="38" calcext:value-type="float">
            <text:p>38</text:p>
          </table:table-cell>
          <table:table-cell office:value-type="float" office:value="335111" calcext:value-type="float">
            <text:p>335111</text:p>
          </table:table-cell>
          <table:table-cell office:value-type="float" office:value="0.350147853175215" calcext:value-type="float">
            <text:p>0.3501478532</text:p>
          </table:table-cell>
          <table:table-cell office:value-type="float" office:value="15" calcext:value-type="float">
            <text:p>15</text:p>
          </table:table-cell>
          <table:table-cell office:value-type="float" office:value="80.9278416790916" calcext:value-type="float">
            <text:p>80.9278416791</text:p>
          </table:table-cell>
        </table:table-row>
        <table:table-row table:style-name="ro1">
          <table:table-cell office:value-type="string" calcext:value-type="string">
            <text:p>0000043599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51156" calcext:value-type="float">
            <text:p>51156</text:p>
          </table:table-cell>
          <table:table-cell office:value-type="float" office:value="39" calcext:value-type="float">
            <text:p>39</text:p>
          </table:table-cell>
          <table:table-cell office:value-type="float" office:value="426351" calcext:value-type="float">
            <text:p>426351</text:p>
          </table:table-cell>
          <table:table-cell office:value-type="float" office:value="0.205169883933057" calcext:value-type="float">
            <text:p>0.2051698839</text:p>
          </table:table-cell>
          <table:table-cell office:value-type="float" office:value="14" calcext:value-type="float">
            <text:p>14</text:p>
          </table:table-cell>
          <table:table-cell office:value-type="float" office:value="79.9680339386732" calcext:value-type="float">
            <text:p>79.9680339387</text:p>
          </table:table-cell>
        </table:table-row>
        <table:table-row table:style-name="ro1">
          <table:table-cell office:value-type="string" calcext:value-type="string">
            <text:p>0000030147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float" office:value="30662" calcext:value-type="float">
            <text:p>30662</text:p>
          </table:table-cell>
          <table:table-cell office:value-type="float" office:value="1" calcext:value-type="float">
            <text:p>1</text:p>
          </table:table-cell>
          <table:table-cell office:value-type="float" office:value="75465" calcext:value-type="float">
            <text:p>75465</text:p>
          </table:table-cell>
          <table:table-cell office:value-type="float" office:value="0.0336985932325239" calcext:value-type="float">
            <text:p>0.0336985932</text:p>
          </table:table-cell>
          <table:table-cell office:value-type="float" office:value="12" calcext:value-type="float">
            <text:p>12</text:p>
          </table:table-cell>
          <table:table-cell office:value-type="float" office:value="6.9975671809383" calcext:value-type="float">
            <text:p>6.9975671809</text:p>
          </table:table-cell>
        </table:table-row>
        <table:table-row table:style-name="ro1">
          <table:table-cell office:value-type="string" calcext:value-type="string">
            <text:p>000007127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14512" calcext:value-type="float">
            <text:p>14512</text:p>
          </table:table-cell>
          <table:table-cell office:value-type="float" office:value="16" calcext:value-type="float">
            <text:p>16</text:p>
          </table:table-cell>
          <table:table-cell office:value-type="float" office:value="451239" calcext:value-type="float">
            <text:p>451239</text:p>
          </table:table-cell>
          <table:table-cell office:value-type="float" office:value="0.437019825641055" calcext:value-type="float">
            <text:p>0.4370198256</text:p>
          </table:table-cell>
          <table:table-cell office:value-type="float" office:value="17" calcext:value-type="float">
            <text:p>17</text:p>
          </table:table-cell>
          <table:table-cell office:value-type="float" office:value="70.5637097566438" calcext:value-type="float">
            <text:p>70.5637097566</text:p>
          </table:table-cell>
        </table:table-row>
        <table:table-row table:style-name="ro1">
          <table:table-cell office:value-type="string" calcext:value-type="string">
            <text:p>00000435049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130289" calcext:value-type="float">
            <text:p>130289</text:p>
          </table:table-cell>
          <table:table-cell office:value-type="float" office:value="33" calcext:value-type="float">
            <text:p>33</text:p>
          </table:table-cell>
          <table:table-cell office:value-type="float" office:value="52752" calcext:value-type="float">
            <text:p>52752</text:p>
          </table:table-cell>
          <table:table-cell office:value-type="float" office:value="0.0270250096256969" calcext:value-type="float">
            <text:p>0.0270250096</text:p>
          </table:table-cell>
          <table:table-cell office:value-type="float" office:value="19" calcext:value-type="float">
            <text:p>19</text:p>
          </table:table-cell>
          <table:table-cell office:value-type="float" office:value="16.3635326856467" calcext:value-type="float">
            <text:p>16.3635326856</text:p>
          </table:table-cell>
        </table:table-row>
        <table:table-row table:style-name="ro1">
          <table:table-cell office:value-type="string" calcext:value-type="string">
            <text:p>0000015259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180490" calcext:value-type="float">
            <text:p>180490</text:p>
          </table:table-cell>
          <table:table-cell office:value-type="float" office:value="31" calcext:value-type="float">
            <text:p>31</text:p>
          </table:table-cell>
          <table:table-cell office:value-type="float" office:value="402829" calcext:value-type="float">
            <text:p>402829</text:p>
          </table:table-cell>
          <table:table-cell office:value-type="float" office:value="0.404752588905414" calcext:value-type="float">
            <text:p>0.4047525889</text:p>
          </table:table-cell>
          <table:table-cell office:value-type="float" office:value="14" calcext:value-type="float">
            <text:p>14</text:p>
          </table:table-cell>
          <table:table-cell office:value-type="float" office:value="84.2818068187289" calcext:value-type="float">
            <text:p>84.2818068187</text:p>
          </table:table-cell>
        </table:table-row>
        <table:table-row table:style-name="ro1">
          <table:table-cell office:value-type="string" calcext:value-type="string">
            <text:p>0000075711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72336" calcext:value-type="float">
            <text:p>72336</text:p>
          </table:table-cell>
          <table:table-cell office:value-type="float" office:value="18" calcext:value-type="float">
            <text:p>18</text:p>
          </table:table-cell>
          <table:table-cell office:value-type="float" office:value="443225" calcext:value-type="float">
            <text:p>443225</text:p>
          </table:table-cell>
          <table:table-cell office:value-type="float" office:value="0.0789031739781299" calcext:value-type="float">
            <text:p>0.078903174</text:p>
          </table:table-cell>
          <table:table-cell office:value-type="float" office:value="11" calcext:value-type="float">
            <text:p>11</text:p>
          </table:table-cell>
          <table:table-cell office:value-type="float" office:value="37.7390533650005" calcext:value-type="float">
            <text:p>37.739053365</text:p>
          </table:table-cell>
        </table:table-row>
        <table:table-row table:style-name="ro1">
          <table:table-cell office:value-type="string" calcext:value-type="string">
            <text:p>0000067994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131861" calcext:value-type="float">
            <text:p>131861</text:p>
          </table:table-cell>
          <table:table-cell office:value-type="float" office:value="45" calcext:value-type="float">
            <text:p>45</text:p>
          </table:table-cell>
          <table:table-cell office:value-type="float" office:value="72739" calcext:value-type="float">
            <text:p>72739</text:p>
          </table:table-cell>
          <table:table-cell office:value-type="float" office:value="0.0572457885470345" calcext:value-type="float">
            <text:p>0.0572457885</text:p>
          </table:table-cell>
          <table:table-cell office:value-type="float" office:value="22" calcext:value-type="float">
            <text:p>22</text:p>
          </table:table-cell>
          <table:table-cell office:value-type="float" office:value="70.0410268623357" calcext:value-type="float">
            <text:p>70.0410268623</text:p>
          </table:table-cell>
        </table:table-row>
        <table:table-row table:style-name="ro1">
          <table:table-cell office:value-type="string" calcext:value-type="string">
            <text:p>0000092969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118448" calcext:value-type="float">
            <text:p>118448</text:p>
          </table:table-cell>
          <table:table-cell office:value-type="float" office:value="5" calcext:value-type="float">
            <text:p>5</text:p>
          </table:table-cell>
          <table:table-cell office:value-type="float" office:value="397384" calcext:value-type="float">
            <text:p>397384</text:p>
          </table:table-cell>
          <table:table-cell office:value-type="float" office:value="0.406090500282748" calcext:value-type="float">
            <text:p>0.4060905003</text:p>
          </table:table-cell>
          <table:table-cell office:value-type="float" office:value="9" calcext:value-type="float">
            <text:p>9</text:p>
          </table:table-cell>
          <table:table-cell office:value-type="float" office:value="13.7186437663009" calcext:value-type="float">
            <text:p>13.7186437663</text:p>
          </table:table-cell>
        </table:table-row>
        <table:table-row table:style-name="ro1">
          <table:table-cell office:value-type="string" calcext:value-type="string">
            <text:p>0000065153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float" office:value="236779" calcext:value-type="float">
            <text:p>236779</text:p>
          </table:table-cell>
          <table:table-cell office:value-type="float" office:value="36" calcext:value-type="float">
            <text:p>36</text:p>
          </table:table-cell>
          <table:table-cell office:value-type="float" office:value="426682" calcext:value-type="float">
            <text:p>426682</text:p>
          </table:table-cell>
          <table:table-cell office:value-type="float" office:value="0.182027442172374" calcext:value-type="float">
            <text:p>0.1820274422</text:p>
          </table:table-cell>
          <table:table-cell office:value-type="float" office:value="22" calcext:value-type="float">
            <text:p>22</text:p>
          </table:table-cell>
          <table:table-cell office:value-type="float" office:value="53.0948969595825" calcext:value-type="float">
            <text:p>53.0948969596</text:p>
          </table:table-cell>
        </table:table-row>
        <table:table-row table:style-name="ro1">
          <table:table-cell office:value-type="string" calcext:value-type="string">
            <text:p>0000040355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30574" calcext:value-type="float">
            <text:p>30574</text:p>
          </table:table-cell>
          <table:table-cell office:value-type="float" office:value="45" calcext:value-type="float">
            <text:p>45</text:p>
          </table:table-cell>
          <table:table-cell office:value-type="float" office:value="242202" calcext:value-type="float">
            <text:p>242202</text:p>
          </table:table-cell>
          <table:table-cell office:value-type="float" office:value="0.31805712376845" calcext:value-type="float">
            <text:p>0.3180571238</text:p>
          </table:table-cell>
          <table:table-cell office:value-type="float" office:value="22" calcext:value-type="float">
            <text:p>22</text:p>
          </table:table-cell>
          <table:table-cell office:value-type="float" office:value="80.6645641932199" calcext:value-type="float">
            <text:p>80.6645641932</text:p>
          </table:table-cell>
        </table:table-row>
        <table:table-row table:style-name="ro1">
          <table:table-cell office:value-type="string" calcext:value-type="string">
            <text:p>0000087115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float" office:value="170786" calcext:value-type="float">
            <text:p>170786</text:p>
          </table:table-cell>
          <table:table-cell office:value-type="float" office:value="12" calcext:value-type="float">
            <text:p>12</text:p>
          </table:table-cell>
          <table:table-cell office:value-type="float" office:value="155988" calcext:value-type="float">
            <text:p>155988</text:p>
          </table:table-cell>
          <table:table-cell office:value-type="float" office:value="0.272357506365243" calcext:value-type="float">
            <text:p>0.2723575064</text:p>
          </table:table-cell>
          <table:table-cell office:value-type="float" office:value="8" calcext:value-type="float">
            <text:p>8</text:p>
          </table:table-cell>
          <table:table-cell office:value-type="float" office:value="84.7917454990004" calcext:value-type="float">
            <text:p>84.791745499</text:p>
          </table:table-cell>
        </table:table-row>
        <table:table-row table:style-name="ro1">
          <table:table-cell office:value-type="string" calcext:value-type="string">
            <text:p>0000043072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130909" calcext:value-type="float">
            <text:p>130909</text:p>
          </table:table-cell>
          <table:table-cell office:value-type="float" office:value="12" calcext:value-type="float">
            <text:p>12</text:p>
          </table:table-cell>
          <table:table-cell office:value-type="float" office:value="354627" calcext:value-type="float">
            <text:p>354627</text:p>
          </table:table-cell>
          <table:table-cell office:value-type="float" office:value="0.0474279393573497" calcext:value-type="float">
            <text:p>0.0474279394</text:p>
          </table:table-cell>
          <table:table-cell office:value-type="float" office:value="18" calcext:value-type="float">
            <text:p>18</text:p>
          </table:table-cell>
          <table:table-cell office:value-type="float" office:value="46.5101590812957" calcext:value-type="float">
            <text:p>46.5101590813</text:p>
          </table:table-cell>
        </table:table-row>
        <table:table-row table:style-name="ro1">
          <table:table-cell office:value-type="string" calcext:value-type="string">
            <text:p>00000283587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34404" calcext:value-type="float">
            <text:p>34404</text:p>
          </table:table-cell>
          <table:table-cell office:value-type="float" office:value="20" calcext:value-type="float">
            <text:p>20</text:p>
          </table:table-cell>
          <table:table-cell office:value-type="float" office:value="119313" calcext:value-type="float">
            <text:p>119313</text:p>
          </table:table-cell>
          <table:table-cell office:value-type="float" office:value="0.0688832549004527" calcext:value-type="float">
            <text:p>0.0688832549</text:p>
          </table:table-cell>
          <table:table-cell office:value-type="float" office:value="17" calcext:value-type="float">
            <text:p>17</text:p>
          </table:table-cell>
          <table:table-cell office:value-type="float" office:value="90.6430176406055" calcext:value-type="float">
            <text:p>90.6430176406</text:p>
          </table:table-cell>
        </table:table-row>
        <table:table-row table:style-name="ro1">
          <table:table-cell office:value-type="string" calcext:value-type="string">
            <text:p>0000018730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85396" calcext:value-type="float">
            <text:p>85396</text:p>
          </table:table-cell>
          <table:table-cell office:value-type="float" office:value="15" calcext:value-type="float">
            <text:p>15</text:p>
          </table:table-cell>
          <table:table-cell office:value-type="float" office:value="136532" calcext:value-type="float">
            <text:p>136532</text:p>
          </table:table-cell>
          <table:table-cell office:value-type="float" office:value="0.000202460847147971" calcext:value-type="float">
            <text:p>0.0002024608</text:p>
          </table:table-cell>
          <table:table-cell office:value-type="float" office:value="15" calcext:value-type="float">
            <text:p>15</text:p>
          </table:table-cell>
          <table:table-cell office:value-type="float" office:value="61.1347156382426" calcext:value-type="float">
            <text:p>61.1347156382</text:p>
          </table:table-cell>
        </table:table-row>
        <table:table-row table:style-name="ro1">
          <table:table-cell office:value-type="string" calcext:value-type="string">
            <text:p>0000018871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68181" calcext:value-type="float">
            <text:p>68181</text:p>
          </table:table-cell>
          <table:table-cell office:value-type="float" office:value="5" calcext:value-type="float">
            <text:p>5</text:p>
          </table:table-cell>
          <table:table-cell office:value-type="float" office:value="461419" calcext:value-type="float">
            <text:p>461419</text:p>
          </table:table-cell>
          <table:table-cell office:value-type="float" office:value="0.377026485427044" calcext:value-type="float">
            <text:p>0.3770264854</text:p>
          </table:table-cell>
          <table:table-cell office:value-type="float" office:value="10" calcext:value-type="float">
            <text:p>10</text:p>
          </table:table-cell>
          <table:table-cell office:value-type="float" office:value="66.8350756061955" calcext:value-type="float">
            <text:p>66.8350756062</text:p>
          </table:table-cell>
        </table:table-row>
        <table:table-row table:style-name="ro1">
          <table:table-cell office:value-type="string" calcext:value-type="string">
            <text:p>0000061395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49902" calcext:value-type="float">
            <text:p>49902</text:p>
          </table:table-cell>
          <table:table-cell office:value-type="float" office:value="18" calcext:value-type="float">
            <text:p>18</text:p>
          </table:table-cell>
          <table:table-cell office:value-type="float" office:value="317833" calcext:value-type="float">
            <text:p>317833</text:p>
          </table:table-cell>
          <table:table-cell office:value-type="float" office:value="0.362185123359496" calcext:value-type="float">
            <text:p>0.3621851234</text:p>
          </table:table-cell>
          <table:table-cell office:value-type="float" office:value="9" calcext:value-type="float">
            <text:p>9</text:p>
          </table:table-cell>
          <table:table-cell office:value-type="float" office:value="77.121813929912" calcext:value-type="float">
            <text:p>77.1218139299</text:p>
          </table:table-cell>
        </table:table-row>
        <table:table-row table:style-name="ro1">
          <table:table-cell office:value-type="string" calcext:value-type="string">
            <text:p>0000061561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14054" calcext:value-type="float">
            <text:p>14054</text:p>
          </table:table-cell>
          <table:table-cell office:value-type="float" office:value="15" calcext:value-type="float">
            <text:p>15</text:p>
          </table:table-cell>
          <table:table-cell office:value-type="float" office:value="159992" calcext:value-type="float">
            <text:p>159992</text:p>
          </table:table-cell>
          <table:table-cell office:value-type="float" office:value="0.314698668598612" calcext:value-type="float">
            <text:p>0.3146986686</text:p>
          </table:table-cell>
          <table:table-cell office:value-type="float" office:value="22" calcext:value-type="float">
            <text:p>22</text:p>
          </table:table-cell>
          <table:table-cell office:value-type="float" office:value="92.7733859054796" calcext:value-type="float">
            <text:p>92.7733859055</text:p>
          </table:table-cell>
        </table:table-row>
        <table:table-row table:style-name="ro1">
          <table:table-cell office:value-type="string" calcext:value-type="string">
            <text:p>0000056245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float" office:value="216904" calcext:value-type="float">
            <text:p>216904</text:p>
          </table:table-cell>
          <table:table-cell office:value-type="float" office:value="10" calcext:value-type="float">
            <text:p>10</text:p>
          </table:table-cell>
          <table:table-cell office:value-type="float" office:value="120110" calcext:value-type="float">
            <text:p>120110</text:p>
          </table:table-cell>
          <table:table-cell office:value-type="float" office:value="0.311358297101098" calcext:value-type="float">
            <text:p>0.3113582971</text:p>
          </table:table-cell>
          <table:table-cell office:value-type="float" office:value="18" calcext:value-type="float">
            <text:p>18</text:p>
          </table:table-cell>
          <table:table-cell office:value-type="float" office:value="74.520213679463" calcext:value-type="float">
            <text:p>74.5202136795</text:p>
          </table:table-cell>
        </table:table-row>
        <table:table-row table:style-name="ro1">
          <table:table-cell office:value-type="string" calcext:value-type="string">
            <text:p>0000057337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float" office:value="6546" calcext:value-type="float">
            <text:p>6546</text:p>
          </table:table-cell>
          <table:table-cell office:value-type="float" office:value="33" calcext:value-type="float">
            <text:p>33</text:p>
          </table:table-cell>
          <table:table-cell office:value-type="float" office:value="293035" calcext:value-type="float">
            <text:p>293035</text:p>
          </table:table-cell>
          <table:table-cell office:value-type="float" office:value="0.358829573041705" calcext:value-type="float">
            <text:p>0.358829573</text:p>
          </table:table-cell>
          <table:table-cell office:value-type="float" office:value="15" calcext:value-type="float">
            <text:p>15</text:p>
          </table:table-cell>
          <table:table-cell office:value-type="float" office:value="53.0110025872885" calcext:value-type="float">
            <text:p>53.0110025873</text:p>
          </table:table-cell>
        </table:table-row>
        <table:table-row table:style-name="ro1">
          <table:table-cell office:value-type="string" calcext:value-type="string">
            <text:p>0000095950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49362" calcext:value-type="float">
            <text:p>49362</text:p>
          </table:table-cell>
          <table:table-cell office:value-type="float" office:value="17" calcext:value-type="float">
            <text:p>17</text:p>
          </table:table-cell>
          <table:table-cell office:value-type="float" office:value="218225" calcext:value-type="float">
            <text:p>218225</text:p>
          </table:table-cell>
          <table:table-cell office:value-type="float" office:value="0.13894052677996" calcext:value-type="float">
            <text:p>0.1389405268</text:p>
          </table:table-cell>
          <table:table-cell office:value-type="float" office:value="14" calcext:value-type="float">
            <text:p>14</text:p>
          </table:table-cell>
          <table:table-cell office:value-type="float" office:value="68.5280811543012" calcext:value-type="float">
            <text:p>68.5280811543</text:p>
          </table:table-cell>
        </table:table-row>
        <table:table-row table:style-name="ro1">
          <table:table-cell office:value-type="string" calcext:value-type="string">
            <text:p>0000020653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81441" calcext:value-type="float">
            <text:p>81441</text:p>
          </table:table-cell>
          <table:table-cell office:value-type="float" office:value="5" calcext:value-type="float">
            <text:p>5</text:p>
          </table:table-cell>
          <table:table-cell office:value-type="float" office:value="424739" calcext:value-type="float">
            <text:p>424739</text:p>
          </table:table-cell>
          <table:table-cell office:value-type="float" office:value="0.00974060628093087" calcext:value-type="float">
            <text:p>0.0097406063</text:p>
          </table:table-cell>
          <table:table-cell office:value-type="float" office:value="12" calcext:value-type="float">
            <text:p>12</text:p>
          </table:table-cell>
          <table:table-cell office:value-type="float" office:value="63.7198586235674" calcext:value-type="float">
            <text:p>63.7198586236</text:p>
          </table:table-cell>
        </table:table-row>
        <table:table-row table:style-name="ro1">
          <table:table-cell office:value-type="string" calcext:value-type="string">
            <text:p>0000060042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222223" calcext:value-type="float">
            <text:p>222223</text:p>
          </table:table-cell>
          <table:table-cell office:value-type="float" office:value="39" calcext:value-type="float">
            <text:p>39</text:p>
          </table:table-cell>
          <table:table-cell office:value-type="float" office:value="224537" calcext:value-type="float">
            <text:p>224537</text:p>
          </table:table-cell>
          <table:table-cell office:value-type="float" office:value="0.0343533335133141" calcext:value-type="float">
            <text:p>0.0343533335</text:p>
          </table:table-cell>
          <table:table-cell office:value-type="float" office:value="15" calcext:value-type="float">
            <text:p>15</text:p>
          </table:table-cell>
          <table:table-cell office:value-type="float" office:value="16.9005991839796" calcext:value-type="float">
            <text:p>16.900599184</text:p>
          </table:table-cell>
        </table:table-row>
        <table:table-row table:style-name="ro1">
          <table:table-cell office:value-type="string" calcext:value-type="string">
            <text:p>0000028334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13662" calcext:value-type="float">
            <text:p>113662</text:p>
          </table:table-cell>
          <table:table-cell office:value-type="float" office:value="36" calcext:value-type="float">
            <text:p>36</text:p>
          </table:table-cell>
          <table:table-cell office:value-type="float" office:value="400458" calcext:value-type="float">
            <text:p>400458</text:p>
          </table:table-cell>
          <table:table-cell office:value-type="float" office:value="0.194510694786639" calcext:value-type="float">
            <text:p>0.1945106948</text:p>
          </table:table-cell>
          <table:table-cell office:value-type="float" office:value="15" calcext:value-type="float">
            <text:p>15</text:p>
          </table:table-cell>
          <table:table-cell office:value-type="float" office:value="29.4731272143627" calcext:value-type="float">
            <text:p>29.4731272144</text:p>
          </table:table-cell>
        </table:table-row>
        <table:table-row table:style-name="ro1">
          <table:table-cell office:value-type="string" calcext:value-type="string">
            <text:p>000008943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76474" calcext:value-type="float">
            <text:p>76474</text:p>
          </table:table-cell>
          <table:table-cell office:value-type="float" office:value="18" calcext:value-type="float">
            <text:p>18</text:p>
          </table:table-cell>
          <table:table-cell office:value-type="float" office:value="44248" calcext:value-type="float">
            <text:p>44248</text:p>
          </table:table-cell>
          <table:table-cell office:value-type="float" office:value="0.281367695253771" calcext:value-type="float">
            <text:p>0.2813676953</text:p>
          </table:table-cell>
          <table:table-cell office:value-type="float" office:value="11" calcext:value-type="float">
            <text:p>11</text:p>
          </table:table-cell>
          <table:table-cell office:value-type="float" office:value="67.4384225099724" calcext:value-type="float">
            <text:p>67.43842251</text:p>
          </table:table-cell>
        </table:table-row>
        <table:table-row table:style-name="ro1">
          <table:table-cell office:value-type="string" calcext:value-type="string">
            <text:p>0000010296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137406" calcext:value-type="float">
            <text:p>137406</text:p>
          </table:table-cell>
          <table:table-cell office:value-type="float" office:value="2" calcext:value-type="float">
            <text:p>2</text:p>
          </table:table-cell>
          <table:table-cell office:value-type="float" office:value="363473" calcext:value-type="float">
            <text:p>363473</text:p>
          </table:table-cell>
          <table:table-cell office:value-type="float" office:value="0.130660684467599" calcext:value-type="float">
            <text:p>0.1306606845</text:p>
          </table:table-cell>
          <table:table-cell office:value-type="float" office:value="9" calcext:value-type="float">
            <text:p>9</text:p>
          </table:table-cell>
          <table:table-cell office:value-type="float" office:value="34.8280079155756" calcext:value-type="float">
            <text:p>34.8280079156</text:p>
          </table:table-cell>
        </table:table-row>
        <table:table-row table:style-name="ro1">
          <table:table-cell office:value-type="string" calcext:value-type="string">
            <text:p>0000040145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16599" calcext:value-type="float">
            <text:p>16599</text:p>
          </table:table-cell>
          <table:table-cell office:value-type="float" office:value="34" calcext:value-type="float">
            <text:p>34</text:p>
          </table:table-cell>
          <table:table-cell office:value-type="float" office:value="444043" calcext:value-type="float">
            <text:p>444043</text:p>
          </table:table-cell>
          <table:table-cell office:value-type="float" office:value="0.013127461556043" calcext:value-type="float">
            <text:p>0.0131274616</text:p>
          </table:table-cell>
          <table:table-cell office:value-type="float" office:value="23" calcext:value-type="float">
            <text:p>23</text:p>
          </table:table-cell>
          <table:table-cell office:value-type="float" office:value="43.7896596883713" calcext:value-type="float">
            <text:p>43.7896596884</text:p>
          </table:table-cell>
        </table:table-row>
        <table:table-row table:style-name="ro1">
          <table:table-cell office:value-type="string" calcext:value-type="string">
            <text:p>0000064235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248513" calcext:value-type="float">
            <text:p>248513</text:p>
          </table:table-cell>
          <table:table-cell office:value-type="float" office:value="8" calcext:value-type="float">
            <text:p>8</text:p>
          </table:table-cell>
          <table:table-cell office:value-type="float" office:value="231847" calcext:value-type="float">
            <text:p>231847</text:p>
          </table:table-cell>
          <table:table-cell office:value-type="float" office:value="0.0684960631793062" calcext:value-type="float">
            <text:p>0.0684960632</text:p>
          </table:table-cell>
          <table:table-cell office:value-type="float" office:value="9" calcext:value-type="float">
            <text:p>9</text:p>
          </table:table-cell>
          <table:table-cell office:value-type="float" office:value="85.359964552453" calcext:value-type="float">
            <text:p>85.3599645525</text:p>
          </table:table-cell>
        </table:table-row>
        <table:table-row table:style-name="ro1">
          <table:table-cell office:value-type="string" calcext:value-type="string">
            <text:p>0000073990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</text:p>
          </table:table-cell>
          <table:table-cell office:value-type="float" office:value="49883" calcext:value-type="float">
            <text:p>49883</text:p>
          </table:table-cell>
          <table:table-cell office:value-type="float" office:value="41" calcext:value-type="float">
            <text:p>41</text:p>
          </table:table-cell>
          <table:table-cell office:value-type="float" office:value="216924" calcext:value-type="float">
            <text:p>216924</text:p>
          </table:table-cell>
          <table:table-cell office:value-type="float" office:value="0.282989184518728" calcext:value-type="float">
            <text:p>0.2829891845</text:p>
          </table:table-cell>
          <table:table-cell office:value-type="float" office:value="23" calcext:value-type="float">
            <text:p>23</text:p>
          </table:table-cell>
          <table:table-cell office:value-type="float" office:value="2.75164612974382" calcext:value-type="float">
            <text:p>2.7516461297</text:p>
          </table:table-cell>
        </table:table-row>
        <table:table-row table:style-name="ro1">
          <table:table-cell office:value-type="string" calcext:value-type="string">
            <text:p>0000036588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145747" calcext:value-type="float">
            <text:p>145747</text:p>
          </table:table-cell>
          <table:table-cell office:value-type="float" office:value="2" calcext:value-type="float">
            <text:p>2</text:p>
          </table:table-cell>
          <table:table-cell office:value-type="float" office:value="391590" calcext:value-type="float">
            <text:p>391590</text:p>
          </table:table-cell>
          <table:table-cell office:value-type="float" office:value="0.405346448921644" calcext:value-type="float">
            <text:p>0.4053464489</text:p>
          </table:table-cell>
          <table:table-cell office:value-type="float" office:value="15" calcext:value-type="float">
            <text:p>15</text:p>
          </table:table-cell>
          <table:table-cell office:value-type="float" office:value="0.640182375242173" calcext:value-type="float">
            <text:p>0.6401823752</text:p>
          </table:table-cell>
        </table:table-row>
        <table:table-row table:style-name="ro1">
          <table:table-cell office:value-type="string" calcext:value-type="string">
            <text:p>0000072426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float" office:value="128171" calcext:value-type="float">
            <text:p>128171</text:p>
          </table:table-cell>
          <table:table-cell office:value-type="float" office:value="26" calcext:value-type="float">
            <text:p>26</text:p>
          </table:table-cell>
          <table:table-cell office:value-type="float" office:value="160352" calcext:value-type="float">
            <text:p>160352</text:p>
          </table:table-cell>
          <table:table-cell office:value-type="float" office:value="0.000483502859486066" calcext:value-type="float">
            <text:p>0.0004835029</text:p>
          </table:table-cell>
          <table:table-cell office:value-type="float" office:value="13" calcext:value-type="float">
            <text:p>13</text:p>
          </table:table-cell>
          <table:table-cell office:value-type="float" office:value="67.8834195559759" calcext:value-type="float">
            <text:p>67.883419556</text:p>
          </table:table-cell>
        </table:table-row>
        <table:table-row table:style-name="ro1">
          <table:table-cell office:value-type="string" calcext:value-type="string">
            <text:p>0000077671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205115" calcext:value-type="float">
            <text:p>205115</text:p>
          </table:table-cell>
          <table:table-cell office:value-type="float" office:value="43" calcext:value-type="float">
            <text:p>43</text:p>
          </table:table-cell>
          <table:table-cell office:value-type="float" office:value="368467" calcext:value-type="float">
            <text:p>368467</text:p>
          </table:table-cell>
          <table:table-cell office:value-type="float" office:value="0.246448620907665" calcext:value-type="float">
            <text:p>0.2464486209</text:p>
          </table:table-cell>
          <table:table-cell office:value-type="float" office:value="16" calcext:value-type="float">
            <text:p>16</text:p>
          </table:table-cell>
          <table:table-cell office:value-type="float" office:value="28.8534043388413" calcext:value-type="float">
            <text:p>28.8534043388</text:p>
          </table:table-cell>
        </table:table-row>
        <table:table-row table:style-name="ro1">
          <table:table-cell office:value-type="string" calcext:value-type="string">
            <text:p>0000044280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float" office:value="136167" calcext:value-type="float">
            <text:p>136167</text:p>
          </table:table-cell>
          <table:table-cell office:value-type="float" office:value="40" calcext:value-type="float">
            <text:p>40</text:p>
          </table:table-cell>
          <table:table-cell office:value-type="float" office:value="385904" calcext:value-type="float">
            <text:p>385904</text:p>
          </table:table-cell>
          <table:table-cell office:value-type="float" office:value="0.406123315517548" calcext:value-type="float">
            <text:p>0.4061233155</text:p>
          </table:table-cell>
          <table:table-cell office:value-type="float" office:value="14" calcext:value-type="float">
            <text:p>14</text:p>
          </table:table-cell>
          <table:table-cell office:value-type="float" office:value="20.1320220698228" calcext:value-type="float">
            <text:p>20.1320220698</text:p>
          </table:table-cell>
        </table:table-row>
        <table:table-row table:style-name="ro1">
          <table:table-cell office:value-type="string" calcext:value-type="string">
            <text:p>000009735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237428" calcext:value-type="float">
            <text:p>237428</text:p>
          </table:table-cell>
          <table:table-cell office:value-type="float" office:value="17" calcext:value-type="float">
            <text:p>17</text:p>
          </table:table-cell>
          <table:table-cell office:value-type="float" office:value="391292" calcext:value-type="float">
            <text:p>391292</text:p>
          </table:table-cell>
          <table:table-cell office:value-type="float" office:value="0.00109693803095508" calcext:value-type="float">
            <text:p>0.001096938</text:p>
          </table:table-cell>
          <table:table-cell office:value-type="float" office:value="10" calcext:value-type="float">
            <text:p>10</text:p>
          </table:table-cell>
          <table:table-cell office:value-type="float" office:value="41.189894131359" calcext:value-type="float">
            <text:p>41.1898941314</text:p>
          </table:table-cell>
        </table:table-row>
        <table:table-row table:style-name="ro1">
          <table:table-cell office:value-type="string" calcext:value-type="string">
            <text:p>0000012336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218548" calcext:value-type="float">
            <text:p>218548</text:p>
          </table:table-cell>
          <table:table-cell office:value-type="float" office:value="33" calcext:value-type="float">
            <text:p>33</text:p>
          </table:table-cell>
          <table:table-cell office:value-type="float" office:value="32278" calcext:value-type="float">
            <text:p>32278</text:p>
          </table:table-cell>
          <table:table-cell office:value-type="float" office:value="0.04368995144523" calcext:value-type="float">
            <text:p>0.0436899514</text:p>
          </table:table-cell>
          <table:table-cell office:value-type="float" office:value="19" calcext:value-type="float">
            <text:p>19</text:p>
          </table:table-cell>
          <table:table-cell office:value-type="float" office:value="14.6724772745345" calcext:value-type="float">
            <text:p>14.6724772745</text:p>
          </table:table-cell>
        </table:table-row>
        <table:table-row table:style-name="ro1">
          <table:table-cell office:value-type="string" calcext:value-type="string">
            <text:p>0000017049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131468" calcext:value-type="float">
            <text:p>131468</text:p>
          </table:table-cell>
          <table:table-cell office:value-type="float" office:value="10" calcext:value-type="float">
            <text:p>10</text:p>
          </table:table-cell>
          <table:table-cell office:value-type="float" office:value="208076" calcext:value-type="float">
            <text:p>208076</text:p>
          </table:table-cell>
          <table:table-cell office:value-type="float" office:value="0.0812383608791368" calcext:value-type="float">
            <text:p>0.0812383609</text:p>
          </table:table-cell>
          <table:table-cell office:value-type="float" office:value="13" calcext:value-type="float">
            <text:p>13</text:p>
          </table:table-cell>
          <table:table-cell office:value-type="float" office:value="71.243612463665" calcext:value-type="float">
            <text:p>71.2436124637</text:p>
          </table:table-cell>
        </table:table-row>
        <table:table-row table:style-name="ro1">
          <table:table-cell office:value-type="string" calcext:value-type="string">
            <text:p>0000028348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float" office:value="85801" calcext:value-type="float">
            <text:p>85801</text:p>
          </table:table-cell>
          <table:table-cell office:value-type="float" office:value="14" calcext:value-type="float">
            <text:p>14</text:p>
          </table:table-cell>
          <table:table-cell office:value-type="float" office:value="104128" calcext:value-type="float">
            <text:p>104128</text:p>
          </table:table-cell>
          <table:table-cell office:value-type="float" office:value="0.258722022119992" calcext:value-type="float">
            <text:p>0.2587220221</text:p>
          </table:table-cell>
          <table:table-cell office:value-type="float" office:value="15" calcext:value-type="float">
            <text:p>15</text:p>
          </table:table-cell>
          <table:table-cell office:value-type="float" office:value="60.092759240861" calcext:value-type="float">
            <text:p>60.0927592409</text:p>
          </table:table-cell>
        </table:table-row>
        <table:table-row table:style-name="ro1">
          <table:table-cell office:value-type="string" calcext:value-type="string">
            <text:p>0000088963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223027" calcext:value-type="float">
            <text:p>223027</text:p>
          </table:table-cell>
          <table:table-cell office:value-type="float" office:value="1" calcext:value-type="float">
            <text:p>1</text:p>
          </table:table-cell>
          <table:table-cell office:value-type="float" office:value="484094" calcext:value-type="float">
            <text:p>484094</text:p>
          </table:table-cell>
          <table:table-cell office:value-type="float" office:value="0.222690332023073" calcext:value-type="float">
            <text:p>0.222690332</text:p>
          </table:table-cell>
          <table:table-cell office:value-type="float" office:value="13" calcext:value-type="float">
            <text:p>13</text:p>
          </table:table-cell>
          <table:table-cell office:value-type="float" office:value="22.651614049992" calcext:value-type="float">
            <text:p>22.65161405</text:p>
          </table:table-cell>
        </table:table-row>
        <table:table-row table:style-name="ro1">
          <table:table-cell office:value-type="string" calcext:value-type="string">
            <text:p>0000096342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float" office:value="28827" calcext:value-type="float">
            <text:p>28827</text:p>
          </table:table-cell>
          <table:table-cell office:value-type="float" office:value="25" calcext:value-type="float">
            <text:p>25</text:p>
          </table:table-cell>
          <table:table-cell office:value-type="float" office:value="124772" calcext:value-type="float">
            <text:p>124772</text:p>
          </table:table-cell>
          <table:table-cell office:value-type="float" office:value="0.288890118696806" calcext:value-type="float">
            <text:p>0.2888901187</text:p>
          </table:table-cell>
          <table:table-cell office:value-type="float" office:value="14" calcext:value-type="float">
            <text:p>14</text:p>
          </table:table-cell>
          <table:table-cell office:value-type="float" office:value="62.1062020465366" calcext:value-type="float">
            <text:p>62.1062020465</text:p>
          </table:table-cell>
        </table:table-row>
        <table:table-row table:style-name="ro1">
          <table:table-cell office:value-type="string" calcext:value-type="string">
            <text:p>0000029397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7964" calcext:value-type="float">
            <text:p>17964</text:p>
          </table:table-cell>
          <table:table-cell office:value-type="float" office:value="18" calcext:value-type="float">
            <text:p>18</text:p>
          </table:table-cell>
          <table:table-cell office:value-type="float" office:value="359329" calcext:value-type="float">
            <text:p>359329</text:p>
          </table:table-cell>
          <table:table-cell office:value-type="float" office:value="0.366190312905961" calcext:value-type="float">
            <text:p>0.3661903129</text:p>
          </table:table-cell>
          <table:table-cell office:value-type="float" office:value="9" calcext:value-type="float">
            <text:p>9</text:p>
          </table:table-cell>
          <table:table-cell office:value-type="float" office:value="23.4695115020125" calcext:value-type="float">
            <text:p>23.469511502</text:p>
          </table:table-cell>
        </table:table-row>
        <table:table-row table:style-name="ro1">
          <table:table-cell office:value-type="string" calcext:value-type="string">
            <text:p>000001972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151790" calcext:value-type="float">
            <text:p>151790</text:p>
          </table:table-cell>
          <table:table-cell office:value-type="float" office:value="10" calcext:value-type="float">
            <text:p>10</text:p>
          </table:table-cell>
          <table:table-cell office:value-type="float" office:value="153243" calcext:value-type="float">
            <text:p>153243</text:p>
          </table:table-cell>
          <table:table-cell office:value-type="float" office:value="0.0484485710768819" calcext:value-type="float">
            <text:p>0.0484485711</text:p>
          </table:table-cell>
          <table:table-cell office:value-type="float" office:value="19" calcext:value-type="float">
            <text:p>19</text:p>
          </table:table-cell>
          <table:table-cell office:value-type="float" office:value="35.4477507250661" calcext:value-type="float">
            <text:p>35.4477507251</text:p>
          </table:table-cell>
        </table:table-row>
        <table:table-row table:style-name="ro1">
          <table:table-cell office:value-type="string" calcext:value-type="string">
            <text:p>0000095889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94697" calcext:value-type="float">
            <text:p>94697</text:p>
          </table:table-cell>
          <table:table-cell office:value-type="float" office:value="33" calcext:value-type="float">
            <text:p>33</text:p>
          </table:table-cell>
          <table:table-cell office:value-type="float" office:value="371795" calcext:value-type="float">
            <text:p>371795</text:p>
          </table:table-cell>
          <table:table-cell office:value-type="float" office:value="0.266138975618275" calcext:value-type="float">
            <text:p>0.2661389756</text:p>
          </table:table-cell>
          <table:table-cell office:value-type="float" office:value="8" calcext:value-type="float">
            <text:p>8</text:p>
          </table:table-cell>
          <table:table-cell office:value-type="float" office:value="89.0182241627438" calcext:value-type="float">
            <text:p>89.0182241627</text:p>
          </table:table-cell>
        </table:table-row>
        <table:table-row table:style-name="ro1">
          <table:table-cell office:value-type="string" calcext:value-type="string">
            <text:p>0000074174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float" office:value="114732" calcext:value-type="float">
            <text:p>114732</text:p>
          </table:table-cell>
          <table:table-cell office:value-type="float" office:value="35" calcext:value-type="float">
            <text:p>35</text:p>
          </table:table-cell>
          <table:table-cell office:value-type="float" office:value="358531" calcext:value-type="float">
            <text:p>358531</text:p>
          </table:table-cell>
          <table:table-cell office:value-type="float" office:value="0.337244793637784" calcext:value-type="float">
            <text:p>0.3372447936</text:p>
          </table:table-cell>
          <table:table-cell office:value-type="float" office:value="13" calcext:value-type="float">
            <text:p>13</text:p>
          </table:table-cell>
          <table:table-cell office:value-type="float" office:value="28.7306211602619" calcext:value-type="float">
            <text:p>28.7306211603</text:p>
          </table:table-cell>
        </table:table-row>
        <table:table-row table:style-name="ro1">
          <table:table-cell office:value-type="string" calcext:value-type="string">
            <text:p>0000039293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float" office:value="38219" calcext:value-type="float">
            <text:p>38219</text:p>
          </table:table-cell>
          <table:table-cell office:value-type="float" office:value="36" calcext:value-type="float">
            <text:p>36</text:p>
          </table:table-cell>
          <table:table-cell office:value-type="float" office:value="371423" calcext:value-type="float">
            <text:p>371423</text:p>
          </table:table-cell>
          <table:table-cell office:value-type="float" office:value="0.339938508624621" calcext:value-type="float">
            <text:p>0.3399385086</text:p>
          </table:table-cell>
          <table:table-cell office:value-type="float" office:value="22" calcext:value-type="float">
            <text:p>22</text:p>
          </table:table-cell>
          <table:table-cell office:value-type="float" office:value="48.4398939641666" calcext:value-type="float">
            <text:p>48.4398939642</text:p>
          </table:table-cell>
        </table:table-row>
        <table:table-row table:style-name="ro1">
          <table:table-cell office:value-type="string" calcext:value-type="string">
            <text:p>000005886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152325" calcext:value-type="float">
            <text:p>152325</text:p>
          </table:table-cell>
          <table:table-cell office:value-type="float" office:value="28" calcext:value-type="float">
            <text:p>28</text:p>
          </table:table-cell>
          <table:table-cell office:value-type="float" office:value="460914" calcext:value-type="float">
            <text:p>460914</text:p>
          </table:table-cell>
          <table:table-cell office:value-type="float" office:value="0.204341864698602" calcext:value-type="float">
            <text:p>0.2043418647</text:p>
          </table:table-cell>
          <table:table-cell office:value-type="float" office:value="18" calcext:value-type="float">
            <text:p>18</text:p>
          </table:table-cell>
          <table:table-cell office:value-type="float" office:value="73.2567138179287" calcext:value-type="float">
            <text:p>73.2567138179</text:p>
          </table:table-cell>
        </table:table-row>
        <table:table-row table:style-name="ro1">
          <table:table-cell office:value-type="string" calcext:value-type="string">
            <text:p>0000039289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23669" calcext:value-type="float">
            <text:p>123669</text:p>
          </table:table-cell>
          <table:table-cell office:value-type="float" office:value="33" calcext:value-type="float">
            <text:p>33</text:p>
          </table:table-cell>
          <table:table-cell office:value-type="float" office:value="490937" calcext:value-type="float">
            <text:p>490937</text:p>
          </table:table-cell>
          <table:table-cell office:value-type="float" office:value="0.286385848577408" calcext:value-type="float">
            <text:p>0.2863858486</text:p>
          </table:table-cell>
          <table:table-cell office:value-type="float" office:value="21" calcext:value-type="float">
            <text:p>21</text:p>
          </table:table-cell>
          <table:table-cell office:value-type="float" office:value="93.8332205761862" calcext:value-type="float">
            <text:p>93.8332205762</text:p>
          </table:table-cell>
        </table:table-row>
        <table:table-row table:style-name="ro1">
          <table:table-cell office:value-type="string" calcext:value-type="string">
            <text:p>0000047697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20721" calcext:value-type="float">
            <text:p>20721</text:p>
          </table:table-cell>
          <table:table-cell office:value-type="float" office:value="39" calcext:value-type="float">
            <text:p>39</text:p>
          </table:table-cell>
          <table:table-cell office:value-type="float" office:value="304701" calcext:value-type="float">
            <text:p>304701</text:p>
          </table:table-cell>
          <table:table-cell office:value-type="float" office:value="0.182432526551256" calcext:value-type="float">
            <text:p>0.1824325266</text:p>
          </table:table-cell>
          <table:table-cell office:value-type="float" office:value="19" calcext:value-type="float">
            <text:p>19</text:p>
          </table:table-cell>
          <table:table-cell office:value-type="float" office:value="28.9456767289217" calcext:value-type="float">
            <text:p>28.9456767289</text:p>
          </table:table-cell>
        </table:table-row>
        <table:table-row table:style-name="ro1">
          <table:table-cell office:value-type="string" calcext:value-type="string">
            <text:p>0000056937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105424" calcext:value-type="float">
            <text:p>105424</text:p>
          </table:table-cell>
          <table:table-cell office:value-type="float" office:value="26" calcext:value-type="float">
            <text:p>26</text:p>
          </table:table-cell>
          <table:table-cell office:value-type="float" office:value="247388" calcext:value-type="float">
            <text:p>247388</text:p>
          </table:table-cell>
          <table:table-cell office:value-type="float" office:value="0.318195116099126" calcext:value-type="float">
            <text:p>0.3181951161</text:p>
          </table:table-cell>
          <table:table-cell office:value-type="float" office:value="23" calcext:value-type="float">
            <text:p>23</text:p>
          </table:table-cell>
          <table:table-cell office:value-type="float" office:value="23.9849344532064" calcext:value-type="float">
            <text:p>23.9849344532</text:p>
          </table:table-cell>
        </table:table-row>
        <table:table-row table:style-name="ro1">
          <table:table-cell office:value-type="string" calcext:value-type="string">
            <text:p>0000010896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float" office:value="230973" calcext:value-type="float">
            <text:p>230973</text:p>
          </table:table-cell>
          <table:table-cell office:value-type="float" office:value="29" calcext:value-type="float">
            <text:p>29</text:p>
          </table:table-cell>
          <table:table-cell office:value-type="float" office:value="264298" calcext:value-type="float">
            <text:p>264298</text:p>
          </table:table-cell>
          <table:table-cell office:value-type="float" office:value="0.423300732429061" calcext:value-type="float">
            <text:p>0.4233007324</text:p>
          </table:table-cell>
          <table:table-cell office:value-type="float" office:value="14" calcext:value-type="float">
            <text:p>14</text:p>
          </table:table-cell>
          <table:table-cell office:value-type="float" office:value="92.8847995033438" calcext:value-type="float">
            <text:p>92.8847995033</text:p>
          </table:table-cell>
        </table:table-row>
        <table:table-row table:style-name="ro1">
          <table:table-cell office:value-type="string" calcext:value-type="string">
            <text:p>0000056155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41746" calcext:value-type="float">
            <text:p>41746</text:p>
          </table:table-cell>
          <table:table-cell office:value-type="float" office:value="39" calcext:value-type="float">
            <text:p>39</text:p>
          </table:table-cell>
          <table:table-cell office:value-type="float" office:value="476149" calcext:value-type="float">
            <text:p>476149</text:p>
          </table:table-cell>
          <table:table-cell office:value-type="float" office:value="0.401993850186611" calcext:value-type="float">
            <text:p>0.4019938502</text:p>
          </table:table-cell>
          <table:table-cell office:value-type="float" office:value="9" calcext:value-type="float">
            <text:p>9</text:p>
          </table:table-cell>
          <table:table-cell office:value-type="float" office:value="10.3091663248843" calcext:value-type="float">
            <text:p>10.3091663249</text:p>
          </table:table-cell>
        </table:table-row>
        <table:table-row table:style-name="ro1">
          <table:table-cell office:value-type="string" calcext:value-type="string">
            <text:p>0000069325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float" office:value="165676" calcext:value-type="float">
            <text:p>165676</text:p>
          </table:table-cell>
          <table:table-cell office:value-type="float" office:value="44" calcext:value-type="float">
            <text:p>44</text:p>
          </table:table-cell>
          <table:table-cell office:value-type="float" office:value="341162" calcext:value-type="float">
            <text:p>341162</text:p>
          </table:table-cell>
          <table:table-cell office:value-type="float" office:value="0.14915963712185" calcext:value-type="float">
            <text:p>0.1491596371</text:p>
          </table:table-cell>
          <table:table-cell office:value-type="float" office:value="18" calcext:value-type="float">
            <text:p>18</text:p>
          </table:table-cell>
          <table:table-cell office:value-type="float" office:value="33.2185487126426" calcext:value-type="float">
            <text:p>33.2185487126</text:p>
          </table:table-cell>
        </table:table-row>
        <table:table-row table:style-name="ro1">
          <table:table-cell office:value-type="string" calcext:value-type="string">
            <text:p>0000067984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4972" calcext:value-type="float">
            <text:p>84972</text:p>
          </table:table-cell>
          <table:table-cell office:value-type="float" office:value="9" calcext:value-type="float">
            <text:p>9</text:p>
          </table:table-cell>
          <table:table-cell office:value-type="float" office:value="285971" calcext:value-type="float">
            <text:p>285971</text:p>
          </table:table-cell>
          <table:table-cell office:value-type="float" office:value="0.27120018821706" calcext:value-type="float">
            <text:p>0.2712001882</text:p>
          </table:table-cell>
          <table:table-cell office:value-type="float" office:value="19" calcext:value-type="float">
            <text:p>19</text:p>
          </table:table-cell>
          <table:table-cell office:value-type="float" office:value="95.8751021541231" calcext:value-type="float">
            <text:p>95.8751021541</text:p>
          </table:table-cell>
        </table:table-row>
        <table:table-row table:style-name="ro1">
          <table:table-cell office:value-type="string" calcext:value-type="string">
            <text:p>0000055927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float" office:value="223620" calcext:value-type="float">
            <text:p>223620</text:p>
          </table:table-cell>
          <table:table-cell office:value-type="float" office:value="19" calcext:value-type="float">
            <text:p>19</text:p>
          </table:table-cell>
          <table:table-cell office:value-type="float" office:value="405355" calcext:value-type="float">
            <text:p>405355</text:p>
          </table:table-cell>
          <table:table-cell office:value-type="float" office:value="0.095018063183068" calcext:value-type="float">
            <text:p>0.0950180632</text:p>
          </table:table-cell>
          <table:table-cell office:value-type="float" office:value="16" calcext:value-type="float">
            <text:p>16</text:p>
          </table:table-cell>
          <table:table-cell office:value-type="float" office:value="33.9566785467113" calcext:value-type="float">
            <text:p>33.9566785467</text:p>
          </table:table-cell>
        </table:table-row>
        <table:table-row table:style-name="ro1">
          <table:table-cell office:value-type="string" calcext:value-type="string">
            <text:p>0000079325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27205" calcext:value-type="float">
            <text:p>27205</text:p>
          </table:table-cell>
          <table:table-cell office:value-type="float" office:value="42" calcext:value-type="float">
            <text:p>42</text:p>
          </table:table-cell>
          <table:table-cell office:value-type="float" office:value="366346" calcext:value-type="float">
            <text:p>366346</text:p>
          </table:table-cell>
          <table:table-cell office:value-type="float" office:value="0.176239630953209" calcext:value-type="float">
            <text:p>0.176239631</text:p>
          </table:table-cell>
          <table:table-cell office:value-type="float" office:value="15" calcext:value-type="float">
            <text:p>15</text:p>
          </table:table-cell>
          <table:table-cell office:value-type="float" office:value="80.2943583613881" calcext:value-type="float">
            <text:p>80.2943583614</text:p>
          </table:table-cell>
        </table:table-row>
        <table:table-row table:style-name="ro1">
          <table:table-cell office:value-type="string" calcext:value-type="string">
            <text:p>0000059693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</text:p>
          </table:table-cell>
          <table:table-cell office:value-type="float" office:value="98221" calcext:value-type="float">
            <text:p>98221</text:p>
          </table:table-cell>
          <table:table-cell office:value-type="float" office:value="42" calcext:value-type="float">
            <text:p>42</text:p>
          </table:table-cell>
          <table:table-cell office:value-type="float" office:value="185901" calcext:value-type="float">
            <text:p>185901</text:p>
          </table:table-cell>
          <table:table-cell office:value-type="float" office:value="0.348842800188191" calcext:value-type="float">
            <text:p>0.3488428002</text:p>
          </table:table-cell>
          <table:table-cell office:value-type="float" office:value="18" calcext:value-type="float">
            <text:p>18</text:p>
          </table:table-cell>
          <table:table-cell office:value-type="float" office:value="38.6473774970588" calcext:value-type="float">
            <text:p>38.6473774971</text:p>
          </table:table-cell>
        </table:table-row>
        <table:table-row table:style-name="ro1">
          <table:table-cell office:value-type="string" calcext:value-type="string">
            <text:p>0000021903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235084" calcext:value-type="float">
            <text:p>235084</text:p>
          </table:table-cell>
          <table:table-cell office:value-type="float" office:value="2" calcext:value-type="float">
            <text:p>2</text:p>
          </table:table-cell>
          <table:table-cell office:value-type="float" office:value="415315" calcext:value-type="float">
            <text:p>415315</text:p>
          </table:table-cell>
          <table:table-cell office:value-type="float" office:value="0.438291700915407" calcext:value-type="float">
            <text:p>0.4382917009</text:p>
          </table:table-cell>
          <table:table-cell office:value-type="float" office:value="13" calcext:value-type="float">
            <text:p>13</text:p>
          </table:table-cell>
          <table:table-cell office:value-type="float" office:value="3.91388081828512" calcext:value-type="float">
            <text:p>3.9138808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43:03.653301835</meta:creation-date>
    <dc:date>2017-05-08T19:54:22.313674668</dc:date>
    <meta:editing-duration>PT58S</meta:editing-duration>
    <meta:editing-cycles>1</meta:editing-cycles>
    <meta:generator>LibreOffice/5.1.6.2$Linux_X86_64 LibreOffice_project/10m0$Build-2</meta:generator>
    <meta:document-statistic meta:table-count="2" meta:cell-count="1800" meta:object-count="0"/>
  </office:meta>
</office:document-meta>
</file>